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1.0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0.718cm"/>
    </style:style>
    <style:style style:family="table-column" style:name="co5">
      <style:table-column-properties fo:break-before="auto" style:column-width="2.088cm"/>
    </style:style>
    <style:style style:family="table-column" style:name="co6">
      <style:table-column-properties fo:break-before="auto" style:column-width="1.501cm"/>
    </style:style>
    <style:style style:family="table-column" style:name="co7">
      <style:table-column-properties fo:break-before="auto" style:column-width="4.981cm"/>
    </style:style>
    <style:style style:family="table-column" style:name="co8">
      <style:table-column-properties fo:break-before="auto" style:column-width="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741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Zuidholland1">
      <style:table-properties style:writing-mode="lr-tb" table:display="true"/>
    </style:style>
    <style:style style:family="table" style:name="ta2" style:master-page-name="PageStyle_5f_Zuidholland2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1.76pt solid #000000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1.76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style:diagonal-bl-tr="none" style:rotation-align="none" fo:border="0.74pt solid #000000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holland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26"/>
        <table:table-column table:style-name="co4" table:default-cell-style-name="ce6"/>
        <table:table-column table:style-name="co5" table:default-cell-style-name="ce6"/>
        <table:table-column table:style-name="co4" table:default-cell-style-name="ce6" table:number-columns-repeated="3"/>
        <table:table-column table:style-name="co6" table:default-cell-style-name="ce6"/>
        <table:table-column table:style-name="co3" table:default-cell-style-name="Default" table:number-columns-repeated="990"/>
        <table:table-row table:style-name="ro1">
          <table:table-cell ns41:value-type="string" table:style-name="TL Title" office:value-type="string">
            <text:p>PROVINCIE ZUIDHOLLAND VIJFDE GEDEELTE INDEELING NAAR DE KERKGENOOTSCHAPPEN</text:p>
          </table:table-cell>
          <table:table-cell table:style-name="TL Title" table:number-columns-repeated="32"/>
          <table:table-cell table:style-name="TL Title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3" table:number-columns-spanned="1" office:value-type="string">
            <text:p>Tabel</text:p>
          </table:table-cell>
          <table:table-cell ns41:value-type="string" table:number-rows-spanned="4" table:style-name="ce46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43" table:number-columns-spanned="1" office:value-type="string">
            <text:p>Provincie</text:p>
          </table:table-cell>
          <table:table-cell ns41:value-type="string" table:number-rows-spanned="4" table:style-name="ce53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4"/>
          <table:covered-table-cell table:style-name="ce31"/>
          <table:covered-table-cell table:style-name="ce38"/>
          <table:covered-table-cell table:style-name="ce44"/>
          <table:covered-table-cell table:style-name="ce47" table:number-columns-repeated="2"/>
          <table:covered-table-cell table:style-name="ce44"/>
          <table:covered-table-cell table:style-name="ce54"/>
          <table:table-cell table:number-columns-repeated="990"/>
        </table:table-row>
        <table:table-row table:style-name="ro2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4"/>
          <table:covered-table-cell table:style-name="ce31"/>
          <table:covered-table-cell table:style-name="ce38"/>
          <table:covered-table-cell table:style-name="ce44"/>
          <table:covered-table-cell table:style-name="ce47" table:number-columns-repeated="2"/>
          <table:covered-table-cell table:style-name="ce44"/>
          <table:covered-table-cell table:style-name="ce54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9"/>
          <table:covered-table-cell table:style-name="ce45"/>
          <table:covered-table-cell table:style-name="ce48" table:number-columns-repeated="2"/>
          <table:covered-table-cell table:style-name="ce45"/>
          <table:covered-table-cell table:style-name="ce5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6568" office:value-type="float">
            <text:p>6568</text:p>
          </table:table-cell>
          <table:table-cell ns41:value-type="float" table:style-name="TL Data" office:value="6941" office:value-type="float">
            <text:p>694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office:value="83" table:style-name="TL Data" table:number-columns-repeated="2" office:value-type="float">
            <text:p>8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725" office:value-type="float">
            <text:p>4725</text:p>
          </table:table-cell>
          <table:table-cell ns41:value-type="float" table:style-name="TL Data" office:value="5134" office:value-type="float">
            <text:p>51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table:formula="of:=SUM([.C8];[.E8];[.G8];[.I8];[.K8];[.M8];[.O8];[.Q8];[.S8];[.U8];[.W8];[.Y8])" ns41:value-type="float" table:style-name="TL Data" office:value-type="float" office:value="12275">
            <text:p>12275</text:p>
          </table:table-cell>
          <table:table-cell table:formula="of:=SUM([.D8];[.F8];[.H8];[.J8];[.L8];[.N8];[.P8];[.R8];[.T8];[.V8];[.X8];[.Z8])" ns41:value-type="float" table:style-name="TL Data" office:value-type="float" office:value="13080">
            <text:p>1308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08_H5</text:p>
          </table:table-cell>
          <table:table-cell ns41:value-type="float" table:style-name="ce40" office:value="296" office:value-type="float">
            <text:p>296</text:p>
          </table:table-cell>
          <table:table-cell ns41:value-type="float" table:style-name="ce40" office:value="297" office:value-type="float">
            <text:p>297</text:p>
          </table:table-cell>
          <table:table-cell ns41:value-type="string" table:style-name="ce40" office:value-type="string">
            <text:p>ZH</text:p>
          </table:table-cell>
          <table:table-cell ns41:value-type="string" table:style-name="ce56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9669" office:value-type="float">
            <text:p>9669</text:p>
          </table:table-cell>
          <table:table-cell ns41:value-type="float" table:style-name="TL Data" office:value="11490" office:value-type="float">
            <text:p>1149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1" office:value-type="float">
            <text:p>91</text:p>
          </table:table-cell>
          <table:table-cell table:formula="of:=SUM([.C9];[.E9];[.G9];[.I9];[.K9];[.M9];[.O9];[.Q9];[.S9];[.U9];[.W9];[.Y9])" ns41:value-type="float" table:style-name="TL Data" office:value-type="float" office:value="12606">
            <text:p>12606</text:p>
          </table:table-cell>
          <table:table-cell table:formula="of:=SUM([.D9];[.F9];[.H9];[.J9];[.L9];[.N9];[.P9];[.R9];[.T9];[.V9];[.X9];[.Z9])" ns41:value-type="float" table:style-name="TL Data" office:value-type="float" office:value="14686">
            <text:p>146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4938" office:value-type="float">
            <text:p>4938</text:p>
          </table:table-cell>
          <table:table-cell ns41:value-type="float" table:style-name="TL Data" office:value="5515" office:value-type="float">
            <text:p>55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6" office:value-type="float">
            <text:p>2696</text:p>
          </table:table-cell>
          <table:table-cell ns41:value-type="float" table:style-name="TL Data" office:value="3099" office:value-type="float">
            <text:p>30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table:formula="of:=SUM([.C10];[.E10];[.G10];[.I10];[.K10];[.M10];[.O10];[.Q10];[.S10];[.U10];[.W10];[.Y10])" ns41:value-type="float" table:style-name="TL Data" office:value-type="float" office:value="8532">
            <text:p>8532</text:p>
          </table:table-cell>
          <table:table-cell table:formula="of:=SUM([.D10];[.F10];[.H10];[.J10];[.L10];[.N10];[.P10];[.R10];[.T10];[.V10];[.X10];[.Z10])" ns41:value-type="float" table:style-name="TL Data" office:value-type="float" office:value="9586">
            <text:p>95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<text:s/>'s Gravenhage</text:p>
          </table:table-cell>
          <table:table-cell/>
          <table:table-cell ns41:value-type="float" table:style-name="TL Data" office:value="30090" office:value-type="float">
            <text:p>30090</text:p>
          </table:table-cell>
          <table:table-cell ns41:value-type="float" table:style-name="TL Data" office:value="36467" office:value-type="float">
            <text:p>36467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124" office:value-type="float">
            <text:p>16124</text:p>
          </table:table-cell>
          <table:table-cell ns41:value-type="float" table:style-name="TL Data" office:value="18664" office:value-type="float">
            <text:p>1866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07" office:value-type="float">
            <text:p>507</text:p>
          </table:table-cell>
          <table:table-cell table:formula="of:=SUM([.C11];[.E11];[.G11];[.I11];[.K11];[.M11];[.O11];[.Q11];[.S11];[.U11];[.W11];[.Y11])" ns41:value-type="float" table:style-name="TL Data" office:value-type="float" office:value="51861">
            <text:p>51861</text:p>
          </table:table-cell>
          <table:table-cell table:formula="of:=SUM([.D11];[.F11];[.H11];[.J11];[.L11];[.N11];[.P11];[.R11];[.T11];[.V11];[.X11];[.Z11])" ns41:value-type="float" table:style-name="TL Data" office:value-type="float" office:value="61599">
            <text:p>615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12667" office:value-type="float">
            <text:p>12667</text:p>
          </table:table-cell>
          <table:table-cell ns41:value-type="float" table:style-name="TL Data" office:value="14160" office:value-type="float">
            <text:p>1416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80" office:value-type="float">
            <text:p>4680</text:p>
          </table:table-cell>
          <table:table-cell ns41:value-type="float" table:style-name="TL Data" office:value="5397" office:value-type="float">
            <text:p>53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2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0" office:value-type="float">
            <text:p>80</text:p>
          </table:table-cell>
          <table:table-cell table:formula="of:=SUM([.C12];[.E12];[.G12];[.I12];[.K12];[.M12];[.O12];[.Q12];[.S12];[.U12];[.W12];[.Y12])" ns41:value-type="float" table:style-name="TL Data" office:value-type="float" office:value="19210">
            <text:p>19210</text:p>
          </table:table-cell>
          <table:table-cell table:formula="of:=SUM([.D12];[.F12];[.H12];[.J12];[.L12];[.N12];[.P12];[.R12];[.T12];[.V12];[.X12];[.Z12])" ns41:value-type="float" table:style-name="TL Data" office:value-type="float" office:value="21589">
            <text:p>2158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39059" office:value-type="float">
            <text:p>39059</text:p>
          </table:table-cell>
          <table:table-cell ns41:value-type="float" table:style-name="TL Data" office:value="45949" office:value-type="float">
            <text:p>4594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2668" office:value-type="float">
            <text:p>26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622" office:value-type="float">
            <text:p>20622</text:p>
          </table:table-cell>
          <table:table-cell ns41:value-type="float" table:style-name="TL Data" office:value="24058" office:value-type="float">
            <text:p>2405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3362" office:value-type="float">
            <text:p>33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75" office:value-type="float">
            <text:p>375</text:p>
          </table:table-cell>
          <table:table-cell table:formula="of:=SUM([.C13];[.E13];[.G13];[.I13];[.K13];[.M13];[.O13];[.Q13];[.S13];[.U13];[.W13];[.Y13])" ns41:value-type="float" table:style-name="TL Data" office:value-type="float" office:value="68617">
            <text:p>68617</text:p>
          </table:table-cell>
          <table:table-cell table:formula="of:=SUM([.D13];[.F13];[.H13];[.J13];[.L13];[.N13];[.P13];[.R13];[.T13];[.V13];[.X13];[.Z13])" ns41:value-type="float" table:style-name="TL Data" office:value-type="float" office:value="79485">
            <text:p>7948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5770" office:value-type="float">
            <text:p>5770</text:p>
          </table:table-cell>
          <table:table-cell ns41:value-type="float" table:style-name="TL Data" office:value="6194" office:value-type="float">
            <text:p>61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43" office:value-type="float">
            <text:p>4543</text:p>
          </table:table-cell>
          <table:table-cell ns41:value-type="float" table:style-name="TL Data" office:value="5049" office:value-type="float">
            <text:p>504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C14];[.E14];[.G14];[.I14];[.K14];[.M14];[.O14];[.Q14];[.S14];[.U14];[.W14];[.Y14])" ns41:value-type="float" table:style-name="TL Data" office:value-type="float" office:value="11032">
            <text:p>11032</text:p>
          </table:table-cell>
          <table:table-cell table:formula="of:=SUM([.D14];[.F14];[.H14];[.J14];[.L14];[.N14];[.P14];[.R14];[.T14];[.V14];[.X14];[.Z14])" ns41:value-type="float" table:style-name="TL Data" office:value-type="float" office:value="12003">
            <text:p>1200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/>
          <table:table-cell table:formula="of:=SUM([.C8:.C14])" ns41:value-type="float" table:style-name="TL Data" office:value-type="float" office:value="108761">
            <text:p>108761</text:p>
          </table:table-cell>
          <table:table-cell table:formula="of:=SUM([.D8:.D14])" ns41:value-type="float" table:style-name="TL Data" office:value-type="float" office:value="126716">
            <text:p>126716</text:p>
          </table:table-cell>
          <table:table-cell table:formula="of:=SUM([.E8:.E14])" ns41:value-type="float" table:style-name="TL Data" office:value-type="float" office:value="1553">
            <text:p>1553</text:p>
          </table:table-cell>
          <table:table-cell table:formula="of:=SUM([.F8:.F14])" ns41:value-type="float" table:style-name="TL Data" office:value-type="float" office:value="1695">
            <text:p>1695</text:p>
          </table:table-cell>
          <table:table-cell table:formula="of:=SUM([.G8:.G14])" ns41:value-type="float" table:style-name="TL Data" office:value-type="float" office:value="1442">
            <text:p>1442</text:p>
          </table:table-cell>
          <table:table-cell table:formula="of:=SUM([.H8:.H14])" ns41:value-type="float" table:style-name="TL Data" office:value-type="float" office:value="1743">
            <text:p>1743</text:p>
          </table:table-cell>
          <table:table-cell table:formula="of:=SUM([.I8:.I14])" ns41:value-type="float" table:style-name="TL Data" office:value-type="float" office:value="2997">
            <text:p>2997</text:p>
          </table:table-cell>
          <table:table-cell table:formula="of:=SUM([.J8:.J14])" ns41:value-type="float" table:style-name="TL Data" office:value-type="float" office:value="3520">
            <text:p>3520</text:p>
          </table:table-cell>
          <table:table-cell table:formula="of:=SUM([.K8:.K14])" ns41:value-type="float" table:style-name="TL Data" office:value-type="float" office:value="621">
            <text:p>621</text:p>
          </table:table-cell>
          <table:table-cell table:formula="of:=SUM([.L8:.L14])" ns41:value-type="float" table:style-name="TL Data" office:value-type="float" office:value="676">
            <text:p>676</text:p>
          </table:table-cell>
          <table:table-cell table:formula="of:=SUM([.M8:.M14])" ns41:value-type="float" table:style-name="TL Data" office:value-type="float" office:value="5925">
            <text:p>5925</text:p>
          </table:table-cell>
          <table:table-cell table:formula="of:=SUM([.N8:.N14])" ns41:value-type="float" table:style-name="TL Data" office:value-type="float" office:value="6310">
            <text:p>6310</text:p>
          </table:table-cell>
          <table:table-cell table:formula="of:=SUM([.O8:.O14])" ns41:value-type="float" table:style-name="TL Data" office:value-type="float" office:value="44">
            <text:p>44</text:p>
          </table:table-cell>
          <table:table-cell table:formula="of:=SUM([.P8:.P14])" ns41:value-type="float" table:style-name="TL Data" office:value-type="float" office:value="48">
            <text:p>48</text:p>
          </table:table-cell>
          <table:table-cell table:formula="of:=SUM([.Q8:.Q14])" ns41:value-type="float" table:style-name="TL Data" office:value-type="float" office:value="55109">
            <text:p>55109</text:p>
          </table:table-cell>
          <table:table-cell table:formula="of:=SUM([.R8:.R14])" ns41:value-type="float" table:style-name="TL Data" office:value-type="float" office:value="63306">
            <text:p>63306</text:p>
          </table:table-cell>
          <table:table-cell table:formula="of:=SUM([.S8:.S14])" ns41:value-type="float" table:style-name="TL Data" office:value-type="float" office:value="608">
            <text:p>608</text:p>
          </table:table-cell>
          <table:table-cell table:formula="of:=SUM([.T8:.T14])" ns41:value-type="float" table:style-name="TL Data" office:value-type="float" office:value="683">
            <text:p>683</text:p>
          </table:table-cell>
          <table:table-cell table:formula="of:=SUM([.U8:.U14])" ns41:value-type="float" table:style-name="TL Data" office:value-type="float" office:value="5688">
            <text:p>5688</text:p>
          </table:table-cell>
          <table:table-cell table:formula="of:=SUM([.V8:.V14])" ns41:value-type="float" table:style-name="TL Data" office:value-type="float" office:value="6122">
            <text:p>6122</text:p>
          </table:table-cell>
          <table:table-cell table:formula="of:=SUM([.W8:.W14])" ns41:value-type="float" table:style-name="TL Data" office:value-type="float" office:value="88">
            <text:p>88</text:p>
          </table:table-cell>
          <table:table-cell table:formula="of:=SUM([.X8:.X14])" ns41:value-type="float" table:style-name="TL Data" office:value-type="float" office:value="91">
            <text:p>91</text:p>
          </table:table-cell>
          <table:table-cell table:formula="of:=SUM([.Y8:.Y14])" ns41:value-type="float" table:style-name="TL Data" office:value-type="float" office:value="1297">
            <text:p>1297</text:p>
          </table:table-cell>
          <table:table-cell table:formula="of:=SUM([.Z8:.Z14])" ns41:value-type="float" table:style-name="TL Data" office:value-type="float" office:value="1118">
            <text:p>1118</text:p>
          </table:table-cell>
          <table:table-cell table:formula="of:=SUM([.C15];[.E15];[.G15];[.I15];[.K15];[.M15];[.O15];[.Q15];[.S15];[.U15];[.W15];[.Y15])" ns41:value-type="float" table:style-name="TL Data" office:value-type="float" office:value="184133">
            <text:p>184133</text:p>
          </table:table-cell>
          <table:table-cell table:formula="of:=SUM([.D15];[.F15];[.H15];[.J15];[.L15];[.N15];[.P15];[.R15];[.T15];[.V15];[.X15];[.Z15])" ns41:value-type="float" table:style-name="TL Data" office:value-type="float" office:value="212028">
            <text:p>2120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<text:s/>Aar (Ter)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96" office:value-type="float">
            <text:p>39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2" table:style-name="TL Data" table:number-columns-repeated="2" office:value-type="float">
            <text:p>3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6];[.E16];[.G16];[.I16];[.K16];[.M16];[.O16];[.Q16];[.S16];[.U16];[.W16];[.Y16])" ns41:value-type="float" table:style-name="TL Data" office:value-type="float" office:value="1066">
            <text:p>1066</text:p>
          </table:table-cell>
          <table:table-cell table:formula="of:=SUM([.D16];[.F16];[.H16];[.J16];[.L16];[.N16];[.P16];[.R16];[.T16];[.V16];[.X16];[.Z16])" ns41:value-type="float" table:style-name="TL Data" office:value-type="float" office:value="1090">
            <text:p>109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formula="of:=SUM([.C17];[.E17];[.G17];[.I17];[.K17];[.M17];[.O17];[.Q17];[.S17];[.U17];[.W17];[.Y17])" ns41:value-type="float" table:style-name="TL Data" office:value-type="float" office:value="1462">
            <text:p>1462</text:p>
          </table:table-cell>
          <table:table-cell table:formula="of:=SUM([.D17];[.F17];[.H17];[.J17];[.L17];[.N17];[.P17];[.R17];[.T17];[.V17];[.X17];[.Z17])" ns41:value-type="float" table:style-name="TL Data" office:value-type="float" office:value="1455">
            <text:p>145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22"/>
          <table:table-cell table:formula="of:=SUM([.C18];[.E18];[.G18];[.I18];[.K18];[.M18];[.O18];[.Q18];[.S18];[.U18];[.W18];[.Y18])" ns41:value-type="float" table:style-name="TL Data" office:value-type="float" office:value="363">
            <text:p>363</text:p>
          </table:table-cell>
          <table:table-cell table:formula="of:=SUM([.D18];[.F18];[.H18];[.J18];[.L18];[.N18];[.P18];[.R18];[.T18];[.V18];[.X18];[.Z18])" ns41:value-type="float" table:style-name="TL Data" office:value-type="float" office:value="361">
            <text:p>36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lblas (Oud)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98" office:value-type="float">
            <text:p>498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9];[.E19];[.G19];[.I19];[.K19];[.M19];[.O19];[.Q19];[.S19];[.U19];[.W19];[.Y19])" ns41:value-type="float" table:style-name="TL Data" office:value-type="float" office:value="462">
            <text:p>462</text:p>
          </table:table-cell>
          <table:table-cell table:formula="of:=SUM([.D19];[.F19];[.H19];[.J19];[.L19];[.N19];[.P19];[.R19];[.T19];[.V19];[.X19];[.Z19])" ns41:value-type="float" table:style-name="TL Data" office:value-type="float" office:value="501">
            <text:p>5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1993" office:value-type="float">
            <text:p>199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9" table:style-name="TL Data" table:number-columns-repeated="2" office:value-type="float">
            <text:p>4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formula="of:=SUM([.C20];[.E20];[.G20];[.I20];[.K20];[.M20];[.O20];[.Q20];[.S20];[.U20];[.W20];[.Y20])" ns41:value-type="float" table:style-name="TL Data" office:value-type="float" office:value="2091">
            <text:p>2091</text:p>
          </table:table-cell>
          <table:table-cell table:formula="of:=SUM([.D20];[.F20];[.H20];[.J20];[.L20];[.N20];[.P20];[.R20];[.T20];[.V20];[.X20];[.Z20])" ns41:value-type="float" table:style-name="TL Data" office:value-type="float" office:value="2078">
            <text:p>207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lkemade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2"/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1586" office:value-type="float">
            <text:p>15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formula="of:=SUM([.C21];[.E21];[.G21];[.I21];[.K21];[.M21];[.O21];[.Q21];[.S21];[.U21];[.W21];[.Y21])" ns41:value-type="float" table:style-name="TL Data" office:value-type="float" office:value="2016">
            <text:p>2016</text:p>
          </table:table-cell>
          <table:table-cell table:formula="of:=SUM([.D21];[.F21];[.H21];[.J21];[.L21];[.N21];[.P21];[.R21];[.T21];[.V21];[.X21];[.Z21])" ns41:value-type="float" table:style-name="TL Data" office:value-type="float" office:value="2046">
            <text:p>204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formula="of:=SUM([.C22];[.E22];[.G22];[.I22];[.K22];[.M22];[.O22];[.Q22];[.S22];[.U22];[.W22];[.Y22])" ns41:value-type="float" table:style-name="TL Data" office:value-type="float" office:value="1745">
            <office:annotation draw:style-name="gr1" svg:height="0.635cm" draw:caption-point-y="0.285cm" svg:width="1.023cm" svg:x="50.852cm" draw:caption-point-x="-0.431cm" svg:y="10.414cm" draw:text-style-name="P1">
              <dc:creator>CDM</dc:creator>
              <dc:date>2014-12-12T00:00:00</dc:date>
              <text:p text:style-name="P1"><text:span text:style-name="T1">1746</text:span></text:p>
              <text:p text:style-name="P1"><text:span text:style-name="T1"/></text:p>
            </office:annotation>
            <text:p>1745</text:p>
          </table:table-cell>
          <table:table-cell table:formula="of:=SUM([.D22];[.F22];[.H22];[.J22];[.L22];[.N22];[.P22];[.R22];[.T22];[.V22];[.X22];[.Z22])" ns41:value-type="float" table:style-name="TL Data" office:value-type="float" office:value="1895">
            <text:p>189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meide</text:p>
          </table:table-cell>
          <table:table-cell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709" office:value-type="float">
            <text:p>709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C23];[.E23];[.G23];[.I23];[.K23];[.M23];[.O23];[.Q23];[.S23];[.U23];[.W23];[.Y23])" ns41:value-type="float" table:style-name="TL Data" office:value-type="float" office:value="734">
            <text:p>734</text:p>
          </table:table-cell>
          <table:table-cell table:formula="of:=SUM([.D23];[.F23];[.H23];[.J23];[.L23];[.N23];[.P23];[.R23];[.T23];[.V23];[.X23];[.Z23])" ns41:value-type="float" table:style-name="TL Data" office:value-type="float" office:value="720">
            <text:p>72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mmerstol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2"/>
          <table:table-cell table:formula="of:=SUM([.C24];[.E24];[.G24];[.I24];[.K24];[.M24];[.O24];[.Q24];[.S24];[.U24];[.W24];[.Y24])" ns41:value-type="float" table:style-name="TL Data" office:value-type="float" office:value="469">
            <text:p>469</text:p>
          </table:table-cell>
          <table:table-cell table:formula="of:=SUM([.D24];[.F24];[.H24];[.J24];[.L24];[.N24];[.P24];[.R24];[.T24];[.V24];[.X24];[.Z24])" ns41:value-type="float" table:style-name="TL Data" office:value-type="float" office:value="445">
            <text:p>44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table:formula="of:=SUM([.C25];[.E25];[.G25];[.I25];[.K25];[.M25];[.O25];[.Q25];[.S25];[.U25];[.W25];[.Y25])" ns41:value-type="float" table:style-name="TL Data" office:value-type="float" office:value="391">
            <text:p>391</text:p>
          </table:table-cell>
          <table:table-cell table:formula="of:=SUM([.D25];[.F25];[.H25];[.J25];[.L25];[.N25];[.P25];[.R25];[.T25];[.V25];[.X25];[.Z25])" ns41:value-type="float" table:style-name="TL Data" office:value-type="float" office:value="356">
            <text:p>35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26];[.E26];[.G26];[.I26];[.K26];[.M26];[.O26];[.Q26];[.S26];[.U26];[.W26];[.Y26])" ns41:value-type="float" table:style-name="TL Data" office:value-type="float" office:value="797">
            <text:p>797</text:p>
          </table:table-cell>
          <table:table-cell table:formula="of:=SUM([.D26];[.F26];[.H26];[.J26];[.L26];[.N26];[.P26];[.R26];[.T26];[.V26];[.X26];[.Z26])" ns41:value-type="float" table:style-name="TL Data" office:value-type="float" office:value="736">
            <text:p>7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arendrecht (Oost en West)</text:p>
          </table:table-cell>
          <table:table-cell/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353" office:value-type="float">
            <text:p>1353</text:p>
          </table:table-cell>
          <table:table-cell table:style-name="TL Data" table:number-columns-repeated="4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7];[.E27];[.G27];[.I27];[.K27];[.M27];[.O27];[.Q27];[.S27];[.U27];[.W27];[.Y27])" ns41:value-type="float" table:style-name="TL Data" office:value-type="float" office:value="1591">
            <text:p>1591</text:p>
          </table:table-cell>
          <table:table-cell table:formula="of:=SUM([.D27];[.F27];[.H27];[.J27];[.L27];[.N27];[.P27];[.R27];[.T27];[.V27];[.X27];[.Z27])" ns41:value-type="float" table:style-name="TL Data" office:value-type="float" office:value="1610">
            <text:p>161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102" table:style-name="TL Data" table:number-columns-repeated="2" office:value-type="float">
            <text:p>102</text:p>
          </table:table-cell>
          <table:table-cell table:style-name="TL Data" table:number-columns-repeated="8"/>
          <table:table-cell table:formula="of:=SUM([.C28];[.E28];[.G28];[.I28];[.K28];[.M28];[.O28];[.Q28];[.S28];[.U28];[.W28];[.Y28])" ns41:value-type="float" table:style-name="TL Data" office:value-type="float" office:value="396">
            <text:p>396</text:p>
          </table:table-cell>
          <table:table-cell table:formula="of:=SUM([.D28];[.F28];[.H28];[.J28];[.L28];[.N28];[.P28];[.R28];[.T28];[.V28];[.X28];[.Z28])" ns41:value-type="float" table:style-name="TL Data" office:value-type="float" office:value="382">
            <text:p>38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ijerland (Nieuw)</text:p>
          </table:table-cell>
          <table:table-cell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46" office:value-type="float">
            <text:p>74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9];[.E29];[.G29];[.I29];[.K29];[.M29];[.O29];[.Q29];[.S29];[.U29];[.W29];[.Y29])" ns41:value-type="float" table:style-name="TL Data" office:value-type="float" office:value="736">
            <text:p>736</text:p>
          </table:table-cell>
          <table:table-cell table:formula="of:=SUM([.D29];[.F29];[.H29];[.J29];[.L29];[.N29];[.P29];[.R29];[.T29];[.V29];[.X29];[.Z29])" ns41:value-type="float" table:style-name="TL Data" office:value-type="float" office:value="775">
            <text:p>77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ijerland (Oud)</text:p>
          </table:table-cell>
          <table:table-cell/>
          <table:table-cell ns41:value-type="float" table:style-name="TL Data" office:value="2393" office:value-type="float">
            <text:p>2393</text:p>
          </table:table-cell>
          <table:table-cell ns41:value-type="float" table:style-name="TL Data" office:value="2434" office:value-type="float">
            <text:p>2434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C30];[.E30];[.G30];[.I30];[.K30];[.M30];[.O30];[.Q30];[.S30];[.U30];[.W30];[.Y30])" ns41:value-type="float" table:style-name="TL Data" office:value-type="float" office:value="2503">
            <text:p>2503</text:p>
          </table:table-cell>
          <table:table-cell table:formula="of:=SUM([.D30];[.F30];[.H30];[.J30];[.L30];[.N30];[.P30];[.R30];[.T30];[.V30];[.X30];[.Z30])" ns41:value-type="float" table:style-name="TL Data" office:value-type="float" office:value="2525">
            <text:p>252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ijerland (Zuid)</text:p>
          </table:table-cell>
          <table:table-cell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09" office:value-type="float">
            <text:p>809</text:p>
          </table:table-cell>
          <table:table-cell table:style-name="TL Data" table:number-columns-repeated="4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31];[.E31];[.G31];[.I31];[.K31];[.M31];[.O31];[.Q31];[.S31];[.U31];[.W31];[.Y31])" ns41:value-type="float" table:style-name="TL Data" office:value-type="float" office:value="961">
            <text:p>961</text:p>
          </table:table-cell>
          <table:table-cell table:formula="of:=SUM([.D31];[.F31];[.H31];[.J31];[.L31];[.N31];[.P31];[.R31];[.T31];[.V31];[.X31];[.Z31])" ns41:value-type="float" table:style-name="TL Data" office:value-type="float" office:value="964">
            <text:p>96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SUM([.C32];[.E32];[.G32];[.I32];[.K32];[.M32];[.O32];[.Q32];[.S32];[.U32];[.W32];[.Y32])" ns41:value-type="float" table:style-name="TL Data" office:value-type="float" office:value="342">
            <text:p>342</text:p>
          </table:table-cell>
          <table:table-cell table:formula="of:=SUM([.D32];[.F32];[.H32];[.J32];[.L32];[.N32];[.P32];[.R32];[.T32];[.V32];[.X32];[.Z32])" ns41:value-type="float" table:style-name="TL Data" office:value-type="float" office:value="311">
            <text:p>31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200" office:value-type="float">
            <text:p>1200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3];[.E33];[.G33];[.I33];[.K33];[.M33];[.O33];[.Q33];[.S33];[.U33];[.W33];[.Y33])" ns41:value-type="float" table:style-name="TL Data" office:value-type="float" office:value="1315">
            <text:p>1315</text:p>
          </table:table-cell>
          <table:table-cell table:formula="of:=SUM([.D33];[.F33];[.H33];[.J33];[.L33];[.N33];[.P33];[.R33];[.T33];[.V33];[.X33];[.Z33])" ns41:value-type="float" table:style-name="TL Data" office:value-type="float" office:value="1237">
            <text:p>12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rgschenhoek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1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8"/>
          <table:table-cell table:formula="of:=SUM([.C34];[.E34];[.G34];[.I34];[.K34];[.M34];[.O34];[.Q34];[.S34];[.U34];[.W34];[.Y34])" ns41:value-type="float" table:style-name="TL Data" office:value-type="float" office:value="534">
            <text:p>534</text:p>
          </table:table-cell>
          <table:table-cell table:formula="of:=SUM([.D34];[.F34];[.H34];[.J34];[.L34];[.N34];[.P34];[.R34];[.T34];[.V34];[.X34];[.Z34])" ns41:value-type="float" table:style-name="TL Data" office:value-type="float" office:value="518">
            <text:p>51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rkel en Rodenrijs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35];[.E35];[.G35];[.I35];[.K35];[.M35];[.O35];[.Q35];[.S35];[.U35];[.W35];[.Y35])" ns41:value-type="float" table:style-name="TL Data" office:value-type="float" office:value="797">
            <text:p>797</text:p>
          </table:table-cell>
          <table:table-cell table:formula="of:=SUM([.D35];[.F35];[.H35];[.J35];[.L35];[.N35];[.P35];[.R35];[.T35];[.V35];[.X35];[.Z35])" ns41:value-type="float" table:style-name="TL Data" office:value-type="float" office:value="801">
            <text:p>8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rkenwoude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SUM([.C36];[.E36];[.G36];[.I36];[.K36];[.M36];[.O36];[.Q36];[.S36];[.U36];[.W36];[.Y36])" ns41:value-type="float" table:style-name="TL Data" office:value-type="float" office:value="322">
            <text:p>322</text:p>
          </table:table-cell>
          <table:table-cell table:formula="of:=SUM([.D36];[.F36];[.H36];[.J36];[.L36];[.N36];[.P36];[.R36];[.T36];[.V36];[.X36];[.Z36])" ns41:value-type="float" table:style-name="TL Data" office:value-type="float" office:value="301">
            <text:p>3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8"/>
          <table:table-cell table:formula="of:=SUM([.C37];[.E37];[.G37];[.I37];[.K37];[.M37];[.O37];[.Q37];[.S37];[.U37];[.W37];[.Y37])" ns41:value-type="float" table:style-name="TL Data" office:value-type="float" office:value="724">
            <text:p>724</text:p>
          </table:table-cell>
          <table:table-cell table:formula="of:=SUM([.D37];[.F37];[.H37];[.J37];[.L37];[.N37];[.P37];[.R37];[.T37];[.V37];[.X37];[.Z37])" ns41:value-type="float" table:style-name="TL Data" office:value-type="float" office:value="764">
            <text:p>76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leskensgraaf en Hofwegen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 table:number-columns-repeated="22"/>
          <table:table-cell table:formula="of:=SUM([.C38];[.E38];[.G38];[.I38];[.K38];[.M38];[.O38];[.Q38];[.S38];[.U38];[.W38];[.Y38])" ns41:value-type="float" table:style-name="TL Data" office:value-type="float" office:value="476">
            <text:p>476</text:p>
          </table:table-cell>
          <table:table-cell table:formula="of:=SUM([.D38];[.F38];[.H38];[.J38];[.L38];[.N38];[.P38];[.R38];[.T38];[.V38];[.X38];[.Z38])" ns41:value-type="float" table:style-name="TL Data" office:value-type="float" office:value="460">
            <text:p>46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183" office:value-type="float">
            <text:p>118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C39];[.E39];[.G39];[.I39];[.K39];[.M39];[.O39];[.Q39];[.S39];[.U39];[.W39];[.Y39])" ns41:value-type="float" table:style-name="TL Data" office:value-type="float" office:value="1573">
            <text:p>1573</text:p>
          </table:table-cell>
          <table:table-cell table:formula="of:=SUM([.D39];[.F39];[.H39];[.J39];[.L39];[.N39];[.P39];[.R39];[.T39];[.V39];[.X39];[.Z39])" ns41:value-type="float" table:style-name="TL Data" office:value-type="float" office:value="1755">
            <text:p>175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ommel (den)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8"/>
          <table:table-cell table:formula="of:=SUM([.C40];[.E40];[.G40];[.I40];[.K40];[.M40];[.O40];[.Q40];[.S40];[.U40];[.W40];[.Y40])" ns41:value-type="float" table:style-name="TL Data" office:value-type="float" office:value="719">
            <text:p>719</text:p>
          </table:table-cell>
          <table:table-cell table:formula="of:=SUM([.D40];[.F40];[.H40];[.J40];[.L40];[.N40];[.P40];[.R40];[.T40];[.V40];[.X40];[.Z40])" ns41:value-type="float" table:style-name="TL Data" office:value-type="float" office:value="738">
            <text:p>73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41" office:value-type="float">
            <text:p>84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formula="of:=SUM([.C41];[.E41];[.G41];[.I41];[.K41];[.M41];[.O41];[.Q41];[.S41];[.U41];[.W41];[.Y41])" ns41:value-type="float" table:style-name="TL Data" office:value-type="float" office:value="1273">
            <text:p>1273</text:p>
          </table:table-cell>
          <table:table-cell table:formula="of:=SUM([.D41];[.F41];[.H41];[.J41];[.L41];[.N41];[.P41];[.R41];[.T41];[.V41];[.X41];[.Z41])" ns41:value-type="float" table:style-name="TL Data" office:value-type="float" office:value="1349">
            <text:p>134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randwijk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22"/>
          <table:table-cell table:formula="of:=SUM([.C42];[.E42];[.G42];[.I42];[.K42];[.M42];[.O42];[.Q42];[.S42];[.U42];[.W42];[.Y42])" ns41:value-type="float" table:style-name="TL Data" office:value-type="float" office:value="373">
            <text:p>373</text:p>
          </table:table-cell>
          <table:table-cell table:formula="of:=SUM([.D42];[.F42];[.H42];[.J42];[.L42];[.N42];[.P42];[.R42];[.T42];[.V42];[.X42];[.Z42])" ns41:value-type="float" table:style-name="TL Data" office:value-type="float" office:value="400">
            <text:p>40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43];[.E43];[.G43];[.I43];[.K43];[.M43];[.O43];[.Q43];[.S43];[.U43];[.W43];[.Y43])" ns41:value-type="float" table:style-name="TL Data" office:value-type="float" office:value="2108">
            <text:p>2108</text:p>
          </table:table-cell>
          <table:table-cell table:formula="of:=SUM([.D43];[.F43];[.H43];[.J43];[.L43];[.N43];[.P43];[.R43];[.T43];[.V43];[.X43];[.Z43])" ns41:value-type="float" table:style-name="TL Data" office:value-type="float" office:value="2334">
            <text:p>233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Capelle aan den IJssel</text:p>
          </table:table-cell>
          <table:table-cell/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289" office:value-type="float">
            <text:p>128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44];[.E44];[.G44];[.I44];[.K44];[.M44];[.O44];[.Q44];[.S44];[.U44];[.W44];[.Y44])" ns41:value-type="float" table:style-name="TL Data" office:value-type="float" office:value="1457">
            <text:p>1457</text:p>
          </table:table-cell>
          <table:table-cell table:formula="of:=SUM([.D44];[.F44];[.H44];[.J44];[.L44];[.N44];[.P44];[.R44];[.T44];[.V44];[.X44];[.Z44])" ns41:value-type="float" table:style-name="TL Data" office:value-type="float" office:value="1359">
            <text:p>135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3720" office:value-type="float">
            <text:p>3720</text:p>
          </table:table-cell>
          <table:table-cell ns41:value-type="float" table:style-name="TL Data" office:value="3739" office:value-type="float">
            <text:p>37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45];[.E45];[.G45];[.I45];[.K45];[.M45];[.O45];[.Q45];[.S45];[.U45];[.W45];[.Y45])" ns41:value-type="float" table:style-name="TL Data" office:value-type="float" office:value="3901">
            <text:p>3901</text:p>
          </table:table-cell>
          <table:table-cell table:formula="of:=SUM([.D45];[.F45];[.H45];[.J45];[.L45];[.N45];[.P45];[.R45];[.T45];[.V45];[.X45];[.Z45])" ns41:value-type="float" table:style-name="TL Data" office:value-type="float" office:value="3913">
            <text:p>39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elfshaven</text:p>
          </table:table-cell>
          <table:table-cell/>
          <table:table-cell ns41:value-type="float" table:style-name="TL Data" office:value="3578" office:value-type="float">
            <text:p>3578</text:p>
          </table:table-cell>
          <table:table-cell ns41:value-type="float" table:style-name="TL Data" office:value="3742" office:value-type="float">
            <text:p>37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table:formula="of:=SUM([.C46];[.E46];[.G46];[.I46];[.K46];[.M46];[.O46];[.Q46];[.S46];[.U46];[.W46];[.Y46])" ns41:value-type="float" table:style-name="TL Data" office:value-type="float" office:value="5578">
            <text:p>5578</text:p>
          </table:table-cell>
          <table:table-cell table:formula="of:=SUM([.D46];[.F46];[.H46];[.J46];[.L46];[.N46];[.P46];[.R46];[.T46];[.V46];[.X46];[.Z46])" ns41:value-type="float" table:style-name="TL Data" office:value-type="float" office:value="5847">
            <text:p>584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104" office:value-type="float">
            <text:p>110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47];[.E47];[.G47];[.I47];[.K47];[.M47];[.O47];[.Q47];[.S47];[.U47];[.W47];[.Y47])" ns41:value-type="float" table:style-name="TL Data" office:value-type="float" office:value="1095">
            <text:p>1095</text:p>
          </table:table-cell>
          <table:table-cell table:formula="of:=SUM([.D47];[.F47];[.H47];[.J47];[.L47];[.N47];[.P47];[.R47];[.T47];[.V47];[.X47];[.Z47])" ns41:value-type="float" table:style-name="TL Data" office:value-type="float" office:value="1133">
            <office:annotation draw:style-name="gr1" svg:height="0.487cm" draw:caption-point-y="1.131cm" svg:width="0.926cm" svg:x="51.651cm" draw:caption-point-x="0.544cm" svg:y="21.209cm" draw:text-style-name="P1">
              <dc:creator>CDM</dc:creator>
              <dc:date>2014-12-12T00:00:00</dc:date>
              <text:p text:style-name="P1"><text:span text:style-name="T2">1131</text:span></text:p>
              <text:p text:style-name="P1"><text:span text:style-name="T2"/></text:p>
            </office:annotation>
            <text:p>113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1771" office:value-type="float">
            <text:p>1771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8];[.E48];[.G48];[.I48];[.K48];[.M48];[.O48];[.Q48];[.S48];[.U48];[.W48];[.Y48])" ns41:value-type="float" table:style-name="TL Data" office:value-type="float" office:value="1990">
            <text:p>1990</text:p>
          </table:table-cell>
          <table:table-cell table:formula="of:=SUM([.D48];[.F48];[.H48];[.J48];[.L48];[.N48];[.P48];[.R48];[.T48];[.V48];[.X48];[.Z48])" ns41:value-type="float" table:style-name="TL Data" office:value-type="float" office:value="1852">
            <text:p>185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verdingen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12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9];[.E49];[.G49];[.I49];[.K49];[.M49];[.O49];[.Q49];[.S49];[.U49];[.W49];[.Y49])" ns41:value-type="float" table:style-name="TL Data" office:value-type="float" office:value="574">
            <text:p>574</text:p>
          </table:table-cell>
          <table:table-cell table:formula="of:=SUM([.D49];[.F49];[.H49];[.J49];[.L49];[.N49];[.P49];[.R49];[.T49];[.V49];[.X49];[.Z49])" ns41:value-type="float" table:style-name="TL Data" office:value-type="float" office:value="546">
            <text:p>54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SUM([.C50];[.E50];[.G50];[.I50];[.K50];[.M50];[.O50];[.Q50];[.S50];[.U50];[.W50];[.Y50])" ns41:value-type="float" table:style-name="TL Data" office:value-type="float" office:value="551">
            <text:p>551</text:p>
          </table:table-cell>
          <table:table-cell table:formula="of:=SUM([.D50];[.F50];[.H50];[.J50];[.L50];[.N50];[.P50];[.R50];[.T50];[.V50];[.X50];[.Z50])" ns41:value-type="float" table:style-name="TL Data" office:value-type="float" office:value="588">
            <text:p>58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70" office:value-type="float">
            <text:p>137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51];[.E51];[.G51];[.I51];[.K51];[.M51];[.O51];[.Q51];[.S51];[.U51];[.W51];[.Y51])" ns41:value-type="float" table:style-name="TL Data" office:value-type="float" office:value="1558">
            <text:p>1558</text:p>
          </table:table-cell>
          <table:table-cell table:formula="of:=SUM([.D51];[.F51];[.H51];[.J51];[.L51];[.N51];[.P51];[.R51];[.T51];[.V51];[.X51];[.Z51])" ns41:value-type="float" table:style-name="TL Data" office:value-type="float" office:value="1537">
            <text:p>15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iessen Nieuwkerk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table:formula="of:=SUM([.C52];[.E52];[.G52];[.I52];[.K52];[.M52];[.O52];[.Q52];[.S52];[.U52];[.W52];[.Y52])" ns41:value-type="float" table:style-name="TL Data" office:value-type="float" office:value="439">
            <text:p>439</text:p>
          </table:table-cell>
          <table:table-cell table:formula="of:=SUM([.D52];[.F52];[.H52];[.J52];[.L52];[.N52];[.P52];[.R52];[.T52];[.V52];[.X52];[.Z52])" ns41:value-type="float" table:style-name="TL Data" office:value-type="float" office:value="413">
            <text:p>4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edereede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53];[.E53];[.G53];[.I53];[.K53];[.M53];[.O53];[.Q53];[.S53];[.U53];[.W53];[.Y53])" ns41:value-type="float" table:style-name="TL Data" office:value-type="float" office:value="536">
            <text:p>536</text:p>
          </table:table-cell>
          <table:table-cell table:formula="of:=SUM([.D53];[.F53];[.H53];[.J53];[.L53];[.N53];[.P53];[.R53];[.T53];[.V53];[.X53];[.Z53])" ns41:value-type="float" table:style-name="TL Data" office:value-type="float" office:value="512">
            <text:p>5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3104" office:value-type="float">
            <text:p>3104</text:p>
          </table:table-cell>
          <table:table-cell ns41:value-type="float" table:style-name="TL Data" office:value="3637" office:value-type="float">
            <text:p>36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C54];[.E54];[.G54];[.I54];[.K54];[.M54];[.O54];[.Q54];[.S54];[.U54];[.W54];[.Y54])" ns41:value-type="float" table:style-name="TL Data" office:value-type="float" office:value="4528">
            <text:p>4528</text:p>
          </table:table-cell>
          <table:table-cell table:formula="of:=SUM([.D54];[.F54];[.H54];[.J54];[.L54];[.N54];[.P54];[.R54];[.T54];[.V54];[.X54];[.Z54])" ns41:value-type="float" table:style-name="TL Data" office:value-type="float" office:value="5169">
            <text:p>516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table:formula="of:=SUM([.C55];[.E55];[.G55];[.I55];[.K55];[.M55];[.O55];[.Q55];[.S55];[.U55];[.W55];[.Y55])" ns41:value-type="float" table:style-name="TL Data" office:value-type="float" office:value="888">
            <text:p>888</text:p>
          </table:table-cell>
          <table:table-cell table:formula="of:=SUM([.D55];[.F55];[.H55];[.J55];[.L55];[.N55];[.P55];[.R55];[.T55];[.V55];[.X55];[.Z55])" ns41:value-type="float" table:style-name="TL Data" office:value-type="float" office:value="849">
            <text:p>84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table:formula="of:=SUM([.C56];[.E56];[.G56];[.I56];[.K56];[.M56];[.O56];[.Q56];[.S56];[.U56];[.W56];[.Y56])" ns41:value-type="float" table:style-name="TL Data" office:value-type="float" office:value="318">
            <text:p>318</text:p>
          </table:table-cell>
          <table:table-cell table:formula="of:=SUM([.D56];[.F56];[.H56];[.J56];[.L56];[.N56];[.P56];[.R56];[.T56];[.V56];[.X56];[.Z56])" ns41:value-type="float" table:style-name="TL Data" office:value-type="float" office:value="310">
            <text:p>31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udswaard</text:p>
          </table:table-cell>
          <table:table-cell/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formula="of:=SUM([.C57];[.E57];[.G57];[.I57];[.K57];[.M57];[.O57];[.Q57];[.S57];[.U57];[.W57];[.Y57])" ns41:value-type="float" table:style-name="TL Data" office:value-type="float" office:value="597">
            <text:p>597</text:p>
          </table:table-cell>
          <table:table-cell table:formula="of:=SUM([.D57];[.F57];[.H57];[.J57];[.L57];[.N57];[.P57];[.R57];[.T57];[.V57];[.X57];[.Z57])" ns41:value-type="float" table:style-name="TL Data" office:value-type="float" office:value="586">
            <text:p>5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 Gravendeel</text:p>
          </table:table-cell>
          <table:table-cell/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1624" office:value-type="float">
            <text:p>1624</text:p>
          </table:table-cell>
          <table:table-cell table:style-name="TL Data" table:number-columns-repeated="4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58];[.E58];[.G58];[.I58];[.K58];[.M58];[.O58];[.Q58];[.S58];[.U58];[.W58];[.Y58])" ns41:value-type="float" table:style-name="TL Data" office:value-type="float" office:value="1861">
            <text:p>1861</text:p>
          </table:table-cell>
          <table:table-cell table:formula="of:=SUM([.D58];[.F58];[.H58];[.J58];[.L58];[.N58];[.P58];[.R58];[.T58];[.V58];[.X58];[.Z58])" ns41:value-type="float" table:style-name="TL Data" office:value-type="float" office:value="1820">
            <text:p>182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 Gravesande</text:p>
          </table:table-cell>
          <table:table-cell/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59];[.E59];[.G59];[.I59];[.K59];[.M59];[.O59];[.Q59];[.S59];[.U59];[.W59];[.Y59])" ns41:value-type="float" table:style-name="TL Data" office:value-type="float" office:value="2389">
            <text:p>2389</text:p>
          </table:table-cell>
          <table:table-cell table:formula="of:=SUM([.D59];[.F59];[.H59];[.J59];[.L59];[.N59];[.P59];[.R59];[.T59];[.V59];[.X59];[.Z59])" ns41:value-type="float" table:style-name="TL Data" office:value-type="float" office:value="2291">
            <text:p>22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root Ammers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21" office:value-type="float">
            <text:p>62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SUM([.C60];[.E60];[.G60];[.I60];[.K60];[.M60];[.O60];[.Q60];[.S60];[.U60];[.W60];[.Y60])" ns41:value-type="float" table:style-name="TL Data" office:value-type="float" office:value="628">
            <text:p>628</text:p>
          </table:table-cell>
          <table:table-cell table:formula="of:=SUM([.D60];[.F60];[.H60];[.J60];[.L60];[.N60];[.P60];[.R60];[.T60];[.V60];[.X60];[.Z60])" ns41:value-type="float" table:style-name="TL Data" office:value-type="float" office:value="630">
            <text:p>63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SUM([.C61];[.E61];[.G61];[.I61];[.K61];[.M61];[.O61];[.Q61];[.S61];[.U61];[.W61];[.Y61])" ns41:value-type="float" table:style-name="TL Data" office:value-type="float" office:value="825">
            <text:p>825</text:p>
          </table:table-cell>
          <table:table-cell table:formula="of:=SUM([.D61];[.F61];[.H61];[.J61];[.L61];[.N61];[.P61];[.R61];[.T61];[.V61];[.X61];[.Z61])" ns41:value-type="float" table:style-name="TL Data" office:value-type="float" office:value="836">
            <text:p>8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8"/>
          <table:table-cell table:formula="of:=SUM([.C62];[.E62];[.G62];[.I62];[.K62];[.M62];[.O62];[.Q62];[.S62];[.U62];[.W62];[.Y62])" ns41:value-type="float" table:style-name="TL Data" office:value-type="float" office:value="453">
            <text:p>453</text:p>
          </table:table-cell>
          <table:table-cell table:formula="of:=SUM([.D62];[.F62];[.H62];[.J62];[.L62];[.N62];[.P62];[.R62];[.T62];[.V62];[.X62];[.Z62])" ns41:value-type="float" table:style-name="TL Data" office:value-type="float" office:value="406">
            <text:p>4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rdinxveld</text:p>
          </table:table-cell>
          <table:table-cell/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1888" office:value-type="float">
            <text:p>188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63];[.E63];[.G63];[.I63];[.K63];[.M63];[.O63];[.Q63];[.S63];[.U63];[.W63];[.Y63])" ns41:value-type="float" table:style-name="TL Data" office:value-type="float" office:value="2213">
            <text:p>2213</text:p>
          </table:table-cell>
          <table:table-cell table:formula="of:=SUM([.D63];[.F63];[.H63];[.J63];[.L63];[.N63];[.P63];[.R63];[.T63];[.V63];[.X63];[.Z63])" ns41:value-type="float" table:style-name="TL Data" office:value-type="float" office:value="2115">
            <text:p>211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807" office:value-type="float">
            <text:p>8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39" office:value-type="float">
            <text:p>53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64];[.E64];[.G64];[.I64];[.K64];[.M64];[.O64];[.Q64];[.S64];[.U64];[.W64];[.Y64])" ns41:value-type="float" table:style-name="TL Data" office:value-type="float" office:value="1624">
            <text:p>1624</text:p>
          </table:table-cell>
          <table:table-cell table:formula="of:=SUM([.D64];[.F64];[.H64];[.J64];[.L64];[.N64];[.P64];[.R64];[.T64];[.V64];[.X64];[.Z64])" ns41:value-type="float" table:style-name="TL Data" office:value-type="float" office:value="1598">
            <text:p>159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29" office:value-type="float">
            <text:p>629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65];[.E65];[.G65];[.I65];[.K65];[.M65];[.O65];[.Q65];[.S65];[.U65];[.W65];[.Y65])" ns41:value-type="float" table:style-name="TL Data" office:value-type="float" office:value="670">
            <text:p>670</text:p>
          </table:table-cell>
          <table:table-cell table:formula="of:=SUM([.D65];[.F65];[.H65];[.J65];[.L65];[.N65];[.P65];[.R65];[.T65];[.V65];[.X65];[.Z65])" ns41:value-type="float" table:style-name="TL Data" office:value-type="float" office:value="674">
            <text:p>6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66];[.E66];[.G66];[.I66];[.K66];[.M66];[.O66];[.Q66];[.S66];[.U66];[.W66];[.Y66])" ns41:value-type="float" table:style-name="TL Data" office:value-type="float" office:value="739">
            <text:p>739</text:p>
          </table:table-cell>
          <table:table-cell table:formula="of:=SUM([.D66];[.F66];[.H66];[.J66];[.L66];[.N66];[.P66];[.R66];[.T66];[.V66];[.X66];[.Z66])" ns41:value-type="float" table:style-name="TL Data" office:value-type="float" office:value="746">
            <text:p>74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i- en Boeicop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22"/>
          <table:table-cell table:formula="of:=SUM([.C67];[.E67];[.G67];[.I67];[.K67];[.M67];[.O67];[.Q67];[.S67];[.U67];[.W67];[.Y67])" ns41:value-type="float" table:style-name="TL Data" office:value-type="float" office:value="293">
            <text:p>293</text:p>
          </table:table-cell>
          <table:table-cell table:formula="of:=SUM([.D67];[.F67];[.H67];[.J67];[.L67];[.N67];[.P67];[.R67];[.T67];[.V67];[.X67];[.Z67])" ns41:value-type="float" table:style-name="TL Data" office:value-type="float" office:value="281">
            <text:p>28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inenoord</text:p>
          </table:table-cell>
          <table:table-cell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928" office:value-type="float">
            <text:p>92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68];[.E68];[.G68];[.I68];[.K68];[.M68];[.O68];[.Q68];[.S68];[.U68];[.W68];[.Y68])" ns41:value-type="float" table:style-name="TL Data" office:value-type="float" office:value="939">
            <text:p>939</text:p>
          </table:table-cell>
          <table:table-cell table:formula="of:=SUM([.D68];[.F68];[.H68];[.J68];[.L68];[.N68];[.P68];[.R68];[.T68];[.V68];[.X68];[.Z68])" ns41:value-type="float" table:style-name="TL Data" office:value-type="float" office:value="941">
            <text:p>94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kelingen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24" office:value-type="float">
            <text:p>424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table:formula="of:=SUM([.C69];[.E69];[.G69];[.I69];[.K69];[.M69];[.O69];[.Q69];[.S69];[.U69];[.W69];[.Y69])" ns41:value-type="float" table:style-name="TL Data" office:value-type="float" office:value="490">
            <text:p>490</text:p>
          </table:table-cell>
          <table:table-cell table:formula="of:=SUM([.D69];[.F69];[.H69];[.J69];[.L69];[.N69];[.P69];[.R69];[.T69];[.V69];[.X69];[.Z69])" ns41:value-type="float" table:style-name="TL Data" office:value-type="float" office:value="438">
            <text:p>43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8"/>
          <table:table-cell table:formula="of:=SUM([.C70];[.E70];[.G70];[.I70];[.K70];[.M70];[.O70];[.Q70];[.S70];[.U70];[.W70];[.Y70])" ns41:value-type="float" table:style-name="TL Data" office:value-type="float" office:value="324">
            <text:p>324</text:p>
          </table:table-cell>
          <table:table-cell table:formula="of:=SUM([.D70];[.F70];[.H70];[.J70];[.L70];[.N70];[.P70];[.R70];[.T70];[.V70];[.X70];[.Z70])" ns41:value-type="float" table:style-name="TL Data" office:value-type="float" office:value="351">
            <text:p>35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71];[.E71];[.G71];[.I71];[.K71];[.M71];[.O71];[.Q71];[.S71];[.U71];[.W71];[.Y71])" ns41:value-type="float" table:style-name="TL Data" office:value-type="float" office:value="2475">
            <text:p>2475</text:p>
          </table:table-cell>
          <table:table-cell table:formula="of:=SUM([.D71];[.F71];[.H71];[.J71];[.L71];[.N71];[.P71];[.R71];[.T71];[.V71];[.X71];[.Z71])" ns41:value-type="float" table:style-name="TL Data" office:value-type="float" office:value="2029">
            <text:p>202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lvoet (Nieuw)</text:p>
          </table:table-cell>
          <table:table-cell/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2];[.E72];[.G72];[.I72];[.K72];[.M72];[.O72];[.Q72];[.S72];[.U72];[.W72];[.Y72])" ns41:value-type="float" table:style-name="TL Data" office:value-type="float" office:value="747">
            <text:p>747</text:p>
          </table:table-cell>
          <table:table-cell table:formula="of:=SUM([.D72];[.F72];[.H72];[.J72];[.L72];[.N72];[.P72];[.R72];[.T72];[.V72];[.X72];[.Z72])" ns41:value-type="float" table:style-name="TL Data" office:value-type="float" office:value="741">
            <text:p>74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ndrik Ido Ambacht</text:p>
          </table:table-cell>
          <table:table-cell/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1348" office:value-type="float">
            <text:p>134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C73];[.E73];[.G73];[.I73];[.K73];[.M73];[.O73];[.Q73];[.S73];[.U73];[.W73];[.Y73])" ns41:value-type="float" table:style-name="TL Data" office:value-type="float" office:value="1307">
            <text:p>1307</text:p>
          </table:table-cell>
          <table:table-cell table:formula="of:=SUM([.D73];[.F73];[.H73];[.J73];[.L73];[.N73];[.P73];[.R73];[.T73];[.V73];[.X73];[.Z73])" ns41:value-type="float" table:style-name="TL Data" office:value-type="float" office:value="1357">
            <text:p>135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22"/>
          <table:table-cell table:formula="of:=SUM([.C74];[.E74];[.G74];[.I74];[.K74];[.M74];[.O74];[.Q74];[.S74];[.U74];[.W74];[.Y74])" ns41:value-type="float" table:style-name="TL Data" office:value-type="float" office:value="320">
            <text:p>320</text:p>
          </table:table-cell>
          <table:table-cell table:formula="of:=SUM([.D74];[.F74];[.H74];[.J74];[.L74];[.N74];[.P74];[.R74];[.T74];[.V74];[.X74];[.Z74])" ns41:value-type="float" table:style-name="TL Data" office:value-type="float" office:value="339">
            <text:p>33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665" office:value-type="float">
            <text:p>665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75];[.E75];[.G75];[.I75];[.K75];[.M75];[.O75];[.Q75];[.S75];[.U75];[.W75];[.Y75])" ns41:value-type="float" table:style-name="TL Data" office:value-type="float" office:value="795">
            <text:p>795</text:p>
          </table:table-cell>
          <table:table-cell table:formula="of:=SUM([.D75];[.F75];[.H75];[.J75];[.L75];[.N75];[.P75];[.R75];[.T75];[.V75];[.X75];[.Z75])" ns41:value-type="float" table:style-name="TL Data" office:value-type="float" office:value="686">
            <text:p>6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illigersberg</text:p>
          </table:table-cell>
          <table:table-cell/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6];[.E76];[.G76];[.I76];[.K76];[.M76];[.O76];[.Q76];[.S76];[.U76];[.W76];[.Y76])" ns41:value-type="float" table:style-name="TL Data" office:value-type="float" office:value="1529">
            <text:p>1529</text:p>
          </table:table-cell>
          <table:table-cell table:formula="of:=SUM([.D76];[.F76];[.H76];[.J76];[.L76];[.N76];[.P76];[.R76];[.T76];[.V76];[.X76];[.Z76])" ns41:value-type="float" table:style-name="TL Data" office:value-type="float" office:value="1562">
            <text:p>156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2" office:value-type="float">
            <text:p>55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36" office:value-type="float">
            <text:p>73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SUM([.C77];[.E77];[.G77];[.I77];[.K77];[.M77];[.O77];[.Q77];[.S77];[.U77];[.W77];[.Y77])" ns41:value-type="float" table:style-name="TL Data" office:value-type="float" office:value="1492">
            <text:p>1492</text:p>
          </table:table-cell>
          <table:table-cell table:formula="of:=SUM([.D77];[.F77];[.H77];[.J77];[.L77];[.N77];[.P77];[.R77];[.T77];[.V77];[.X77];[.Z77])" ns41:value-type="float" table:style-name="TL Data" office:value-type="float" office:value="1399">
            <text:p>13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4" table:style-name="TL Data" table:number-columns-repeated="2" office:value-type="float">
            <text:p>4</text:p>
          </table:table-cell>
          <table:table-cell table:formula="of:=SUM([.C78];[.E78];[.G78];[.I78];[.K78];[.M78];[.O78];[.Q78];[.S78];[.U78];[.W78];[.Y78])" ns41:value-type="float" table:style-name="TL Data" office:value-type="float" office:value="815">
            <text:p>815</text:p>
          </table:table-cell>
          <table:table-cell table:formula="of:=SUM([.D78];[.F78];[.H78];[.J78];[.L78];[.N78];[.P78];[.R78];[.T78];[.V78];[.X78];[.Z78])" ns41:value-type="float" table:style-name="TL Data" office:value-type="float" office:value="849">
            <text:p>84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oog Blokland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table:formula="of:=SUM([.C79];[.E79];[.G79];[.I79];[.K79];[.M79];[.O79];[.Q79];[.S79];[.U79];[.W79];[.Y79])" ns41:value-type="float" table:style-name="TL Data" office:value-type="float" office:value="379">
            <text:p>379</text:p>
          </table:table-cell>
          <table:table-cell table:formula="of:=SUM([.D79];[.F79];[.H79];[.J79];[.L79];[.N79];[.P79];[.R79];[.T79];[.V79];[.X79];[.Z79])" ns41:value-type="float" table:style-name="TL Data" office:value-type="float" office:value="350">
            <text:p>3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table:formula="of:=SUM([.C80];[.E80];[.G80];[.I80];[.K80];[.M80];[.O80];[.Q80];[.S80];[.U80];[.W80];[.Y80])" ns41:value-type="float" table:style-name="TL Data" office:value-type="float" office:value="555">
            <text:p>555</text:p>
          </table:table-cell>
          <table:table-cell table:formula="of:=SUM([.D80];[.F80];[.H80];[.J80];[.L80];[.N80];[.P80];[.R80];[.T80];[.V80];[.X80];[.Z80])" ns41:value-type="float" table:style-name="TL Data" office:value-type="float" office:value="530">
            <text:p>53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SUM([.C81];[.E81];[.G81];[.I81];[.K81];[.M81];[.O81];[.Q81];[.S81];[.U81];[.W81];[.Y81])" ns41:value-type="float" table:style-name="TL Data" office:value-type="float" office:value="318">
            <text:p>318</text:p>
          </table:table-cell>
          <table:table-cell table:formula="of:=SUM([.D81];[.F81];[.H81];[.J81];[.L81];[.N81];[.P81];[.R81];[.T81];[.V81];[.X81];[.Z81])" ns41:value-type="float" table:style-name="TL Data" office:value-type="float" office:value="279">
            <text:p>2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487" office:value-type="float">
            <text:p>248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82];[.E82];[.G82];[.I82];[.K82];[.M82];[.O82];[.Q82];[.S82];[.U82];[.W82];[.Y82])" ns41:value-type="float" table:style-name="TL Data" office:value-type="float" office:value="2975">
            <text:p>2975</text:p>
          </table:table-cell>
          <table:table-cell table:formula="of:=SUM([.D82];[.F82];[.H82];[.J82];[.L82];[.N82];[.P82];[.R82];[.T82];[.V82];[.X82];[.Z82])" ns41:value-type="float" table:style-name="TL Data" office:value-type="float" office:value="2854">
            <text:p>285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table:formula="of:=SUM([.C83];[.E83];[.G83];[.I83];[.K83];[.M83];[.O83];[.Q83];[.S83];[.U83];[.W83];[.Y83])" ns41:value-type="float" table:style-name="TL Data" office:value-type="float" office:value="398">
            <text:p>398</text:p>
          </table:table-cell>
          <table:table-cell table:formula="of:=SUM([.D83];[.F83];[.H83];[.J83];[.L83];[.N83];[.P83];[.R83];[.T83];[.V83];[.X83];[.Z83])" ns41:value-type="float" table:style-name="TL Data" office:value-type="float" office:value="379">
            <text:p>3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ethel en Spaland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8"/>
          <table:table-cell table:formula="of:=SUM([.C84];[.E84];[.G84];[.I84];[.K84];[.M84];[.O84];[.Q84];[.S84];[.U84];[.W84];[.Y84])" ns41:value-type="float" table:style-name="TL Data" office:value-type="float" office:value="606">
            <text:p>606</text:p>
          </table:table-cell>
          <table:table-cell table:formula="of:=SUM([.D84];[.F84];[.H84];[.J84];[.L84];[.N84];[.P84];[.R84];[.T84];[.V84];[.X84];[.Z84])" ns41:value-type="float" table:style-name="TL Data" office:value-type="float" office:value="624">
            <text:p>62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laaswaal</text:p>
          </table:table-cell>
          <table:table-cell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81" office:value-type="float">
            <text:p>78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85];[.E85];[.G85];[.I85];[.K85];[.M85];[.O85];[.Q85];[.S85];[.U85];[.W85];[.Y85])" ns41:value-type="float" table:style-name="TL Data" office:value-type="float" office:value="773">
            <text:p>773</text:p>
          </table:table-cell>
          <table:table-cell table:formula="of:=SUM([.D85];[.F85];[.H85];[.J85];[.L85];[.N85];[.P85];[.R85];[.T85];[.V85];[.X85];[.Z85])" ns41:value-type="float" table:style-name="TL Data" office:value-type="float" office:value="794">
            <text:p>79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SUM([.C86];[.E86];[.G86];[.I86];[.K86];[.M86];[.O86];[.Q86];[.S86];[.U86];[.W86];[.Y86])" ns41:value-type="float" table:style-name="TL Data" office:value-type="float" office:value="673">
            <text:p>673</text:p>
          </table:table-cell>
          <table:table-cell table:formula="of:=SUM([.D86];[.F86];[.H86];[.J86];[.L86];[.N86];[.P86];[.R86];[.T86];[.V86];[.X86];[.Z86])" ns41:value-type="float" table:style-name="TL Data" office:value-type="float" office:value="678">
            <text:p>67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4479" office:value-type="float">
            <text:p>4479</text:p>
          </table:table-cell>
          <table:table-cell ns41:value-type="float" table:style-name="TL Data" office:value="4687" office:value-type="float">
            <text:p>468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formula="of:=SUM([.C87];[.E87];[.G87];[.I87];[.K87];[.M87];[.O87];[.Q87];[.S87];[.U87];[.W87];[.Y87])" ns41:value-type="float" table:style-name="TL Data" office:value-type="float" office:value="5535">
            <text:p>5535</text:p>
          </table:table-cell>
          <table:table-cell table:formula="of:=SUM([.D87];[.F87];[.H87];[.J87];[.L87];[.N87];[.P87];[.R87];[.T87];[.V87];[.X87];[.Z87])" ns41:value-type="float" table:style-name="TL Data" office:value-type="float" office:value="5824">
            <text:p>582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rimpen aan de Lek</text:p>
          </table:table-cell>
          <table:table-cell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98" office:value-type="float">
            <text:p>89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88];[.E88];[.G88];[.I88];[.K88];[.M88];[.O88];[.Q88];[.S88];[.U88];[.W88];[.Y88])" ns41:value-type="float" table:style-name="TL Data" office:value-type="float" office:value="931">
            <text:p>931</text:p>
          </table:table-cell>
          <table:table-cell table:formula="of:=SUM([.D88];[.F88];[.H88];[.J88];[.L88];[.N88];[.P88];[.R88];[.T88];[.V88];[.X88];[.Z88])" ns41:value-type="float" table:style-name="TL Data" office:value-type="float" office:value="909">
            <text:p>90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rimpen aan den IJssel</text:p>
          </table:table-cell>
          <table:table-cell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951" office:value-type="float">
            <text:p>95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89];[.E89];[.G89];[.I89];[.K89];[.M89];[.O89];[.Q89];[.S89];[.U89];[.W89];[.Y89])" ns41:value-type="float" table:style-name="TL Data" office:value-type="float" office:value="884">
            <text:p>884</text:p>
          </table:table-cell>
          <table:table-cell table:formula="of:=SUM([.D89];[.F89];[.H89];[.J89];[.L89];[.N89];[.P89];[.R89];[.T89];[.V89];[.X89];[.Z89])" ns41:value-type="float" table:style-name="TL Data" office:value-type="float" office:value="962">
            <text:p>96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angerak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4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formula="of:=SUM([.C90];[.E90];[.G90];[.I90];[.K90];[.M90];[.O90];[.Q90];[.S90];[.U90];[.W90];[.Y90])" ns41:value-type="float" table:style-name="TL Data" office:value-type="float" office:value="463">
            <text:p>463</text:p>
          </table:table-cell>
          <table:table-cell table:formula="of:=SUM([.D90];[.F90];[.H90];[.J90];[.L90];[.N90];[.P90];[.R90];[.T90];[.V90];[.X90];[.Z90])" ns41:value-type="float" table:style-name="TL Data" office:value-type="float" office:value="474">
            <text:p>4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ange Ruige Weide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91];[.E91];[.G91];[.I91];[.K91];[.M91];[.O91];[.Q91];[.S91];[.U91];[.W91];[.Y91])" ns41:value-type="float" table:style-name="TL Data" office:value-type="float" office:value="305">
            <text:p>305</text:p>
          </table:table-cell>
          <table:table-cell table:formula="of:=SUM([.D91];[.F91];[.H91];[.J91];[.L91];[.N91];[.P91];[.R91];[.T91];[.V91];[.X91];[.Z91])" ns41:value-type="float" table:style-name="TL Data" office:value-type="float" office:value="282">
            <text:p>28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34" office:value-type="float">
            <text:p>33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6"/>
          <table:table-cell table:formula="of:=SUM([.C92];[.E92];[.G92];[.I92];[.K92];[.M92];[.O92];[.Q92];[.S92];[.U92];[.W92];[.Y92])" ns41:value-type="float" table:style-name="TL Data" office:value-type="float" office:value="372">
            <text:p>372</text:p>
          </table:table-cell>
          <table:table-cell table:formula="of:=SUM([.D92];[.F92];[.H92];[.J92];[.L92];[.N92];[.P92];[.R92];[.T92];[.V92];[.X92];[.Z92])" ns41:value-type="float" table:style-name="TL Data" office:value-type="float" office:value="341">
            <text:p>34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1484" office:value-type="float">
            <text:p>1484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93];[.E93];[.G93];[.I93];[.K93];[.M93];[.O93];[.Q93];[.S93];[.U93];[.W93];[.Y93])" ns41:value-type="float" table:style-name="TL Data" office:value-type="float" office:value="1712">
            <text:p>1712</text:p>
          </table:table-cell>
          <table:table-cell table:formula="of:=SUM([.D93];[.F93];[.H93];[.J93];[.L93];[.N93];[.P93];[.R93];[.T93];[.V93];[.X93];[.Z93])" ns41:value-type="float" table:style-name="TL Data" office:value-type="float" office:value="1668">
            <text:p>166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imuiden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8"/>
          <table:table-cell table:formula="of:=SUM([.C94];[.E94];[.G94];[.I94];[.K94];[.M94];[.O94];[.Q94];[.S94];[.U94];[.W94];[.Y94])" ns41:value-type="float" table:style-name="TL Data" office:value-type="float" office:value="747">
            <text:p>747</text:p>
          </table:table-cell>
          <table:table-cell table:formula="of:=SUM([.D94];[.F94];[.H94];[.J94];[.L94];[.N94];[.P94];[.R94];[.T94];[.V94];[.X94];[.Z94])" ns41:value-type="float" table:style-name="TL Data" office:value-type="float" office:value="747">
            <text:p>74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1497" office:value-type="float">
            <text:p>1497</text:p>
          </table:table-cell>
          <table:table-cell ns41:value-type="float" table:style-name="TL Data" office:value="1419" office:value-type="float">
            <text:p>1419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95];[.E95];[.G95];[.I95];[.K95];[.M95];[.O95];[.Q95];[.S95];[.U95];[.W95];[.Y95])" ns41:value-type="float" table:style-name="TL Data" office:value-type="float" office:value="1516">
            <text:p>1516</text:p>
          </table:table-cell>
          <table:table-cell table:formula="of:=SUM([.D95];[.F95];[.H95];[.J95];[.L95];[.N95];[.P95];[.R95];[.T95];[.V95];[.X95];[.Z95])" ns41:value-type="float" table:style-name="TL Data" office:value-type="float" office:value="1436">
            <text:p>14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kkerland (Nieuw)</text:p>
          </table:table-cell>
          <table:table-cell/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182" office:value-type="float">
            <text:p>11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SUM([.C96];[.E96];[.G96];[.I96];[.K96];[.M96];[.O96];[.Q96];[.S96];[.U96];[.W96];[.Y96])" ns41:value-type="float" table:style-name="TL Data" office:value-type="float" office:value="1189">
            <text:p>1189</text:p>
          </table:table-cell>
          <table:table-cell table:formula="of:=SUM([.D96];[.F96];[.H96];[.J96];[.L96];[.N96];[.P96];[.R96];[.T96];[.V96];[.X96];[.Z96])" ns41:value-type="float" table:style-name="TL Data" office:value-type="float" office:value="1221">
            <text:p>12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xmond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50" office:value-type="float">
            <text:p>750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97];[.E97];[.G97];[.I97];[.K97];[.M97];[.O97];[.Q97];[.S97];[.U97];[.W97];[.Y97])" ns41:value-type="float" table:style-name="TL Data" office:value-type="float" office:value="834">
            <text:p>834</text:p>
          </table:table-cell>
          <table:table-cell table:formula="of:=SUM([.D97];[.F97];[.H97];[.J97];[.L97];[.N97];[.P97];[.R97];[.T97];[.V97];[.X97];[.Z97])" ns41:value-type="float" table:style-name="TL Data" office:value-type="float" office:value="771">
            <text:p>77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eijderdorp</text:p>
          </table:table-cell>
          <table:table-cell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formula="of:=SUM([.C98];[.E98];[.G98];[.I98];[.K98];[.M98];[.O98];[.Q98];[.S98];[.U98];[.W98];[.Y98])" ns41:value-type="float" table:style-name="TL Data" office:value-type="float" office:value="1483">
            <text:p>1483</text:p>
          </table:table-cell>
          <table:table-cell table:formula="of:=SUM([.D98];[.F98];[.H98];[.J98];[.L98];[.N98];[.P98];[.R98];[.T98];[.V98];[.X98];[.Z98])" ns41:value-type="float" table:style-name="TL Data" office:value-type="float" office:value="1550">
            <text:p>15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<text:s/>Lier (de)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table:formula="of:=SUM([.C99];[.E99];[.G99];[.I99];[.K99];[.M99];[.O99];[.Q99];[.S99];[.U99];[.W99];[.Y99])" ns41:value-type="float" table:style-name="TL Data" office:value-type="float" office:value="509">
            <text:p>509</text:p>
          </table:table-cell>
          <table:table-cell table:formula="of:=SUM([.D99];[.F99];[.H99];[.J99];[.L99];[.N99];[.P99];[.R99];[.T99];[.V99];[.X99];[.Z99])" ns41:value-type="float" table:style-name="TL Data" office:value-type="float" office:value="485">
            <text:p>48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indt (Groote)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100];[.E100];[.G100];[.I100];[.K100];[.M100];[.O100];[.Q100];[.S100];[.U100];[.W100];[.Y100])" ns41:value-type="float" table:style-name="TL Data" office:value-type="float" office:value="502">
            <text:p>502</text:p>
          </table:table-cell>
          <table:table-cell table:formula="of:=SUM([.D100];[.F100];[.H100];[.J100];[.L100];[.N100];[.P100];[.R100];[.T100];[.V100];[.X100];[.Z100])" ns41:value-type="float" table:style-name="TL Data" office:value-type="float" office:value="479">
            <text:p>4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11" office:value-type="float">
            <text:p>7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101];[.E101];[.G101];[.I101];[.K101];[.M101];[.O101];[.Q101];[.S101];[.U101];[.W101];[.Y101])" ns41:value-type="float" table:style-name="TL Data" office:value-type="float" office:value="1088">
            <text:p>1088</text:p>
          </table:table-cell>
          <table:table-cell table:formula="of:=SUM([.D101];[.F101];[.H101];[.J101];[.L101];[.N101];[.P101];[.R101];[.T101];[.V101];[.X101];[.Z101])" ns41:value-type="float" table:style-name="TL Data" office:value-type="float" office:value="1088">
            <text:p>108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oosduinen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102];[.E102];[.G102];[.I102];[.K102];[.M102];[.O102];[.Q102];[.S102];[.U102];[.W102];[.Y102])" ns41:value-type="float" table:style-name="TL Data" office:value-type="float" office:value="1274">
            <text:p>1274</text:p>
          </table:table-cell>
          <table:table-cell table:formula="of:=SUM([.D102];[.F102];[.H102];[.J102];[.L102];[.N102];[.P102];[.R102];[.T102];[.V102];[.X102];[.Z102])" ns41:value-type="float" table:style-name="TL Data" office:value-type="float" office:value="1245">
            <text:p>124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93" office:value-type="float">
            <text:p>893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03];[.E103];[.G103];[.I103];[.K103];[.M103];[.O103];[.Q103];[.S103];[.U103];[.W103];[.Y103])" ns41:value-type="float" table:style-name="TL Data" office:value-type="float" office:value="899">
            <text:p>899</text:p>
          </table:table-cell>
          <table:table-cell table:formula="of:=SUM([.D103];[.F103];[.H103];[.J103];[.L103];[.N103];[.P103];[.R103];[.T103];[.V103];[.X103];[.Z103])" ns41:value-type="float" table:style-name="TL Data" office:value-type="float" office:value="907">
            <text:p>90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6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8"/>
          <table:table-cell table:formula="of:=SUM([.C104];[.E104];[.G104];[.I104];[.K104];[.M104];[.O104];[.Q104];[.S104];[.U104];[.W104];[.Y104])" ns41:value-type="float" table:style-name="TL Data" office:value-type="float" office:value="1237">
            <text:p>1237</text:p>
          </table:table-cell>
          <table:table-cell table:formula="of:=SUM([.D104];[.F104];[.H104];[.J104];[.L104];[.N104];[.P104];[.R104];[.T104];[.V104];[.X104];[.Z104])" ns41:value-type="float" table:style-name="TL Data" office:value-type="float" office:value="1296">
            <text:p>129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1979" office:value-type="float">
            <text:p>1979</text:p>
          </table:table-cell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5];[.E105];[.G105];[.I105];[.K105];[.M105];[.O105];[.Q105];[.S105];[.U105];[.W105];[.Y105])" ns41:value-type="float" table:style-name="TL Data" office:value-type="float" office:value="2321">
            <text:p>2321</text:p>
          </table:table-cell>
          <table:table-cell table:formula="of:=SUM([.D105];[.F105];[.H105];[.J105];[.L105];[.N105];[.P105];[.R105];[.T105];[.V105];[.X105];[.Z105])" ns41:value-type="float" table:style-name="TL Data" office:value-type="float" office:value="2506">
            <text:p>25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639" office:value-type="float">
            <text:p>639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formula="of:=SUM([.C106];[.E106];[.G106];[.I106];[.K106];[.M106];[.O106];[.Q106];[.S106];[.U106];[.W106];[.Y106])" ns41:value-type="float" table:style-name="TL Data" office:value-type="float" office:value="661">
            <text:p>661</text:p>
          </table:table-cell>
          <table:table-cell table:formula="of:=SUM([.D106];[.F106];[.H106];[.J106];[.L106];[.N106];[.P106];[.R106];[.T106];[.V106];[.X106];[.Z106])" ns41:value-type="float" table:style-name="TL Data" office:value-type="float" office:value="669">
            <text:p>66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table:formula="of:=SUM([.C107];[.E107];[.G107];[.I107];[.K107];[.M107];[.O107];[.Q107];[.S107];[.U107];[.W107];[.Y107])" ns41:value-type="float" table:style-name="TL Data" office:value-type="float" office:value="621">
            <text:p>621</text:p>
          </table:table-cell>
          <table:table-cell table:formula="of:=SUM([.D107];[.F107];[.H107];[.J107];[.L107];[.N107];[.P107];[.R107];[.T107];[.V107];[.X107];[.Z107])" ns41:value-type="float" table:style-name="TL Data" office:value-type="float" office:value="636">
            <text:p>6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table:formula="of:=SUM([.C108];[.E108];[.G108];[.I108];[.K108];[.M108];[.O108];[.Q108];[.S108];[.U108];[.W108];[.Y108])" ns41:value-type="float" table:style-name="TL Data" office:value-type="float" office:value="1835">
            <text:p>1835</text:p>
          </table:table-cell>
          <table:table-cell table:formula="of:=SUM([.D108];[.F108];[.H108];[.J108];[.L108];[.N108];[.P108];[.R108];[.T108];[.V108];[.X108];[.Z108])" ns41:value-type="float" table:style-name="TL Data" office:value-type="float" office:value="1892">
            <text:p>189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table:formula="of:=SUM([.C109];[.E109];[.G109];[.I109];[.K109];[.M109];[.O109];[.Q109];[.S109];[.U109];[.W109];[.Y109])" ns41:value-type="float" table:style-name="TL Data" office:value-type="float" office:value="301">
            <text:p>301</text:p>
          </table:table-cell>
          <table:table-cell table:formula="of:=SUM([.D109];[.F109];[.H109];[.J109];[.L109];[.N109];[.P109];[.R109];[.T109];[.V109];[.X109];[.Z109])" ns41:value-type="float" table:style-name="TL Data" office:value-type="float" office:value="302">
            <text:p>30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olenaarsgraaf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22"/>
          <table:table-cell table:formula="of:=SUM([.C110];[.E110];[.G110];[.I110];[.K110];[.M110];[.O110];[.Q110];[.S110];[.U110];[.W110];[.Y110])" ns41:value-type="float" table:style-name="TL Data" office:value-type="float" office:value="227">
            <text:p>227</text:p>
          </table:table-cell>
          <table:table-cell table:formula="of:=SUM([.D110];[.F110];[.H110];[.J110];[.L110];[.N110];[.P110];[.R110];[.T110];[.V110];[.X110];[.Z110])" ns41:value-type="float" table:style-name="TL Data" office:value-type="float" office:value="237">
            <text:p>2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59" office:value-type="float">
            <text:p>759</text:p>
          </table:table-cell>
          <table:table-cell table:style-name="TL Data" table:number-columns-repeated="4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111];[.E111];[.G111];[.I111];[.K111];[.M111];[.O111];[.Q111];[.S111];[.U111];[.W111];[.Y111])" ns41:value-type="float" table:style-name="TL Data" office:value-type="float" office:value="2042">
            <text:p>2042</text:p>
          </table:table-cell>
          <table:table-cell table:formula="of:=SUM([.D111];[.F111];[.H111];[.J111];[.L111];[.N111];[.P111];[.R111];[.T111];[.V111];[.X111];[.Z111])" ns41:value-type="float" table:style-name="TL Data" office:value-type="float" office:value="2151">
            <text:p>215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986" office:value-type="float">
            <text:p>986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8"/>
          <table:table-cell table:formula="of:=SUM([.C112];[.E112];[.G112];[.I112];[.K112];[.M112];[.O112];[.Q112];[.S112];[.U112];[.W112];[.Y112])" ns41:value-type="float" table:style-name="TL Data" office:value-type="float" office:value="1141">
            <text:p>1141</text:p>
          </table:table-cell>
          <table:table-cell table:formula="of:=SUM([.D112];[.F112];[.H112];[.J112];[.L112];[.N112];[.P112];[.R112];[.T112];[.V112];[.X112];[.Z112])" ns41:value-type="float" table:style-name="TL Data" office:value-type="float" office:value="1127">
            <text:p>112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ijnsheerenland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30" office:value-type="float">
            <text:p>7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13];[.E113];[.G113];[.I113];[.K113];[.M113];[.O113];[.Q113];[.S113];[.U113];[.W113];[.Y113])" ns41:value-type="float" table:style-name="TL Data" office:value-type="float" office:value="804">
            <text:p>804</text:p>
          </table:table-cell>
          <table:table-cell table:formula="of:=SUM([.D113];[.F113];[.H113];[.J113];[.L113];[.N113];[.P113];[.R113];[.T113];[.V113];[.X113];[.Z113])" ns41:value-type="float" table:style-name="TL Data" office:value-type="float" office:value="777">
            <text:p>77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50" office:value-type="float">
            <text:p>95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table:formula="of:=SUM([.C114];[.E114];[.G114];[.I114];[.K114];[.M114];[.O114];[.Q114];[.S114];[.U114];[.W114];[.Y114])" ns41:value-type="float" table:style-name="TL Data" office:value-type="float" office:value="2419">
            <text:p>2419</text:p>
          </table:table-cell>
          <table:table-cell table:formula="of:=SUM([.D114];[.F114];[.H114];[.J114];[.L114];[.N114];[.P114];[.R114];[.T114];[.V114];[.X114];[.Z114])" ns41:value-type="float" table:style-name="TL Data" office:value-type="float" office:value="2395">
            <text:p>239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euwenhoorn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80" office:value-type="float">
            <text:p>78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5];[.E115];[.G115];[.I115];[.K115];[.M115];[.O115];[.Q115];[.S115];[.U115];[.W115];[.Y115])" ns41:value-type="float" table:style-name="TL Data" office:value-type="float" office:value="815">
            <text:p>815</text:p>
          </table:table-cell>
          <table:table-cell table:formula="of:=SUM([.D115];[.F115];[.H115];[.J115];[.L115];[.N115];[.P115];[.R115];[.T115];[.V115];[.X115];[.Z115])" ns41:value-type="float" table:style-name="TL Data" office:value-type="float" office:value="804">
            <text:p>80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euwerkerk aan den IJssel</text:p>
          </table:table-cell>
          <table:table-cell/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066" office:value-type="float">
            <text:p>1066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8"/>
          <table:table-cell table:formula="of:=SUM([.C116];[.E116];[.G116];[.I116];[.K116];[.M116];[.O116];[.Q116];[.S116];[.U116];[.W116];[.Y116])" ns41:value-type="float" table:style-name="TL Data" office:value-type="float" office:value="1218">
            <text:p>1218</text:p>
          </table:table-cell>
          <table:table-cell table:formula="of:=SUM([.D116];[.F116];[.H116];[.J116];[.L116];[.N116];[.P116];[.R116];[.T116];[.V116];[.X116];[.Z116])" ns41:value-type="float" table:style-name="TL Data" office:value-type="float" office:value="1173">
            <text:p>117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24" office:value-type="float">
            <text:p>724</text:p>
          </table:table-cell>
          <table:table-cell table:style-name="TL Data" table:number-columns-repeated="8"/>
          <table:table-cell table:formula="of:=SUM([.C117];[.E117];[.G117];[.I117];[.K117];[.M117];[.O117];[.Q117];[.S117];[.U117];[.W117];[.Y117])" ns41:value-type="float" table:style-name="TL Data" office:value-type="float" office:value="1369">
            <text:p>1369</text:p>
          </table:table-cell>
          <table:table-cell table:formula="of:=SUM([.D117];[.F117];[.H117];[.J117];[.L117];[.N117];[.P117];[.R117];[.T117];[.V117];[.X117];[.Z117])" ns41:value-type="float" table:style-name="TL Data" office:value-type="float" office:value="1335">
            <text:p>133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8"/>
          <table:table-cell table:formula="of:=SUM([.C118];[.E118];[.G118];[.I118];[.K118];[.M118];[.O118];[.Q118];[.S118];[.U118];[.W118];[.Y118])" ns41:value-type="float" table:style-name="TL Data" office:value-type="float" office:value="368">
            <text:p>368</text:p>
          </table:table-cell>
          <table:table-cell table:formula="of:=SUM([.D118];[.F118];[.H118];[.J118];[.L118];[.N118];[.P118];[.R118];[.T118];[.V118];[.X118];[.Z118])" ns41:value-type="float" table:style-name="TL Data" office:value-type="float" office:value="325">
            <text:p>32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9];[.E119];[.G119];[.I119];[.K119];[.M119];[.O119];[.Q119];[.S119];[.U119];[.W119];[.Y119])" ns41:value-type="float" table:style-name="TL Data" office:value-type="float" office:value="312">
            <text:p>312</text:p>
          </table:table-cell>
          <table:table-cell table:formula="of:=SUM([.D119];[.F119];[.H119];[.J119];[.L119];[.N119];[.P119];[.R119];[.T119];[.V119];[.X119];[.Z119])" ns41:value-type="float" table:style-name="TL Data" office:value-type="float" office:value="299">
            <text:p>2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63" office:value-type="float">
            <text:p>36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8"/>
          <table:table-cell table:formula="of:=SUM([.C120];[.E120];[.G120];[.I120];[.K120];[.M120];[.O120];[.Q120];[.S120];[.U120];[.W120];[.Y120])" ns41:value-type="float" table:style-name="TL Data" office:value-type="float" office:value="612">
            <text:p>612</text:p>
          </table:table-cell>
          <table:table-cell table:formula="of:=SUM([.D120];[.F120];[.H120];[.J120];[.L120];[.N120];[.P120];[.R120];[.T120];[.V120];[.X120];[.Z120])" ns41:value-type="float" table:style-name="TL Data" office:value-type="float" office:value="628">
            <text:p>6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6"/>
          <table:table-cell table:formula="of:=SUM([.C121];[.E121];[.G121];[.I121];[.K121];[.M121];[.O121];[.Q121];[.S121];[.U121];[.W121];[.Y121])" ns41:value-type="float" table:style-name="TL Data" office:value-type="float" office:value="472">
            <text:p>472</text:p>
          </table:table-cell>
          <table:table-cell table:formula="of:=SUM([.D121];[.F121];[.H121];[.J121];[.L121];[.N121];[.P121];[.R121];[.T121];[.V121];[.X121];[.Z121])" ns41:value-type="float" table:style-name="TL Data" office:value-type="float" office:value="486">
            <text:p>4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913" office:value-type="float">
            <text:p>913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22];[.E122];[.G122];[.I122];[.K122];[.M122];[.O122];[.Q122];[.S122];[.U122];[.W122];[.Y122])" ns41:value-type="float" table:style-name="TL Data" office:value-type="float" office:value="1876">
            <text:p>1876</text:p>
          </table:table-cell>
          <table:table-cell table:formula="of:=SUM([.D122];[.F122];[.H122];[.J122];[.L122];[.N122];[.P122];[.R122];[.T122];[.V122];[.X122];[.Z122])" ns41:value-type="float" table:style-name="TL Data" office:value-type="float" office:value="1821">
            <text:p>18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57" office:value-type="float">
            <text:p>65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23];[.E123];[.G123];[.I123];[.K123];[.M123];[.O123];[.Q123];[.S123];[.U123];[.W123];[.Y123])" ns41:value-type="float" table:style-name="TL Data" office:value-type="float" office:value="774">
            <text:p>774</text:p>
          </table:table-cell>
          <table:table-cell table:formula="of:=SUM([.D123];[.F123];[.H123];[.J123];[.L123];[.N123];[.P123];[.R123];[.T123];[.V123];[.X123];[.Z123])" ns41:value-type="float" table:style-name="TL Data" office:value-type="float" office:value="739">
            <text:p>73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8"/>
          <table:table-cell table:formula="of:=SUM([.C124];[.E124];[.G124];[.I124];[.K124];[.M124];[.O124];[.Q124];[.S124];[.U124];[.W124];[.Y124])" ns41:value-type="float" table:style-name="TL Data" office:value-type="float" office:value="392">
            <text:p>392</text:p>
          </table:table-cell>
          <table:table-cell table:formula="of:=SUM([.D124];[.F124];[.H124];[.J124];[.L124];[.N124];[.P124];[.R124];[.T124];[.V124];[.X124];[.Z124])" ns41:value-type="float" table:style-name="TL Data" office:value-type="float" office:value="395">
            <text:p>39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umansdorp</text:p>
          </table:table-cell>
          <table:table-cell/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464" office:value-type="float">
            <text:p>1464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" office:value-type="float">
            <text:p>23</text:p>
          </table:table-cell>
          <table:table-cell table:formula="of:=SUM([.C125];[.E125];[.G125];[.I125];[.K125];[.M125];[.O125];[.Q125];[.S125];[.U125];[.W125];[.Y125])" ns41:value-type="float" table:style-name="TL Data" office:value-type="float" office:value="1498">
            <text:p>1498</text:p>
          </table:table-cell>
          <table:table-cell table:formula="of:=SUM([.D125];[.F125];[.H125];[.J125];[.L125];[.N125];[.P125];[.R125];[.T125];[.V125];[.X125];[.Z125])" ns41:value-type="float" table:style-name="TL Data" office:value-type="float" office:value="1550">
            <text:p>15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egstgeest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532" office:value-type="float">
            <text:p>53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126];[.E126];[.G126];[.I126];[.K126];[.M126];[.O126];[.Q126];[.S126];[.U126];[.W126];[.Y126])" ns41:value-type="float" table:style-name="TL Data" office:value-type="float" office:value="1487">
            <text:p>1487</text:p>
          </table:table-cell>
          <table:table-cell table:formula="of:=SUM([.D126];[.F126];[.H126];[.J126];[.L126];[.N126];[.P126];[.R126];[.T126];[.V126];[.X126];[.Z126])" ns41:value-type="float" table:style-name="TL Data" office:value-type="float" office:value="1216">
            <text:p>12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oltgensplaat</text:p>
          </table:table-cell>
          <table:table-cell/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953" office:value-type="float">
            <text:p>9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8"/>
          <table:table-cell table:formula="of:=SUM([.C127];[.E127];[.G127];[.I127];[.K127];[.M127];[.O127];[.Q127];[.S127];[.U127];[.W127];[.Y127])" ns41:value-type="float" table:style-name="TL Data" office:value-type="float" office:value="1170">
            <text:p>1170</text:p>
          </table:table-cell>
          <table:table-cell table:formula="of:=SUM([.D127];[.F127];[.H127];[.J127];[.L127];[.N127];[.P127];[.R127];[.T127];[.V127];[.X127];[.Z127])" ns41:value-type="float" table:style-name="TL Data" office:value-type="float" office:value="1192">
            <text:p>119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SUM([.C128];[.E128];[.G128];[.I128];[.K128];[.M128];[.O128];[.Q128];[.S128];[.U128];[.W128];[.Y128])" ns41:value-type="float" table:style-name="TL Data" office:value-type="float" office:value="863">
            <text:p>863</text:p>
          </table:table-cell>
          <table:table-cell table:formula="of:=SUM([.D128];[.F128];[.H128];[.J128];[.L128];[.N128];[.P128];[.R128];[.T128];[.V128];[.X128];[.Z128])" ns41:value-type="float" table:style-name="TL Data" office:value-type="float" office:value="769">
            <text:p>76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22"/>
          <table:table-cell table:formula="of:=SUM([.C129];[.E129];[.G129];[.I129];[.K129];[.M129];[.O129];[.Q129];[.S129];[.U129];[.W129];[.Y129])" ns41:value-type="float" table:style-name="TL Data" office:value-type="float" office:value="284">
            <text:p>284</text:p>
          </table:table-cell>
          <table:table-cell table:formula="of:=SUM([.D129];[.F129];[.H129];[.J129];[.L129];[.N129];[.P129];[.R129];[.T129];[.V129];[.X129];[.Z129])" ns41:value-type="float" table:style-name="TL Data" office:value-type="float" office:value="297">
            <text:p>29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uddorp</text:p>
          </table:table-cell>
          <table:table-cell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193" office:value-type="float">
            <text:p>119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30];[.E130];[.G130];[.I130];[.K130];[.M130];[.O130];[.Q130];[.S130];[.U130];[.W130];[.Y130])" ns41:value-type="float" table:style-name="TL Data" office:value-type="float" office:value="1273">
            <text:p>1273</text:p>
          </table:table-cell>
          <table:table-cell table:formula="of:=SUM([.D130];[.F130];[.H130];[.J130];[.L130];[.N130];[.P130];[.R130];[.T130];[.V130];[.X130];[.Z130])" ns41:value-type="float" table:style-name="TL Data" office:value-type="float" office:value="1211">
            <text:p>121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udenhoorn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SUM([.C131];[.E131];[.G131];[.I131];[.K131];[.M131];[.O131];[.Q131];[.S131];[.U131];[.W131];[.Y131])" ns41:value-type="float" table:style-name="TL Data" office:value-type="float" office:value="463">
            <text:p>463</text:p>
          </table:table-cell>
          <table:table-cell table:formula="of:=SUM([.D131];[.F131];[.H131];[.J131];[.L131];[.N131];[.P131];[.R131];[.T131];[.V131];[.X131];[.Z131])" ns41:value-type="float" table:style-name="TL Data" office:value-type="float" office:value="401">
            <text:p>4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uderkerk aan den IJssel</text:p>
          </table:table-cell>
          <table:table-cell/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226" office:value-type="float">
            <text:p>122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132];[.E132];[.G132];[.I132];[.K132];[.M132];[.O132];[.Q132];[.S132];[.U132];[.W132];[.Y132])" ns41:value-type="float" table:style-name="TL Data" office:value-type="float" office:value="1280">
            <text:p>1280</text:p>
          </table:table-cell>
          <table:table-cell table:formula="of:=SUM([.D132];[.F132];[.H132];[.J132];[.L132];[.N132];[.P132];[.R132];[.T132];[.V132];[.X132];[.Z132])" ns41:value-type="float" table:style-name="TL Data" office:value-type="float" office:value="1239">
            <text:p>123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133];[.E133];[.G133];[.I133];[.K133];[.M133];[.O133];[.Q133];[.S133];[.U133];[.W133];[.Y133])" ns41:value-type="float" table:style-name="TL Data" office:value-type="float" office:value="1156">
            <text:p>1156</text:p>
          </table:table-cell>
          <table:table-cell table:formula="of:=SUM([.D133];[.F133];[.H133];[.J133];[.L133];[.N133];[.P133];[.R133];[.T133];[.V133];[.X133];[.Z133])" ns41:value-type="float" table:style-name="TL Data" office:value-type="float" office:value="1240">
            <text:p>124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udshoorn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61" table:style-name="TL Data" table:number-columns-repeated="2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C134];[.E134];[.G134];[.I134];[.K134];[.M134];[.O134];[.Q134];[.S134];[.U134];[.W134];[.Y134])" ns41:value-type="float" table:style-name="TL Data" office:value-type="float" office:value="1065">
            <text:p>1065</text:p>
          </table:table-cell>
          <table:table-cell table:formula="of:=SUM([.D134];[.F134];[.H134];[.J134];[.L134];[.N134];[.P134];[.R134];[.T134];[.V134];[.X134];[.Z134])" ns41:value-type="float" table:style-name="TL Data" office:value-type="float" office:value="1173">
            <office:annotation draw:style-name="gr1" svg:height="0.445cm" draw:caption-point-y="1.131cm" svg:width="0.882cm" svg:x="51.651cm" draw:caption-point-x="0.544cm" svg:y="61.722cm" draw:text-style-name="P1">
              <dc:creator>CDM</dc:creator>
              <dc:date>2014-12-12T00:00:00</dc:date>
              <text:p text:style-name="P1"><text:span text:style-name="T2">1174</text:span></text:p>
              <text:p text:style-name="P1"><text:span text:style-name="T2"/></text:p>
            </office:annotation>
            <text:p>117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135];[.E135];[.G135];[.I135];[.K135];[.M135];[.O135];[.Q135];[.S135];[.U135];[.W135];[.Y135])" ns41:value-type="float" table:style-name="TL Data" office:value-type="float" office:value="1847">
            <text:p>1847</text:p>
          </table:table-cell>
          <table:table-cell table:formula="of:=SUM([.D135];[.F135];[.H135];[.J135];[.L135];[.N135];[.P135];[.R135];[.T135];[.V135];[.X135];[.Z135])" ns41:value-type="float" table:style-name="TL Data" office:value-type="float" office:value="1950">
            <text:p>19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apekop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1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36];[.E136];[.G136];[.I136];[.K136];[.M136];[.O136];[.Q136];[.S136];[.U136];[.W136];[.Y136])" ns41:value-type="float" table:style-name="TL Data" office:value-type="float" office:value="165">
            <text:p>165</text:p>
          </table:table-cell>
          <table:table-cell table:formula="of:=SUM([.D136];[.F136];[.H136];[.J136];[.L136];[.N136];[.P136];[.R136];[.T136];[.V136];[.X136];[.Z136])" ns41:value-type="float" table:style-name="TL Data" office:value-type="float" office:value="193">
            <text:p>19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255" office:value-type="float">
            <text:p>125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C137];[.E137];[.G137];[.I137];[.K137];[.M137];[.O137];[.Q137];[.S137];[.U137];[.W137];[.Y137])" ns41:value-type="float" table:style-name="TL Data" office:value-type="float" office:value="1353">
            <text:p>1353</text:p>
          </table:table-cell>
          <table:table-cell table:formula="of:=SUM([.D137];[.F137];[.H137];[.J137];[.L137];[.N137];[.P137];[.R137];[.T137];[.V137];[.X137];[.Z137])" ns41:value-type="float" table:style-name="TL Data" office:value-type="float" office:value="1274">
            <text:p>12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81" office:value-type="float">
            <text:p>781</text:p>
          </table:table-cell>
          <table:table-cell table:style-name="TL Data" table:number-columns-repeated="4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TL Data"/>
          <table:table-cell table:style-name="TL Data"/>
          <table:table-cell table:formula="of:=SUM([.C138];[.E138];[.G138];[.I138];[.K138];[.M138];[.O138];[.Q138];[.S138];[.U138];[.W138];[.Y138])" ns41:value-type="float" table:style-name="TL Data" office:value-type="float" office:value="1028">
            <text:p>1028</text:p>
          </table:table-cell>
          <table:table-cell table:formula="of:=SUM([.D138];[.F138];[.H138];[.J138];[.L138];[.N138];[.P138];[.R138];[.T138];[.V138];[.X138];[.Z138])" ns41:value-type="float" table:style-name="TL Data" office:value-type="float" office:value="1079">
            <text:p>10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2"/>
          <table:table-cell table:formula="of:=SUM([.C139];[.E139];[.G139];[.I139];[.K139];[.M139];[.O139];[.Q139];[.S139];[.U139];[.W139];[.Y139])" ns41:value-type="float" table:style-name="TL Data" office:value-type="float" office:value="185">
            <text:p>185</text:p>
          </table:table-cell>
          <table:table-cell table:formula="of:=SUM([.D139];[.F139];[.H139];[.J139];[.L139];[.N139];[.P139];[.R139];[.T139];[.V139];[.X139];[.Z139])" ns41:value-type="float" table:style-name="TL Data" office:value-type="float" office:value="174">
            <text:p>1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iershil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140];[.E140];[.G140];[.I140];[.K140];[.M140];[.O140];[.Q140];[.S140];[.U140];[.W140];[.Y140])" ns41:value-type="float" table:style-name="TL Data" office:value-type="float" office:value="397">
            <text:p>397</text:p>
          </table:table-cell>
          <table:table-cell table:formula="of:=SUM([.D140];[.F140];[.H140];[.J140];[.L140];[.N140];[.P140];[.R140];[.T140];[.V140];[.X140];[.Z140])" ns41:value-type="float" table:style-name="TL Data" office:value-type="float" office:value="385">
            <text:p>38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41];[.E141];[.G141];[.I141];[.K141];[.M141];[.O141];[.Q141];[.S141];[.U141];[.W141];[.Y141])" ns41:value-type="float" table:style-name="TL Data" office:value-type="float" office:value="543">
            <text:p>543</text:p>
          </table:table-cell>
          <table:table-cell table:formula="of:=SUM([.D141];[.F141];[.H141];[.J141];[.L141];[.N141];[.P141];[.R141];[.T141];[.V141];[.X141];[.Z141])" ns41:value-type="float" table:style-name="TL Data" office:value-type="float" office:value="574">
            <text:p>5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962" office:value-type="float">
            <text:p>962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formula="of:=SUM([.C142];[.E142];[.G142];[.I142];[.K142];[.M142];[.O142];[.Q142];[.S142];[.U142];[.W142];[.Y142])" ns41:value-type="float" table:style-name="TL Data" office:value-type="float" office:value="995">
            <text:p>995</text:p>
          </table:table-cell>
          <table:table-cell table:formula="of:=SUM([.D142];[.F142];[.H142];[.J142];[.L142];[.N142];[.P142];[.R142];[.T142];[.V142];[.X142];[.Z142])" ns41:value-type="float" table:style-name="TL Data" office:value-type="float" office:value="1040">
            <text:p>104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 table:number-columns-repeated="8"/>
          <table:table-cell table:formula="of:=SUM([.C143];[.E143];[.G143];[.I143];[.K143];[.M143];[.O143];[.Q143];[.S143];[.U143];[.W143];[.Y143])" ns41:value-type="float" table:style-name="TL Data" office:value-type="float" office:value="878">
            <text:p>878</text:p>
          </table:table-cell>
          <table:table-cell table:formula="of:=SUM([.D143];[.F143];[.H143];[.J143];[.L143];[.N143];[.P143];[.R143];[.T143];[.V143];[.X143];[.Z143])" ns41:value-type="float" table:style-name="TL Data" office:value-type="float" office:value="820">
            <text:p>82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eeuwijk</text:p>
          </table:table-cell>
          <table:table-cell/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954" office:value-type="float">
            <text:p>95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8"/>
          <table:table-cell table:formula="of:=SUM([.C144];[.E144];[.G144];[.I144];[.K144];[.M144];[.O144];[.Q144];[.S144];[.U144];[.W144];[.Y144])" ns41:value-type="float" table:style-name="TL Data" office:value-type="float" office:value="1369">
            <text:p>1369</text:p>
          </table:table-cell>
          <table:table-cell table:formula="of:=SUM([.D144];[.F144];[.H144];[.J144];[.L144];[.N144];[.P144];[.R144];[.T144];[.V144];[.X144];[.Z144])" ns41:value-type="float" table:style-name="TL Data" office:value-type="float" office:value="1364">
            <text:p>136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96" office:value-type="float">
            <text:p>496</text:p>
          </table:table-cell>
          <table:table-cell table:style-name="TL Data" table:number-columns-repeated="4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6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45];[.E145];[.G145];[.I145];[.K145];[.M145];[.O145];[.Q145];[.S145];[.U145];[.W145];[.Y145])" ns41:value-type="float" table:style-name="TL Data" office:value-type="float" office:value="807">
            <text:p>807</text:p>
          </table:table-cell>
          <table:table-cell table:formula="of:=SUM([.D145];[.F145];[.H145];[.J145];[.L145];[.N145];[.P145];[.R145];[.T145];[.V145];[.X145];[.Z145])" ns41:value-type="float" table:style-name="TL Data" office:value-type="float" office:value="760">
            <text:p>76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hijnsburg</text:p>
          </table:table-cell>
          <table:table-cell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 table:number-columns-repeated="4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34" office:value-type="float">
            <text:p>3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8"/>
          <table:table-cell table:formula="of:=SUM([.C146];[.E146];[.G146];[.I146];[.K146];[.M146];[.O146];[.Q146];[.S146];[.U146];[.W146];[.Y146])" ns41:value-type="float" table:style-name="TL Data" office:value-type="float" office:value="1034">
            <text:p>1034</text:p>
          </table:table-cell>
          <table:table-cell table:formula="of:=SUM([.D146];[.F146];[.H146];[.J146];[.L146];[.N146];[.P146];[.R146];[.T146];[.V146];[.X146];[.Z146])" ns41:value-type="float" table:style-name="TL Data" office:value-type="float" office:value="1016">
            <text:p>10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3360" office:value-type="float">
            <text:p>33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47];[.E147];[.G147];[.I147];[.K147];[.M147];[.O147];[.Q147];[.S147];[.U147];[.W147];[.Y147])" ns41:value-type="float" table:style-name="TL Data" office:value-type="float" office:value="3396">
            <text:p>3396</text:p>
          </table:table-cell>
          <table:table-cell table:formula="of:=SUM([.D147];[.F147];[.H147];[.J147];[.L147];[.N147];[.P147];[.R147];[.T147];[.V147];[.X147];[.Z147])" ns41:value-type="float" table:style-name="TL Data" office:value-type="float" office:value="3413">
            <text:p>34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ietveld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8"/>
          <table:table-cell table:formula="of:=SUM([.C148];[.E148];[.G148];[.I148];[.K148];[.M148];[.O148];[.Q148];[.S148];[.U148];[.W148];[.Y148])" ns41:value-type="float" table:style-name="TL Data" office:value-type="float" office:value="294">
            <text:p>294</text:p>
          </table:table-cell>
          <table:table-cell table:formula="of:=SUM([.D148];[.F148];[.H148];[.J148];[.L148];[.N148];[.P148];[.R148];[.T148];[.V148];[.X148];[.Z148])" ns41:value-type="float" table:style-name="TL Data" office:value-type="float" office:value="287">
            <text:p>28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49];[.E149];[.G149];[.I149];[.K149];[.M149];[.O149];[.Q149];[.S149];[.U149];[.W149];[.Y149])" ns41:value-type="float" table:style-name="TL Data" office:value-type="float" office:value="898">
            <text:p>898</text:p>
          </table:table-cell>
          <table:table-cell table:formula="of:=SUM([.D149];[.F149];[.H149];[.J149];[.L149];[.N149];[.P149];[.R149];[.T149];[.V149];[.X149];[.Z149])" ns41:value-type="float" table:style-name="TL Data" office:value-type="float" office:value="781">
            <text:p>78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808" office:value-type="float">
            <text:p>808</text:p>
          </table:table-cell>
          <table:table-cell table:style-name="TL Data" table:number-columns-repeated="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16"/>
          <table:table-cell table:formula="of:=SUM([.C150];[.E150];[.G150];[.I150];[.K150];[.M150];[.O150];[.Q150];[.S150];[.U150];[.W150];[.Y150])" ns41:value-type="float" table:style-name="TL Data" office:value-type="float" office:value="886">
            <text:p>886</text:p>
          </table:table-cell>
          <table:table-cell table:formula="of:=SUM([.D150];[.F150];[.H150];[.J150];[.L150];[.N150];[.P150];[.R150];[.T150];[.V150];[.X150];[.Z150])" ns41:value-type="float" table:style-name="TL Data" office:value-type="float" office:value="875">
            <text:p>87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ijnsaterwoude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8"/>
          <table:table-cell table:formula="of:=SUM([.C151];[.E151];[.G151];[.I151];[.K151];[.M151];[.O151];[.Q151];[.S151];[.U151];[.W151];[.Y151])" ns41:value-type="float" table:style-name="TL Data" office:value-type="float" office:value="284">
            <text:p>284</text:p>
          </table:table-cell>
          <table:table-cell table:formula="of:=SUM([.D151];[.F151];[.H151];[.J151];[.L151];[.N151];[.P151];[.R151];[.T151];[.V151];[.X151];[.Z151])" ns41:value-type="float" table:style-name="TL Data" office:value-type="float" office:value="303">
            <text:p>30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formula="of:=SUM([.C152];[.E152];[.G152];[.I152];[.K152];[.M152];[.O152];[.Q152];[.S152];[.U152];[.W152];[.Y152])" ns41:value-type="float" table:style-name="TL Data" office:value-type="float" office:value="1263">
            <text:p>1263</text:p>
          </table:table-cell>
          <table:table-cell table:formula="of:=SUM([.D152];[.F152];[.H152];[.J152];[.L152];[.N152];[.P152];[.R152];[.T152];[.V152];[.X152];[.Z152])" ns41:value-type="float" table:style-name="TL Data" office:value-type="float" office:value="1498">
            <text:p>149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8"/>
          <table:table-cell table:formula="of:=SUM([.C153];[.E153];[.G153];[.I153];[.K153];[.M153];[.O153];[.Q153];[.S153];[.U153];[.W153];[.Y153])" ns41:value-type="float" table:style-name="TL Data" office:value-type="float" office:value="578">
            <text:p>578</text:p>
          </table:table-cell>
          <table:table-cell table:formula="of:=SUM([.D153];[.F153];[.H153];[.J153];[.L153];[.N153];[.P153];[.R153];[.T153];[.V153];[.X153];[.Z153])" ns41:value-type="float" table:style-name="TL Data" office:value-type="float" office:value="599">
            <text:p>5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elluinen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1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SUM([.C154];[.E154];[.G154];[.I154];[.K154];[.M154];[.O154];[.Q154];[.S154];[.U154];[.W154];[.Y154])" ns41:value-type="float" table:style-name="TL Data" office:value-type="float" office:value="163">
            <text:p>163</text:p>
          </table:table-cell>
          <table:table-cell table:formula="of:=SUM([.D154];[.F154];[.H154];[.J154];[.L154];[.N154];[.P154];[.R154];[.T154];[.V154];[.X154];[.Z154])" ns41:value-type="float" table:style-name="TL Data" office:value-type="float" office:value="171">
            <text:p>17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table:formula="of:=SUM([.C155];[.E155];[.G155];[.I155];[.K155];[.M155];[.O155];[.Q155];[.S155];[.U155];[.W155];[.Y155])" ns41:value-type="float" table:style-name="TL Data" office:value-type="float" office:value="215">
            <text:p>215</text:p>
          </table:table-cell>
          <table:table-cell table:formula="of:=SUM([.D155];[.F155];[.H155];[.J155];[.L155];[.N155];[.P155];[.R155];[.T155];[.V155];[.X155];[.Z155])" ns41:value-type="float" table:style-name="TL Data" office:value-type="float" office:value="213">
            <text:p>2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8"/>
          <table:table-cell table:formula="of:=SUM([.C156];[.E156];[.G156];[.I156];[.K156];[.M156];[.O156];[.Q156];[.S156];[.U156];[.W156];[.Y156])" ns41:value-type="float" table:style-name="TL Data" office:value-type="float" office:value="481">
            <text:p>481</text:p>
          </table:table-cell>
          <table:table-cell table:formula="of:=SUM([.D156];[.F156];[.H156];[.J156];[.L156];[.N156];[.P156];[.R156];[.T156];[.V156];[.X156];[.Z156])" ns41:value-type="float" table:style-name="TL Data" office:value-type="float" office:value="494">
            <text:p>49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formula="of:=SUM([.C157];[.E157];[.G157];[.I157];[.K157];[.M157];[.O157];[.Q157];[.S157];[.U157];[.W157];[.Y157])" ns41:value-type="float" table:style-name="TL Data" office:value-type="float" office:value="1975">
            <text:p>1975</text:p>
          </table:table-cell>
          <table:table-cell table:formula="of:=SUM([.D157];[.F157];[.H157];[.J157];[.L157];[.N157];[.P157];[.R157];[.T157];[.V157];[.X157];[.Z157])" ns41:value-type="float" table:style-name="TL Data" office:value-type="float" office:value="1915">
            <text:p>191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07" office:value-type="float">
            <text:p>40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58];[.E158];[.G158];[.I158];[.K158];[.M158];[.O158];[.Q158];[.S158];[.U158];[.W158];[.Y158])" ns41:value-type="float" table:style-name="TL Data" office:value-type="float" office:value="430">
            <text:p>430</text:p>
          </table:table-cell>
          <table:table-cell table:formula="of:=SUM([.D158];[.F158];[.H158];[.J158];[.L158];[.N158];[.P158];[.R158];[.T158];[.V158];[.X158];[.Z158])" ns41:value-type="float" table:style-name="TL Data" office:value-type="float" office:value="412">
            <text:p>4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3972" office:value-type="float">
            <text:p>3972</text:p>
          </table:table-cell>
          <table:table-cell ns41:value-type="float" table:style-name="TL Data" office:value="4036" office:value-type="float">
            <text:p>40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C159];[.E159];[.G159];[.I159];[.K159];[.M159];[.O159];[.Q159];[.S159];[.U159];[.W159];[.Y159])" ns41:value-type="float" table:style-name="TL Data" office:value-type="float" office:value="4301">
            <text:p>4301</text:p>
          </table:table-cell>
          <table:table-cell table:formula="of:=SUM([.D159];[.F159];[.H159];[.J159];[.L159];[.N159];[.P159];[.R159];[.T159];[.V159];[.X159];[.Z159])" ns41:value-type="float" table:style-name="TL Data" office:value-type="float" office:value="4355">
            <text:p>435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ommelsdijk</text:p>
          </table:table-cell>
          <table:table-cell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SUM([.C160];[.E160];[.G160];[.I160];[.K160];[.M160];[.O160];[.Q160];[.S160];[.U160];[.W160];[.Y160])" ns41:value-type="float" table:style-name="TL Data" office:value-type="float" office:value="1298">
            <text:p>1298</text:p>
          </table:table-cell>
          <table:table-cell table:formula="of:=SUM([.D160];[.F160];[.H160];[.J160];[.L160];[.N160];[.P160];[.R160];[.T160];[.V160];[.X160];[.Z160])" ns41:value-type="float" table:style-name="TL Data" office:value-type="float" office:value="1302">
            <text:p>130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pijkenisse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50" office:value-type="float">
            <text:p>750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10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table:formula="of:=SUM([.C161];[.E161];[.G161];[.I161];[.K161];[.M161];[.O161];[.Q161];[.S161];[.U161];[.W161];[.Y161])" ns41:value-type="float" table:style-name="TL Data" office:value-type="float" office:value="898">
            <text:p>898</text:p>
          </table:table-cell>
          <table:table-cell table:formula="of:=SUM([.D161];[.F161];[.H161];[.J161];[.L161];[.N161];[.P161];[.R161];[.T161];[.V161];[.X161];[.Z161])" ns41:value-type="float" table:style-name="TL Data" office:value-type="float" office:value="857">
            <text:p>85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ad aan 't Haringvliet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162];[.E162];[.G162];[.I162];[.K162];[.M162];[.O162];[.Q162];[.S162];[.U162];[.W162];[.Y162])" ns41:value-type="float" table:style-name="TL Data" office:value-type="float" office:value="585">
            <text:p>585</text:p>
          </table:table-cell>
          <table:table-cell table:formula="of:=SUM([.D162];[.F162];[.H162];[.J162];[.L162];[.N162];[.P162];[.R162];[.T162];[.V162];[.X162];[.Z162])" ns41:value-type="float" table:style-name="TL Data" office:value-type="float" office:value="614">
            <text:p>61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96" office:value-type="float">
            <text:p>496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163];[.E163];[.G163];[.I163];[.K163];[.M163];[.O163];[.Q163];[.S163];[.U163];[.W163];[.Y163])" ns41:value-type="float" table:style-name="TL Data" office:value-type="float" office:value="534">
            <text:p>534</text:p>
          </table:table-cell>
          <table:table-cell table:formula="of:=SUM([.D163];[.F163];[.H163];[.J163];[.L163];[.N163];[.P163];[.R163];[.T163];[.V163];[.X163];[.Z163])" ns41:value-type="float" table:style-name="TL Data" office:value-type="float" office:value="528">
            <text:p>5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olwijk</text:p>
          </table:table-cell>
          <table:table-cell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995" office:value-type="float">
            <text:p>99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7"/>
          <table:table-cell table:style-name="TL Data"/>
          <table:table-cell table:formula="of:=SUM([.C164];[.E164];[.G164];[.I164];[.K164];[.M164];[.O164];[.Q164];[.S164];[.U164];[.W164];[.Y164])" ns41:value-type="float" table:style-name="TL Data" office:value-type="float" office:value="1103">
            <text:p>1103</text:p>
          </table:table-cell>
          <table:table-cell table:formula="of:=SUM([.D164];[.F164];[.H164];[.J164];[.L164];[.N164];[.P164];[.R164];[.T164];[.V164];[.X164];[.Z164])" ns41:value-type="float" table:style-name="TL Data" office:value-type="float" office:value="1012">
            <text:p>10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033" office:value-type="float">
            <text:p>103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C165];[.E165];[.G165];[.I165];[.K165];[.M165];[.O165];[.Q165];[.S165];[.U165];[.W165];[.Y165])" ns41:value-type="float" table:style-name="TL Data" office:value-type="float" office:value="1381">
            <text:p>1381</text:p>
          </table:table-cell>
          <table:table-cell table:formula="of:=SUM([.D165];[.F165];[.H165];[.J165];[.L165];[.N165];[.P165];[.R165];[.T165];[.V165];[.X165];[.Z165])" ns41:value-type="float" table:style-name="TL Data" office:value-type="float" office:value="1356">
            <text:p>135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reefwijk</text:p>
          </table:table-cell>
          <table:table-cell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71" office:value-type="float">
            <text:p>871</text:p>
          </table:table-cell>
          <table:table-cell table:style-name="TL Data" table:number-columns-repeated="22"/>
          <table:table-cell table:formula="of:=SUM([.C166];[.E166];[.G166];[.I166];[.K166];[.M166];[.O166];[.Q166];[.S166];[.U166];[.W166];[.Y166])" ns41:value-type="float" table:style-name="TL Data" office:value-type="float" office:value="878">
            <text:p>878</text:p>
          </table:table-cell>
          <table:table-cell table:formula="of:=SUM([.D166];[.F166];[.H166];[.J166];[.L166];[.N166];[.P166];[.R166];[.T166];[.V166];[.X166];[.Z166])" ns41:value-type="float" table:style-name="TL Data" office:value-type="float" office:value="871">
            <text:p>87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rijen</text:p>
          </table:table-cell>
          <table:table-cell/>
          <table:table-cell ns41:value-type="float" table:style-name="TL Data" office:value="2030" office:value-type="float">
            <text:p>2030</text:p>
          </table:table-cell>
          <table:table-cell ns41:value-type="float" table:style-name="TL Data" office:value="2057" office:value-type="float">
            <text:p>2057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C167];[.E167];[.G167];[.I167];[.K167];[.M167];[.O167];[.Q167];[.S167];[.U167];[.W167];[.Y167])" ns41:value-type="float" table:style-name="TL Data" office:value-type="float" office:value="2092">
            <text:p>2092</text:p>
          </table:table-cell>
          <table:table-cell table:formula="of:=SUM([.D167];[.F167];[.H167];[.J167];[.L167];[.N167];[.P167];[.R167];[.T167];[.V167];[.X167];[.Z167])" ns41:value-type="float" table:style-name="TL Data" office:value-type="float" office:value="2121">
            <text:p>21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168];[.E168];[.G168];[.I168];[.K168];[.M168];[.O168];[.Q168];[.S168];[.U168];[.W168];[.Y168])" ns41:value-type="float" table:style-name="TL Data" office:value-type="float" office:value="166">
            <text:p>166</text:p>
          </table:table-cell>
          <table:table-cell table:formula="of:=SUM([.D168];[.F168];[.H168];[.J168];[.L168];[.N168];[.P168];[.R168];[.T168];[.V168];[.X168];[.Z168])" ns41:value-type="float" table:style-name="TL Data" office:value-type="float" office:value="182">
            <text:p>18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onge (Nieuwe)</text:p>
          </table:table-cell>
          <table:table-cell/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11" office:value-type="float">
            <text:p>71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formula="of:=SUM([.C169];[.E169];[.G169];[.I169];[.K169];[.M169];[.O169];[.Q169];[.S169];[.U169];[.W169];[.Y169])" ns41:value-type="float" table:style-name="TL Data" office:value-type="float" office:value="779">
            <text:p>779</text:p>
          </table:table-cell>
          <table:table-cell table:formula="of:=SUM([.D169];[.F169];[.H169];[.J169];[.L169];[.N169];[.P169];[.R169];[.T169];[.V169];[.X169];[.Z169])" ns41:value-type="float" table:style-name="TL Data" office:value-type="float" office:value="737">
            <text:p>7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onge (Oude)</text:p>
          </table:table-cell>
          <table:table-cell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39" office:value-type="float">
            <text:p>939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formula="of:=SUM([.C170];[.E170];[.G170];[.I170];[.K170];[.M170];[.O170];[.Q170];[.S170];[.U170];[.W170];[.Y170])" ns41:value-type="float" table:style-name="TL Data" office:value-type="float" office:value="1335">
            <text:p>1335</text:p>
          </table:table-cell>
          <table:table-cell table:formula="of:=SUM([.D170];[.F170];[.H170];[.J170];[.L170];[.N170];[.P170];[.R170];[.T170];[.V170];[.X170];[.Z170])" ns41:value-type="float" table:style-name="TL Data" office:value-type="float" office:value="1376">
            <text:p>137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table:formula="of:=SUM([.C171];[.E171];[.G171];[.I171];[.K171];[.M171];[.O171];[.Q171];[.S171];[.U171];[.W171];[.Y171])" ns41:value-type="float" table:style-name="TL Data" office:value-type="float" office:value="241">
            <text:p>241</text:p>
          </table:table-cell>
          <table:table-cell table:formula="of:=SUM([.D171];[.F171];[.H171];[.J171];[.L171];[.N171];[.P171];[.R171];[.T171];[.V171];[.X171];[.Z171])" ns41:value-type="float" table:style-name="TL Data" office:value-type="float" office:value="228">
            <text:p>2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3" office:value-type="float">
            <text:p>403</text:p>
          </table:table-cell>
          <table:table-cell table:style-name="TL Data" table:number-columns-repeated="8"/>
          <table:table-cell table:formula="of:=SUM([.C172];[.E172];[.G172];[.I172];[.K172];[.M172];[.O172];[.Q172];[.S172];[.U172];[.W172];[.Y172])" ns41:value-type="float" table:style-name="TL Data" office:value-type="float" office:value="545">
            <text:p>545</text:p>
          </table:table-cell>
          <table:table-cell table:formula="of:=SUM([.D172];[.F172];[.H172];[.J172];[.L172];[.N172];[.P172];[.R172];[.T172];[.V172];[.X172];[.Z172])" ns41:value-type="float" table:style-name="TL Data" office:value-type="float" office:value="519">
            <text:p>51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52" office:value-type="float">
            <text:p>552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table:formula="of:=SUM([.C173];[.E173];[.G173];[.I173];[.K173];[.M173];[.O173];[.Q173];[.S173];[.U173];[.W173];[.Y173])" ns41:value-type="float" table:style-name="TL Data" office:value-type="float" office:value="1752">
            <text:p>1752</text:p>
          </table:table-cell>
          <table:table-cell table:formula="of:=SUM([.D173];[.F173];[.H173];[.J173];[.L173];[.N173];[.P173];[.R173];[.T173];[.V173];[.X173];[.Z173])" ns41:value-type="float" table:style-name="TL Data" office:value-type="float" office:value="1760">
            <text:p>176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ier Polders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table:formula="of:=SUM([.C174];[.E174];[.G174];[.I174];[.K174];[.M174];[.O174];[.Q174];[.S174];[.U174];[.W174];[.Y174])" ns41:value-type="float" table:style-name="TL Data" office:value-type="float" office:value="383">
            <text:p>383</text:p>
          </table:table-cell>
          <table:table-cell table:formula="of:=SUM([.D174];[.F174];[.H174];[.J174];[.L174];[.N174];[.P174];[.R174];[.T174];[.V174];[.X174];[.Z174])" ns41:value-type="float" table:style-name="TL Data" office:value-type="float" office:value="348">
            <text:p>34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3721" office:value-type="float">
            <text:p>3721</text:p>
          </table:table-cell>
          <table:table-cell ns41:value-type="float" table:style-name="TL Data" office:value="4146" office:value-type="float">
            <text:p>414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C175];[.E175];[.G175];[.I175];[.K175];[.M175];[.O175];[.Q175];[.S175];[.U175];[.W175];[.Y175])" ns41:value-type="float" table:style-name="TL Data" office:value-type="float" office:value="4476">
            <text:p>4476</text:p>
          </table:table-cell>
          <table:table-cell table:formula="of:=SUM([.D175];[.F175];[.H175];[.J175];[.L175];[.N175];[.P175];[.R175];[.T175];[.V175];[.X175];[.Z175])" ns41:value-type="float" table:style-name="TL Data" office:value-type="float" office:value="5043">
            <text:p>504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laardinger Ambacht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8"/>
          <table:table-cell table:formula="of:=SUM([.C176];[.E176];[.G176];[.I176];[.K176];[.M176];[.O176];[.Q176];[.S176];[.U176];[.W176];[.Y176])" ns41:value-type="float" table:style-name="TL Data" office:value-type="float" office:value="538">
            <text:p>538</text:p>
          </table:table-cell>
          <table:table-cell table:formula="of:=SUM([.D176];[.F176];[.H176];[.J176];[.L176];[.N176];[.P176];[.R176];[.T176];[.V176];[.X176];[.Z176])" ns41:value-type="float" table:style-name="TL Data" office:value-type="float" office:value="494">
            <text:p>49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8"/>
          <table:table-cell table:formula="of:=SUM([.C177];[.E177];[.G177];[.I177];[.K177];[.M177];[.O177];[.Q177];[.S177];[.U177];[.W177];[.Y177])" ns41:value-type="float" table:style-name="TL Data" office:value-type="float" office:value="227">
            <text:p>227</text:p>
          </table:table-cell>
          <table:table-cell table:formula="of:=SUM([.D177];[.F177];[.H177];[.J177];[.L177];[.N177];[.P177];[.R177];[.T177];[.V177];[.X177];[.Z177])" ns41:value-type="float" table:style-name="TL Data" office:value-type="float" office:value="225">
            <text:p>22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744" office:value-type="float">
            <text:p>74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formula="of:=SUM([.C178];[.E178];[.G178];[.I178];[.K178];[.M178];[.O178];[.Q178];[.S178];[.U178];[.W178];[.Y178])" ns41:value-type="float" table:style-name="TL Data" office:value-type="float" office:value="1321">
            <text:p>1321</text:p>
          </table:table-cell>
          <table:table-cell table:formula="of:=SUM([.D178];[.F178];[.H178];[.J178];[.L178];[.N178];[.P178];[.R178];[.T178];[.V178];[.X178];[.Z178])" ns41:value-type="float" table:style-name="TL Data" office:value-type="float" office:value="1451">
            <text:p>145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8"/>
          <table:table-cell table:formula="of:=SUM([.C179];[.E179];[.G179];[.I179];[.K179];[.M179];[.O179];[.Q179];[.S179];[.U179];[.W179];[.Y179])" ns41:value-type="float" table:style-name="TL Data" office:value-type="float" office:value="635">
            <text:p>635</text:p>
          </table:table-cell>
          <table:table-cell table:formula="of:=SUM([.D179];[.F179];[.H179];[.J179];[.L179];[.N179];[.P179];[.R179];[.T179];[.V179];[.X179];[.Z179])" ns41:value-type="float" table:style-name="TL Data" office:value-type="float" office:value="456">
            <text:p>45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C180];[.E180];[.G180];[.I180];[.K180];[.M180];[.O180];[.Q180];[.S180];[.U180];[.W180];[.Y180])" ns41:value-type="float" table:style-name="TL Data" office:value-type="float" office:value="1063">
            <text:p>1063</text:p>
          </table:table-cell>
          <table:table-cell table:formula="of:=SUM([.D180];[.F180];[.H180];[.J180];[.L180];[.N180];[.P180];[.R180];[.T180];[.V180];[.X180];[.Z180])" ns41:value-type="float" table:style-name="TL Data" office:value-type="float" office:value="1116">
            <text:p>11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rijenban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formula="of:=SUM([.C181];[.E181];[.G181];[.I181];[.K181];[.M181];[.O181];[.Q181];[.S181];[.U181];[.W181];[.Y181])" ns41:value-type="float" table:style-name="TL Data" office:value-type="float" office:value="866">
            <text:p>866</text:p>
          </table:table-cell>
          <table:table-cell table:formula="of:=SUM([.D181];[.F181];[.H181];[.J181];[.L181];[.N181];[.P181];[.R181];[.T181];[.V181];[.X181];[.Z181])" ns41:value-type="float" table:style-name="TL Data" office:value-type="float" office:value="821">
            <text:p>8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table:formula="of:=SUM([.C182];[.E182];[.G182];[.I182];[.K182];[.M182];[.O182];[.Q182];[.S182];[.U182];[.W182];[.Y182])" ns41:value-type="float" table:style-name="TL Data" office:value-type="float" office:value="368">
            <text:p>368</text:p>
          </table:table-cell>
          <table:table-cell table:formula="of:=SUM([.D182];[.F182];[.H182];[.J182];[.L182];[.N182];[.P182];[.R182];[.T182];[.V182];[.X182];[.Z182])" ns41:value-type="float" table:style-name="TL Data" office:value-type="float" office:value="379">
            <text:p>3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ddinxveen</text:p>
          </table:table-cell>
          <table:table-cell/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1519" office:value-type="float">
            <text:p>1519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67" office:value-type="float">
            <text:p>46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183];[.E183];[.G183];[.I183];[.K183];[.M183];[.O183];[.Q183];[.S183];[.U183];[.W183];[.Y183])" ns41:value-type="float" table:style-name="TL Data" office:value-type="float" office:value="2128">
            <text:p>2128</text:p>
          </table:table-cell>
          <table:table-cell table:formula="of:=SUM([.D183];[.F183];[.H183];[.J183];[.L183];[.N183];[.P183];[.R183];[.T183];[.V183];[.X183];[.Z183])" ns41:value-type="float" table:style-name="TL Data" office:value-type="float" office:value="2100">
            <text:p>210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14" office:value-type="float">
            <text:p>4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184];[.E184];[.G184];[.I184];[.K184];[.M184];[.O184];[.Q184];[.S184];[.U184];[.W184];[.Y184])" ns41:value-type="float" table:style-name="TL Data" office:value-type="float" office:value="710">
            <text:p>710</text:p>
          </table:table-cell>
          <table:table-cell table:formula="of:=SUM([.D184];[.F184];[.H184];[.J184];[.L184];[.N184];[.P184];[.R184];[.T184];[.V184];[.X184];[.Z184])" ns41:value-type="float" table:style-name="TL Data" office:value-type="float" office:value="644">
            <text:p>64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SUM([.C185];[.E185];[.G185];[.I185];[.K185];[.M185];[.O185];[.Q185];[.S185];[.U185];[.W185];[.Y185])" ns41:value-type="float" table:style-name="TL Data" office:value-type="float" office:value="1762">
            <text:p>1762</text:p>
          </table:table-cell>
          <table:table-cell table:formula="of:=SUM([.D185];[.F185];[.H185];[.J185];[.L185];[.N185];[.P185];[.R185];[.T185];[.V185];[.X185];[.Z185])" ns41:value-type="float" table:style-name="TL Data" office:value-type="float" office:value="1780">
            <text:p>178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75" office:value-type="float">
            <text:p>77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186];[.E186];[.G186];[.I186];[.K186];[.M186];[.O186];[.Q186];[.S186];[.U186];[.W186];[.Y186])" ns41:value-type="float" table:style-name="TL Data" office:value-type="float" office:value="886">
            <text:p>886</text:p>
          </table:table-cell>
          <table:table-cell table:formula="of:=SUM([.D186];[.F186];[.H186];[.J186];[.L186];[.N186];[.P186];[.R186];[.T186];[.V186];[.X186];[.Z186])" ns41:value-type="float" table:style-name="TL Data" office:value-type="float" office:value="906">
            <text:p>9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21" office:value-type="float">
            <text:p>421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16"/>
          <table:table-cell table:formula="of:=SUM([.C187];[.E187];[.G187];[.I187];[.K187];[.M187];[.O187];[.Q187];[.S187];[.U187];[.W187];[.Y187])" ns41:value-type="float" table:style-name="TL Data" office:value-type="float" office:value="538">
            <text:p>538</text:p>
          </table:table-cell>
          <table:table-cell table:formula="of:=SUM([.D187];[.F187];[.H187];[.J187];[.L187];[.N187];[.P187];[.R187];[.T187];[.V187];[.X187];[.Z187])" ns41:value-type="float" table:style-name="TL Data" office:value-type="float" office:value="505">
            <text:p>50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261" office:value-type="float">
            <text:p>126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886" office:value-type="float">
            <text:p>886</text:p>
          </table:table-cell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formula="of:=SUM([.C188];[.E188];[.G188];[.I188];[.K188];[.M188];[.O188];[.Q188];[.S188];[.U188];[.W188];[.Y188])" ns41:value-type="float" table:style-name="TL Data" office:value-type="float" office:value="1955">
            <text:p>1955</text:p>
          </table:table-cell>
          <table:table-cell table:formula="of:=SUM([.D188];[.F188];[.H188];[.J188];[.L188];[.N188];[.P188];[.R188];[.T188];[.V188];[.X188];[.Z188])" ns41:value-type="float" table:style-name="TL Data" office:value-type="float" office:value="2306">
            <text:p>23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62" office:value-type="float">
            <text:p>5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189];[.E189];[.G189];[.I189];[.K189];[.M189];[.O189];[.Q189];[.S189];[.U189];[.W189];[.Y189])" ns41:value-type="float" table:style-name="TL Data" office:value-type="float" office:value="1000">
            <text:p>1000</text:p>
          </table:table-cell>
          <table:table-cell table:formula="of:=SUM([.D189];[.F189];[.H189];[.J189];[.L189];[.N189];[.P189];[.R189];[.T189];[.V189];[.X189];[.Z189])" ns41:value-type="float" table:style-name="TL Data" office:value-type="float" office:value="1034">
            <text:p>103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ijngaarden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22"/>
          <table:table-cell table:formula="of:=SUM([.C190];[.E190];[.G190];[.I190];[.K190];[.M190];[.O190];[.Q190];[.S190];[.U190];[.W190];[.Y190])" ns41:value-type="float" table:style-name="TL Data" office:value-type="float" office:value="198">
            <text:p>198</text:p>
          </table:table-cell>
          <table:table-cell table:formula="of:=SUM([.D190];[.F190];[.H190];[.J190];[.L190];[.N190];[.P190];[.R190];[.T190];[.V190];[.X190];[.Z190])" ns41:value-type="float" table:style-name="TL Data" office:value-type="float" office:value="193">
            <text:p>19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1391" office:value-type="float">
            <text:p>13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table:formula="of:=SUM([.C191];[.E191];[.G191];[.I191];[.K191];[.M191];[.O191];[.Q191];[.S191];[.U191];[.W191];[.Y191])" ns41:value-type="float" table:style-name="TL Data" office:value-type="float" office:value="1465">
            <text:p>1465</text:p>
          </table:table-cell>
          <table:table-cell table:formula="of:=SUM([.D191];[.F191];[.H191];[.J191];[.L191];[.N191];[.P191];[.R191];[.T191];[.V191];[.X191];[.Z191])" ns41:value-type="float" table:style-name="TL Data" office:value-type="float" office:value="1459">
            <text:p>145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egwaart</text:p>
          </table:table-cell>
          <table:table-cell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51" office:value-type="float">
            <text:p>4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C192];[.E192];[.G192];[.I192];[.K192];[.M192];[.O192];[.Q192];[.S192];[.U192];[.W192];[.Y192])" ns41:value-type="float" table:style-name="TL Data" office:value-type="float" office:value="745">
            <text:p>745</text:p>
          </table:table-cell>
          <table:table-cell table:formula="of:=SUM([.D192];[.F192];[.H192];[.J192];[.L192];[.N192];[.P192];[.R192];[.T192];[.V192];[.X192];[.Z192])" ns41:value-type="float" table:style-name="TL Data" office:value-type="float" office:value="773">
            <text:p>77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 table:number-columns-repeated="8"/>
          <table:table-cell table:formula="of:=SUM([.C193];[.E193];[.G193];[.I193];[.K193];[.M193];[.O193];[.Q193];[.S193];[.U193];[.W193];[.Y193])" ns41:value-type="float" table:style-name="TL Data" office:value-type="float" office:value="581">
            <text:p>581</text:p>
          </table:table-cell>
          <table:table-cell table:formula="of:=SUM([.D193];[.F193];[.H193];[.J193];[.L193];[.N193];[.P193];[.R193];[.T193];[.V193];[.X193];[.Z193])" ns41:value-type="float" table:style-name="TL Data" office:value-type="float" office:value="616">
            <text:p>6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094" office:value-type="float">
            <text:p>109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194];[.E194];[.G194];[.I194];[.K194];[.M194];[.O194];[.Q194];[.S194];[.U194];[.W194];[.Y194])" ns41:value-type="float" table:style-name="TL Data" office:value-type="float" office:value="1161">
            <text:p>1161</text:p>
          </table:table-cell>
          <table:table-cell table:formula="of:=SUM([.D194];[.F194];[.H194];[.J194];[.L194];[.N194];[.P194];[.R194];[.T194];[.V194];[.X194];[.Z194])" ns41:value-type="float" table:style-name="TL Data" office:value-type="float" office:value="1150">
            <text:p>11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8"/>
          <table:table-cell table:formula="of:=SUM([.C195];[.E195];[.G195];[.I195];[.K195];[.M195];[.O195];[.Q195];[.S195];[.U195];[.W195];[.Y195])" ns41:value-type="float" table:style-name="TL Data" office:value-type="float" office:value="488">
            <text:p>488</text:p>
          </table:table-cell>
          <table:table-cell table:formula="of:=SUM([.D195];[.F195];[.H195];[.J195];[.L195];[.N195];[.P195];[.R195];[.T195];[.V195];[.X195];[.Z195])" ns41:value-type="float" table:style-name="TL Data" office:value-type="float" office:value="523">
            <text:p>52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245" office:value-type="float">
            <text:p>1245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196];[.E196];[.G196];[.I196];[.K196];[.M196];[.O196];[.Q196];[.S196];[.U196];[.W196];[.Y196])" ns41:value-type="float" table:style-name="TL Data" office:value-type="float" office:value="1829">
            <text:p>1829</text:p>
          </table:table-cell>
          <table:table-cell table:formula="of:=SUM([.D196];[.F196];[.H196];[.J196];[.L196];[.N196];[.P196];[.R196];[.T196];[.V196];[.X196];[.Z196])" ns41:value-type="float" table:style-name="TL Data" office:value-type="float" office:value="2054">
            <text:p>205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78" office:value-type="float">
            <text:p>87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4"/>
          <table:table-cell table:formula="of:=SUM([.C197];[.E197];[.G197];[.I197];[.K197];[.M197];[.O197];[.Q197];[.S197];[.U197];[.W197];[.Y197])" ns41:value-type="float" table:style-name="TL Data" office:value-type="float" office:value="917">
            <text:p>917</text:p>
          </table:table-cell>
          <table:table-cell table:formula="of:=SUM([.D197];[.F197];[.H197];[.J197];[.L197];[.N197];[.P197];[.R197];[.T197];[.V197];[.X197];[.Z197])" ns41:value-type="float" table:style-name="TL Data" office:value-type="float" office:value="891">
            <text:p>8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formula="of:=SUM([.C198];[.E198];[.G198];[.I198];[.K198];[.M198];[.O198];[.Q198];[.S198];[.U198];[.W198];[.Y198])" ns41:value-type="float" table:style-name="TL Data" office:value-type="float" office:value="760">
            <text:p>760</text:p>
          </table:table-cell>
          <table:table-cell table:formula="of:=SUM([.D198];[.F198];[.H198];[.J198];[.L198];[.N198];[.P198];[.R198];[.T198];[.V198];[.X198];[.Z198])" ns41:value-type="float" table:style-name="TL Data" office:value-type="float" office:value="804">
            <text:p>80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formula="of:=SUM([.C199];[.E199];[.G199];[.I199];[.K199];[.M199];[.O199];[.Q199];[.S199];[.U199];[.W199];[.Y199])" ns41:value-type="float" table:style-name="TL Data" office:value-type="float" office:value="443">
            <text:p>443</text:p>
          </table:table-cell>
          <table:table-cell table:formula="of:=SUM([.D199];[.F199];[.H199];[.J199];[.L199];[.N199];[.P199];[.R199];[.T199];[.V199];[.X199];[.Z199])" ns41:value-type="float" table:style-name="TL Data" office:value-type="float" office:value="461">
            <text:p>46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formula="of:=SUM([.C200];[.E200];[.G200];[.I200];[.K200];[.M200];[.O200];[.Q200];[.S200];[.U200];[.W200];[.Y200])" ns41:value-type="float" table:style-name="TL Data" office:value-type="float" office:value="1622">
            <text:p>1622</text:p>
          </table:table-cell>
          <table:table-cell table:formula="of:=SUM([.D200];[.F200];[.H200];[.J200];[.L200];[.N200];[.P200];[.R200];[.T200];[.V200];[.X200];[.Z200])" ns41:value-type="float" table:style-name="TL Data" office:value-type="float" office:value="1691">
            <text:p>16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6:.C200])" ns41:value-type="float" table:style-name="TL Data" office:value-type="float" office:value="154489">
            <text:p>154489</text:p>
          </table:table-cell>
          <table:table-cell table:formula="of:=SUM([.D16:.D200])" ns41:value-type="float" table:style-name="TL Data" office:value-type="float" office:value="156082">
            <text:p>156082</text:p>
          </table:table-cell>
          <table:table-cell table:formula="of:=SUM([.E16:.E200])" ns41:value-type="float" table:style-name="TL Data" office:value-type="float" office:value="139">
            <text:p>139</text:p>
          </table:table-cell>
          <table:table-cell table:formula="of:=SUM([.F16:.F200])" ns41:value-type="float" table:style-name="TL Data" office:value-type="float" office:value="98">
            <text:p>98</text:p>
          </table:table-cell>
          <table:table-cell table:formula="of:=SUM([.G16:.G200])" ns41:value-type="float" table:style-name="TL Data" office:value-type="float" office:value="549">
            <text:p>549</text:p>
          </table:table-cell>
          <table:table-cell table:formula="of:=SUM([.H16:.H200])" ns41:value-type="float" table:style-name="TL Data" office:value-type="float" office:value="484">
            <text:p>484</text:p>
          </table:table-cell>
          <table:table-cell table:formula="of:=SUM([.I16:.I200])" ns41:value-type="float" table:style-name="TL Data" office:value-type="float" office:value="7273">
            <text:p>7273</text:p>
          </table:table-cell>
          <table:table-cell table:formula="of:=SUM([.J16:.J200])" ns41:value-type="float" table:style-name="TL Data" office:value-type="float" office:value="7379">
            <text:p>7379</text:p>
          </table:table-cell>
          <table:table-cell table:formula="of:=SUM([.K16:.K200])" ns41:value-type="float" table:style-name="TL Data" office:value-type="float" office:value="183">
            <text:p>183</text:p>
          </table:table-cell>
          <table:table-cell table:formula="of:=SUM([.L16:.L200])" ns41:value-type="float" table:style-name="TL Data" office:value-type="float" office:value="175">
            <text:p>175</text:p>
          </table:table-cell>
          <table:table-cell table:formula="of:=SUM([.M16:.M200])" ns41:value-type="float" table:style-name="TL Data" office:value-type="float" office:value="1046">
            <text:p>1046</text:p>
          </table:table-cell>
          <table:table-cell table:formula="of:=SUM([.N16:.N200])" ns41:value-type="float" table:style-name="TL Data" office:value-type="float" office:value="821">
            <text:p>821</text:p>
          </table:table-cell>
          <table:table-cell table:formula="of:=SUM([.O16:.O200])" ns41:value-type="float" table:style-name="TL Data" office:value-type="float" office:value="43">
            <office:annotation draw:style-name="gr1" svg:height="0.487cm" draw:caption-point-y="1.068cm" svg:width="0.645cm" svg:x="28.583cm" draw:caption-point-x="0.544cm" svg:y="92.985cm" draw:text-style-name="P1">
              <dc:creator>CDM</dc:creator>
              <dc:date>2014-12-12T00:00:00</dc:date>
              <text:p text:style-name="P1"><text:span text:style-name="T2">44</text:span></text:p>
              <text:p text:style-name="P1"><text:span text:style-name="T2"/></text:p>
            </office:annotation>
            <text:p>43</text:p>
          </table:table-cell>
          <table:table-cell table:formula="of:=SUM([.P16:.P200])" ns41:value-type="float" table:style-name="TL Data" office:value-type="float" office:value="61">
            <office:annotation draw:style-name="gr1" svg:height="0.529cm" draw:caption-point-y="1.068cm" svg:width="0.8cm" svg:x="30.358cm" draw:caption-point-x="0.544cm" svg:y="92.985cm" draw:text-style-name="P1">
              <dc:creator>CDM</dc:creator>
              <dc:date>2014-12-12T00:00:00</dc:date>
              <text:p text:style-name="P1"><text:span text:style-name="T2">62</text:span></text:p>
              <text:p text:style-name="P1"><text:span text:style-name="T2"/></text:p>
            </office:annotation>
            <text:p>61</text:p>
          </table:table-cell>
          <table:table-cell table:formula="of:=SUM([.Q16:.Q200])" ns41:value-type="float" table:style-name="TL Data" office:value-type="float" office:value="37740">
            <text:p>37740</text:p>
          </table:table-cell>
          <table:table-cell table:formula="of:=SUM([.R16:.R200])" ns41:value-type="float" table:style-name="TL Data" office:value-type="float" office:value="37825">
            <office:annotation draw:style-name="gr1" svg:height="0.382cm" draw:caption-point-y="1.068cm" svg:width="1.31cm" svg:x="33.907cm" draw:caption-point-x="0.544cm" svg:y="92.985cm" draw:text-style-name="P1">
              <dc:creator>CDM</dc:creator>
              <dc:date>2014-12-12T00:00:00</dc:date>
              <text:p text:style-name="P1"><text:span text:style-name="T3">37823</text:span></text:p>
            </office:annotation>
            <text:p>37825</text:p>
          </table:table-cell>
          <table:table-cell table:formula="of:=SUM([.S16:.S200])" ns41:value-type="float" table:style-name="TL Data" office:value-type="float" office:value="52">
            <text:p>52</text:p>
          </table:table-cell>
          <table:table-cell table:formula="of:=SUM([.T16:.T200])" ns41:value-type="float" table:style-name="TL Data" office:value-type="float" office:value="43">
            <text:p>43</text:p>
          </table:table-cell>
          <table:table-cell table:formula="of:=SUM([.U16:.U200])" ns41:value-type="float" table:style-name="TL Data" office:value-type="float" office:value="1041">
            <text:p>1041</text:p>
          </table:table-cell>
          <table:table-cell table:formula="of:=SUM([.V16:.V200])" ns41:value-type="float" table:style-name="TL Data" office:value-type="float" office:value="1064">
            <text:p>1064</text:p>
          </table:table-cell>
          <table:table-cell table:formula="of:=SUM([.W16:.W200])" ns41:value-type="float" table:style-name="TL Data" office:value-type="float" office:value="7">
            <text:p>7</text:p>
          </table:table-cell>
          <table:table-cell table:formula="of:=SUM([.X16:.X200])" ns41:value-type="float" table:style-name="TL Data" office:value-type="float" office:value="3">
            <text:p>3</text:p>
          </table:table-cell>
          <table:table-cell table:formula="of:=SUM([.Y16:.Y200])" ns41:value-type="float" table:style-name="TL Data" office:value-type="float" office:value="408">
            <text:p>408</text:p>
          </table:table-cell>
          <table:table-cell table:formula="of:=SUM([.Z16:.Z200])" ns41:value-type="float" table:style-name="TL Data" office:value-type="float" office:value="364">
            <text:p>364</text:p>
          </table:table-cell>
          <table:table-cell table:formula="of:=SUM([.AA16:.AA200])" ns41:value-type="float" table:style-name="TL Data" office:value-type="float" office:value="202970">
            <office:annotation draw:style-name="gr1" svg:height="0.635cm" draw:caption-point-y="0.284cm" svg:width="1.441cm" svg:x="50.852cm" draw:caption-point-x="-0.431cm" svg:y="93.769cm" draw:text-style-name="P1">
              <dc:creator>CDM</dc:creator>
              <dc:date>2014-12-12T00:00:00</dc:date>
              <text:p text:style-name="P1"><text:span text:style-name="T1">202971</text:span></text:p>
              <text:p text:style-name="P1"><text:span text:style-name="T1"/></text:p>
            </office:annotation>
            <text:p>202970</text:p>
          </table:table-cell>
          <table:table-cell table:formula="of:=SUM([.AB16:.AB200])" ns41:value-type="float" table:style-name="TL Data" office:value-type="float" office:value="204399">
            <office:annotation draw:style-name="gr1" svg:height="0.402cm" draw:caption-point-y="1.068cm" svg:width="1.186cm" svg:x="51.651cm" draw:caption-point-x="0.544cm" svg:y="92.985cm" draw:text-style-name="P1">
              <dc:creator>CDM</dc:creator>
              <dc:date>2014-12-12T00:00:00</dc:date>
              <text:p text:style-name="P1"><text:span text:style-name="T2">204398</text:span></text:p>
              <text:p text:style-name="P1"><text:span text:style-name="T2"/></text:p>
            </office:annotation>
            <text:p>2043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5];[.C201])" ns41:value-type="float" table:style-name="TL Data" office:value-type="float" office:value="263250">
            <text:p>263250</text:p>
          </table:table-cell>
          <table:table-cell table:formula="of:=SUM([.D15];[.D201])" ns41:value-type="float" table:style-name="TL Data" office:value-type="float" office:value="282798">
            <text:p>282798</text:p>
          </table:table-cell>
          <table:table-cell table:formula="of:=SUM([.E15];[.E201])" ns41:value-type="float" table:style-name="TL Data" office:value-type="float" office:value="1692">
            <text:p>1692</text:p>
          </table:table-cell>
          <table:table-cell table:formula="of:=SUM([.F15];[.F201])" ns41:value-type="float" table:style-name="TL Data" office:value-type="float" office:value="1793">
            <text:p>1793</text:p>
          </table:table-cell>
          <table:table-cell table:formula="of:=SUM([.G15];[.G201])" ns41:value-type="float" table:style-name="TL Data" office:value-type="float" office:value="1991">
            <text:p>1991</text:p>
          </table:table-cell>
          <table:table-cell table:formula="of:=SUM([.H15];[.H201])" ns41:value-type="float" table:style-name="TL Data" office:value-type="float" office:value="2227">
            <text:p>2227</text:p>
          </table:table-cell>
          <table:table-cell table:formula="of:=SUM([.I15];[.I201])" ns41:value-type="float" table:style-name="TL Data" office:value-type="float" office:value="10270">
            <text:p>10270</text:p>
          </table:table-cell>
          <table:table-cell table:formula="of:=SUM([.J15];[.J201])" ns41:value-type="float" table:style-name="TL Data" office:value-type="float" office:value="10899">
            <text:p>10899</text:p>
          </table:table-cell>
          <table:table-cell table:formula="of:=SUM([.K15];[.K201])" ns41:value-type="float" table:style-name="TL Data" office:value-type="float" office:value="804">
            <text:p>804</text:p>
          </table:table-cell>
          <table:table-cell table:formula="of:=SUM([.L15];[.L201])" ns41:value-type="float" table:style-name="TL Data" office:value-type="float" office:value="851">
            <text:p>851</text:p>
          </table:table-cell>
          <table:table-cell table:formula="of:=SUM([.M15];[.M201])" ns41:value-type="float" table:style-name="TL Data" office:value-type="float" office:value="6971">
            <text:p>6971</text:p>
          </table:table-cell>
          <table:table-cell table:formula="of:=SUM([.N15];[.N201])" ns41:value-type="float" table:style-name="TL Data" office:value-type="float" office:value="7131">
            <text:p>7131</text:p>
          </table:table-cell>
          <table:table-cell table:formula="of:=SUM([.O15];[.O201])" ns41:value-type="float" table:style-name="TL Data" office:value-type="float" office:value="87">
            <office:annotation draw:style-name="gr1" svg:height="0.508cm" draw:caption-point-y="1.047cm" svg:width="0.556cm" svg:x="28.583cm" draw:caption-point-x="0.544cm" svg:y="93.472cm" draw:text-style-name="P1">
              <dc:creator>CDM</dc:creator>
              <dc:date>2014-12-12T00:00:00</dc:date>
              <text:p text:style-name="P1"><text:span text:style-name="T2">88</text:span></text:p>
              <text:p text:style-name="P1"><text:span text:style-name="T2"/></text:p>
            </office:annotation>
            <text:p>87</text:p>
          </table:table-cell>
          <table:table-cell table:formula="of:=SUM([.P15];[.P201])" ns41:value-type="float" table:style-name="TL Data" office:value-type="float" office:value="109">
            <office:annotation draw:style-name="gr1" svg:height="0.593cm" draw:caption-point-y="1.047cm" svg:width="0.911cm" svg:x="30.358cm" draw:caption-point-x="0.544cm" svg:y="93.472cm" draw:text-style-name="P1">
              <dc:creator>CDM</dc:creator>
              <dc:date>2014-12-12T00:00:00</dc:date>
              <text:p text:style-name="P1"><text:span text:style-name="T2">110</text:span></text:p>
              <text:p text:style-name="P1"><text:span text:style-name="T2"/></text:p>
            </office:annotation>
            <text:p>109</text:p>
          </table:table-cell>
          <table:table-cell table:formula="of:=SUM([.Q15];[.Q201])" ns41:value-type="float" table:style-name="TL Data" office:value-type="float" office:value="92849">
            <text:p>92849</text:p>
          </table:table-cell>
          <table:table-cell table:formula="of:=SUM([.R15];[.R201])" ns41:value-type="float" table:style-name="TL Data" office:value-type="float" office:value="101131">
            <office:annotation draw:style-name="gr1" svg:height="0.466cm" draw:caption-point-y="1.047cm" svg:width="1.443cm" svg:x="33.907cm" draw:caption-point-x="0.544cm" svg:y="93.472cm" draw:text-style-name="P1">
              <dc:creator>CDM</dc:creator>
              <dc:date>2014-12-12T00:00:00</dc:date>
              <text:p text:style-name="P1"><text:span text:style-name="T2">101129</text:span></text:p>
              <text:p text:style-name="P1"><text:span text:style-name="T2"/></text:p>
            </office:annotation>
            <text:p>101131</text:p>
          </table:table-cell>
          <table:table-cell table:formula="of:=SUM([.S15];[.S201])" ns41:value-type="float" table:style-name="TL Data" office:value-type="float" office:value="660">
            <text:p>660</text:p>
          </table:table-cell>
          <table:table-cell table:formula="of:=SUM([.T15];[.T201])" ns41:value-type="float" table:style-name="TL Data" office:value-type="float" office:value="726">
            <text:p>726</text:p>
          </table:table-cell>
          <table:table-cell table:formula="of:=SUM([.U15];[.U201])" ns41:value-type="float" table:style-name="TL Data" office:value-type="float" office:value="6729">
            <text:p>6729</text:p>
          </table:table-cell>
          <table:table-cell table:formula="of:=SUM([.V15];[.V201])" ns41:value-type="float" table:style-name="TL Data" office:value-type="float" office:value="7186">
            <text:p>7186</text:p>
          </table:table-cell>
          <table:table-cell table:formula="of:=SUM([.W15];[.W201])" ns41:value-type="float" table:style-name="TL Data" office:value-type="float" office:value="95">
            <text:p>95</text:p>
          </table:table-cell>
          <table:table-cell table:formula="of:=SUM([.X15];[.X201])" ns41:value-type="float" table:style-name="TL Data" office:value-type="float" office:value="94">
            <text:p>94</text:p>
          </table:table-cell>
          <table:table-cell table:formula="of:=SUM([.Y15];[.Y201])" ns41:value-type="float" table:style-name="TL Data" office:value-type="float" office:value="1705">
            <text:p>1705</text:p>
          </table:table-cell>
          <table:table-cell table:formula="of:=SUM([.Z15];[.Z201])" ns41:value-type="float" table:style-name="TL Data" office:value-type="float" office:value="1482">
            <text:p>1482</text:p>
          </table:table-cell>
          <table:table-cell table:formula="of:=SUM([.AA15];[.AA201])" ns41:value-type="float" table:style-name="TL Data" office:value-type="float" office:value="387103">
            <office:annotation draw:style-name="gr1" svg:height="0.635cm" draw:caption-point-y="0.285cm" svg:width="1.376cm" svg:x="50.852cm" draw:caption-point-x="-0.431cm" svg:y="94.234cm" draw:text-style-name="P1">
              <dc:creator>CDM</dc:creator>
              <dc:date>2014-12-12T00:00:00</dc:date>
              <text:p text:style-name="P1"><text:span text:style-name="T1">387104</text:span></text:p>
              <text:p text:style-name="P1"><text:span text:style-name="T1"/></text:p>
            </office:annotation>
            <text:p>387103</text:p>
          </table:table-cell>
          <table:table-cell table:formula="of:=SUM([.AB15];[.AB201])" ns41:value-type="float" table:style-name="TL Data" office:value-type="float" office:value="416427">
            <text:p>4164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8_H5</text:p>
          </table:table-cell>
          <table:table-cell ns41:value-type="float" table:style-name="ce50" office:value="304" office:value-type="float">
            <text:p>304</text:p>
          </table:table-cell>
          <table:table-cell ns41:value-type="float" table:style-name="ce50" office:value="305" office:value-type="float">
            <text:p>305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58" office:value-type="string">
            <text:p>35_0323</text:p>
          </table:table-cell>
          <table:table-cell table:number-columns-repeated="990"/>
        </table:table-row>
        <table:table-row table:style-name="ro3">
          <table:table-cell table:number-columns-repeated="2"/>
          <table:table-cell table:style-name="ce12" table:number-columns-repeated="32"/>
          <table:table-cell table:number-columns-repeated="990"/>
        </table:table-row>
        <table:table-row table:style-name="ro3" table:number-rows-repeated="7">
          <table:table-cell table:style-name="ce12" table:number-columns-repeated="1024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Zuidholland2">
        <table:table-column table:style-name="co7" table:default-cell-style-name="ce6"/>
        <table:table-column table:style-name="co8" table:default-cell-style-name="ce6"/>
        <table:table-column table:style-name="co3" table:default-cell-style-name="Default" table:number-columns-repeated="34"/>
        <table:table-column table:style-name="co4" table:default-cell-style-name="ce6"/>
        <table:table-column table:style-name="co5" table:default-cell-style-name="ce6"/>
        <table:table-column table:style-name="co4" table:default-cell-style-name="ce6" table:number-columns-repeated="3"/>
        <table:table-column table:style-name="co6" table:default-cell-style-name="ce6"/>
        <table:table-column table:style-name="co3" table:default-cell-style-name="Default" table:number-columns-repeated="982"/>
        <table:table-row table:style-name="ro1">
          <table:table-cell ns41:value-type="string" table:style-name="TL Title" office:value-type="string">
            <text:p>PROVINCIE ZUIDHOLLAND VIJFDE GEDEELTE INDEELING NAAR DE KERKGENOOTSCHAPPEN</text:p>
          </table:table-cell>
          <table:table-cell table:style-name="ce13" table:number-columns-repeated="40"/>
          <table:table-cell table:style-name="ce52"/>
          <table:table-cell table:number-columns-repeated="982"/>
        </table:table-row>
        <table:table-row table:style-name="ro1">
          <table:table-cell table:style-name="ce2" table:number-columns-repeated="42"/>
          <table:table-cell table:number-columns-repeated="982"/>
        </table:table-row>
        <table:table-row table:style-name="ro3"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4" table:style-name="TL ColHeader" table:number-columns-spanned="2" office:value-type="string">
            <text:p>Engelse Presbyterian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Anglicaansch Episcopal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Leden der Schotsche Gemeente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Duitsch Evangelisch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Apostolisch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Evangelisch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Vrije Evangelisch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Vrije Protestant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Darbist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Baptist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Hernhutters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Unitariss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Griek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Mahomedanen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Geen kerkgenootschap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Kerkgenootschap onbekend</text:p>
          </table:table-cell>
          <table:covered-table-cell table:style-name="ce23"/>
          <table:table-cell ns41:value-type="string" table:number-rows-spanned="4" table:style-name="TL ColHeader" table:number-columns-spanned="2" office:value-type="string">
            <text:p>Totaal</text:p>
          </table:table-cell>
          <table:covered-table-cell table:style-name="ce30"/>
          <table:table-cell ns41:value-type="string" table:number-rows-spanned="5" table:style-name="ce37" table:number-columns-spanned="1" office:value-type="string">
            <text:p>Telling</text:p>
          </table:table-cell>
          <table:table-cell ns41:value-type="string" table:number-rows-spanned="5" table:style-name="ce43" table:number-columns-spanned="1" office:value-type="string">
            <text:p>Tabel</text:p>
          </table:table-cell>
          <table:table-cell ns41:value-type="string" table:number-rows-spanned="5" table:style-name="ce43" table:number-columns-spanned="1" office:value-type="string">
            <text:p>Pagina links</text:p>
          </table:table-cell>
          <table:table-cell ns41:value-type="string" table:number-rows-spanned="5" table:style-name="ce51" table:number-columns-spanned="1" office:value-type="string">
            <text:p>Pagina rechts</text:p>
          </table:table-cell>
          <table:table-cell ns41:value-type="string" table:number-rows-spanned="5" table:style-name="ce43" table:number-columns-spanned="1" office:value-type="string">
            <text:p>Provincie</text:p>
          </table:table-cell>
          <table:table-cell ns41:value-type="string" table:number-rows-spanned="5" table:style-name="ce53" table:number-columns-spanned="1" office:value-type="string">
            <text:p>Image nr</text:p>
          </table:table-cell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TL ColHeader" table:number-columns-repeated="32"/>
          <table:covered-table-cell table:style-name="ce31"/>
          <table:covered-table-cell table:style-name="ce60"/>
          <table:covered-table-cell table:style-name="ce65" table:number-columns-repeated="2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TL ColHeader" table:number-columns-repeated="32"/>
          <table:covered-table-cell table:style-name="ce31"/>
          <table:covered-table-cell table:style-name="ce60"/>
          <table:covered-table-cell table:style-name="ce65" table:number-columns-repeated="2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TL ColHeader" table:number-columns-repeated="32"/>
          <table:covered-table-cell table:style-name="ce31"/>
          <table:covered-table-cell table:style-name="ce60"/>
          <table:covered-table-cell table:style-name="ce65" table:number-columns-repeated="2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1">
          <table:covered-table-cell table:style-name="ce5"/>
          <table:table-cell table:style-name="ce1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61"/>
          <table:covered-table-cell table:style-name="ce66" table:number-columns-repeated="2"/>
          <table:covered-table-cell table:style-name="ce70"/>
          <table:covered-table-cell table:style-name="ce66"/>
          <table:covered-table-cell table:style-name="ce72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ce62" office:value-type="string">
            <text:p>VT</text:p>
          </table:table-cell>
          <table:table-cell ns41:value-type="string" table:style-name="ce62" office:value-type="string">
            <text:p>1879_08_H5</text:p>
          </table:table-cell>
          <table:table-cell ns41:value-type="float" table:style-name="ce62" office:value="306" office:value-type="float">
            <text:p>306</text:p>
          </table:table-cell>
          <table:table-cell ns41:value-type="float" table:style-name="ce62" office:value="307" office:value-type="float">
            <text:p>307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3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Dordrech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1" office:value-type="float">
            <text:p>9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Gouda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<text:s/>'s Gravenhag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07" office:value-type="float">
            <text:p>50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0" office:value-type="float">
            <text:p>8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75" office:value-type="float">
            <text:p>37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chiedam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5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/>
          <table:table-cell table:formula="of:=SUM([.C9:.C15])" ns41:value-type="float" table:style-name="TL Data" office:value-type="float" office:value="24">
            <text:p>24</text:p>
          </table:table-cell>
          <table:table-cell table:formula="of:=SUM([.D9:.D15])" ns41:value-type="float" table:style-name="TL Data" office:value-type="float" office:value="42">
            <text:p>42</text:p>
          </table:table-cell>
          <table:table-cell table:formula="of:=SUM([.E9:.E15])" ns41:value-type="float" table:style-name="TL Data" office:value-type="float" office:value="60">
            <text:p>60</text:p>
          </table:table-cell>
          <table:table-cell table:formula="of:=SUM([.F9:.F15])" ns41:value-type="float" table:style-name="TL Data" office:value-type="float" office:value="86">
            <text:p>86</text:p>
          </table:table-cell>
          <table:table-cell table:formula="of:=SUM([.G9:.G15])" ns41:value-type="float" table:style-name="TL Data" office:value-type="float" office:value="41">
            <text:p>41</text:p>
          </table:table-cell>
          <table:table-cell table:formula="of:=SUM([.H9:.H15])" ns41:value-type="float" table:style-name="TL Data" office:value-type="float" office:value="44">
            <text:p>44</text:p>
          </table:table-cell>
          <table:table-cell table:formula="of:=SUM([.I9:.I15])" ns41:value-type="float" table:style-name="TL Data" office:value-type="float" office:value="50">
            <text:p>50</text:p>
          </table:table-cell>
          <table:table-cell table:formula="of:=SUM([.J9:.J15])" ns41:value-type="float" table:style-name="TL Data" office:value-type="float" office:value="50">
            <text:p>50</text:p>
          </table:table-cell>
          <table:table-cell table:formula="of:=SUM([.K9:.K15])" ns41:value-type="float" table:style-name="TL Data" office:value-type="float" office:value="100">
            <text:p>100</text:p>
          </table:table-cell>
          <table:table-cell table:formula="of:=SUM([.L9:.L15])" ns41:value-type="float" table:style-name="TL Data" office:value-type="float" office:value="134">
            <text:p>134</text:p>
          </table:table-cell>
          <table:table-cell table:formula="of:=SUM([.M9:.M15])" ns41:value-type="float" table:style-name="TL Data" office:value-type="float" office:value="11">
            <text:p>11</text:p>
          </table:table-cell>
          <table:table-cell table:formula="of:=SUM([.N9:.N15])" ns41:value-type="float" table:style-name="TL Data" office:value-type="float" office:value="17">
            <text:p>17</text:p>
          </table:table-cell>
          <table:table-cell table:formula="of:=SUM([.O9:.O15])" ns41:value-type="float" table:style-name="TL Data" office:value-type="float" office:value="4">
            <text:p>4</text:p>
          </table:table-cell>
          <table:table-cell table:formula="of:=SUM([.P9:.P15])" ns41:value-type="float" table:style-name="TL Data" office:value-type="float" office:value="8">
            <text:p>8</text:p>
          </table:table-cell>
          <table:table-cell table:formula="of:=SUM([.Q9:.Q15])" ns41:value-type="float" table:style-name="TL Data" office:value-type="float" office:value="1">
            <text:p>1</text:p>
          </table:table-cell>
          <table:table-cell table:formula="of:=SUM([.R9:.R15])" ns41:value-type="float" table:style-name="TL Data" office:value-type="float" office:value="2">
            <text:p>2</text:p>
          </table:table-cell>
          <table:table-cell table:formula="of:=SUM([.S9:.S15])" ns41:value-type="float" table:style-name="TL Data" office:value-type="float" office:value="0">
            <text:p>0</text:p>
          </table:table-cell>
          <table:table-cell table:formula="of:=SUM([.T9:.T15])" ns41:value-type="float" table:style-name="TL Data" office:value-type="float" office:value="3">
            <text:p>3</text:p>
          </table:table-cell>
          <table:table-cell table:formula="of:=SUM([.U9:.U15])" ns41:value-type="float" table:style-name="TL Data" office:value-type="float" office:value="2">
            <text:p>2</text:p>
          </table:table-cell>
          <table:table-cell table:formula="of:=SUM([.V9:.V15])" ns41:value-type="float" table:style-name="TL Data" office:value-type="float" office:value="2">
            <text:p>2</text:p>
          </table:table-cell>
          <table:table-cell table:formula="of:=SUM([.W9:.W15])" ns41:value-type="float" table:style-name="TL Data" office:value-type="float" office:value="1">
            <text:p>1</text:p>
          </table:table-cell>
          <table:table-cell table:formula="of:=SUM([.X9:.X15])" ns41:value-type="float" table:style-name="TL Data" office:value-type="float" office:value="1">
            <text:p>1</text:p>
          </table:table-cell>
          <table:table-cell table:formula="of:=SUM([.Y9:.Y15])" ns41:value-type="float" table:style-name="TL Data" office:value-type="float" office:value="2">
            <text:p>2</text:p>
          </table:table-cell>
          <table:table-cell table:formula="of:=SUM([.Z9:.Z15])" ns41:value-type="float" table:style-name="TL Data" office:value-type="float" office:value="1">
            <text:p>1</text:p>
          </table:table-cell>
          <table:table-cell table:formula="of:=SUM([.AA9:.AA15])" ns41:value-type="float" table:style-name="TL Data" office:value-type="float" office:value="11">
            <text:p>11</text:p>
          </table:table-cell>
          <table:table-cell table:formula="of:=SUM([.AB9:.AB15])" ns41:value-type="float" table:style-name="TL Data" office:value-type="float" office:value="7">
            <text:p>7</text:p>
          </table:table-cell>
          <table:table-cell table:formula="of:=SUM([.AC9:.AC15])" ns41:value-type="float" table:style-name="TL Data" office:value-type="float" office:value="3">
            <text:p>3</text:p>
          </table:table-cell>
          <table:table-cell table:formula="of:=SUM([.AD9:.AD15])" ns41:value-type="float" table:style-name="TL Data" office:value-type="float" office:value="15">
            <text:p>15</text:p>
          </table:table-cell>
          <table:table-cell table:formula="of:=SUM([.AE9:.AE15])" ns41:value-type="float" table:style-name="TL Data" office:value-type="float" office:value="893">
            <text:p>893</text:p>
          </table:table-cell>
          <table:table-cell table:formula="of:=SUM([.AF9:.AF15])" ns41:value-type="float" table:style-name="TL Data" office:value-type="float" office:value="627">
            <text:p>627</text:p>
          </table:table-cell>
          <table:table-cell table:formula="of:=SUM([.AG9:.AG15])" ns41:value-type="float" table:style-name="TL Data" office:value-type="float" office:value="94">
            <text:p>94</text:p>
          </table:table-cell>
          <table:table-cell table:formula="of:=SUM([.AH9:.AH15])" ns41:value-type="float" table:style-name="TL Data" office:value-type="float" office:value="79">
            <text:p>79</text:p>
          </table:table-cell>
          <table:table-cell table:formula="of:=SUM([.AI9:.AI15])" ns41:value-type="float" table:style-name="TL Data" office:value-type="float" office:value="1297">
            <text:p>1297</text:p>
          </table:table-cell>
          <table:table-cell table:formula="of:=SUM([.AJ9:.AJ15])" ns41:value-type="float" table:style-name="TL Data" office:value-type="float" office:value="1118">
            <text:p>1118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Aarlandervee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C17];[.E17];[.G17];[.I17];[.K17];[.M17];[.O17];[.Q17];[.S17];[.U17];[.W17];[.Y17];[.AA17];[.AC17];[.AE17];[.AG17])" ns41:value-type="float" table:style-name="TL Data" office:value-type="float" office:value="20">
            <text:p>20</text:p>
          </table:table-cell>
          <table:table-cell table:formula="of:=SUM([.D17];[.F17];[.H17];[.J17];[.L17];[.N17];[.P17];[.R17];[.T17];[.V17];[.X17];[.Z17];[.AB17];[.AD17];[.AF17];[.AH17])" ns41:value-type="float" table:style-name="TL Data" office:value-type="float" office:value="14">
            <text:p>1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Alblasserdam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8];[.E18];[.G18];[.I18];[.K18];[.M18];[.O18];[.Q18];[.S18];[.U18];[.W18];[.Y18];[.AA18];[.AC18];[.AE18];[.AG18])" ns41:value-type="float" table:style-name="TL Data" office:value-type="float" office:value="7">
            <text:p>7</text:p>
          </table:table-cell>
          <table:table-cell table:formula="of:=SUM([.D18];[.F18];[.H18];[.J18];[.L18];[.N18];[.P18];[.R18];[.T18];[.V18];[.X18];[.Z18];[.AB18];[.AD18];[.AF18];[.AH18])" ns41:value-type="float" table:style-name="TL Data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Alkemade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19];[.E19];[.G19];[.I19];[.K19];[.M19];[.O19];[.Q19];[.S19];[.U19];[.W19];[.Y19];[.AA19];[.AC19];[.AE19];[.AG19])" ns41:value-type="float" table:style-name="TL Data" office:value-type="float" office:value="7">
            <text:p>7</text:p>
          </table:table-cell>
          <table:table-cell table:formula="of:=SUM([.D19];[.F19];[.H19];[.J19];[.L19];[.N19];[.P19];[.R19];[.T19];[.V19];[.X19];[.Z19];[.AB19];[.AD19];[.AF19];[.AH19])" ns41:value-type="float" table:style-name="TL Data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Alphe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C20];[.E20];[.G20];[.I20];[.K20];[.M20];[.O20];[.Q20];[.S20];[.U20];[.W20];[.Y20];[.AA20];[.AC20];[.AE20];[.AG20])" ns41:value-type="float" table:style-name="TL Data" office:value-type="float" office:value="20">
            <text:p>20</text:p>
          </table:table-cell>
          <table:table-cell table:formula="of:=SUM([.D20];[.F20];[.H20];[.J20];[.L20];[.N20];[.P20];[.R20];[.T20];[.V20];[.X20];[.Z20];[.AB20];[.AD20];[.AF20];[.AH20])" ns41:value-type="float" table:style-name="TL Data" office:value-type="float" office:value="29">
            <text:p>29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Asperen</text:p>
          </table:table-cell>
          <table:table-cell/>
          <table:table-cell table:style-name="TL Data"/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1];[.E21];[.G21];[.I21];[.K21];[.M21];[.O21];[.Q21];[.S21];[.U21];[.W21];[.Y21];[.AA21];[.AC21];[.AE21];[.AG21])" ns41:value-type="float" table:style-name="TL Data" office:value-type="float" office:value="0">
            <text:p>0</text:p>
          </table:table-cell>
          <table:table-cell table:formula="of:=SUM([.D21];[.F21];[.H21];[.J21];[.L21];[.N21];[.P21];[.R21];[.T21];[.V21];[.X21];[.Z21];[.AB21];[.AD21];[.AF21];[.AH21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arendrecht (Oost en West)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2];[.E22];[.G22];[.I22];[.K22];[.M22];[.O22];[.Q22];[.S22];[.U22];[.W22];[.Y22];[.AA22];[.AC22];[.AE22];[.AG22])" ns41:value-type="float" table:style-name="TL Data" office:value-type="float" office:value="1">
            <text:p>1</text:p>
          </table:table-cell>
          <table:table-cell table:formula="of:=SUM([.D22];[.F22];[.H22];[.J22];[.L22];[.N22];[.P22];[.R22];[.T22];[.V22];[.X22];[.Z22];[.AB22];[.AD22];[.AF22];[.AH22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eijerland (Nieuw)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3];[.E23];[.G23];[.I23];[.K23];[.M23];[.O23];[.Q23];[.S23];[.U23];[.W23];[.Y23];[.AA23];[.AC23];[.AE23];[.AG23])" ns41:value-type="float" table:style-name="TL Data" office:value-type="float" office:value="1">
            <text:p>1</text:p>
          </table:table-cell>
          <table:table-cell table:formula="of:=SUM([.D23];[.F23];[.H23];[.J23];[.L23];[.N23];[.P23];[.R23];[.T23];[.V23];[.X23];[.Z23];[.AB23];[.AD23];[.AF23];[.AH23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ijerland (Oud)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24];[.E24];[.G24];[.I24];[.K24];[.M24];[.O24];[.Q24];[.S24];[.U24];[.W24];[.Y24];[.AA24];[.AC24];[.AE24];[.AG24])" ns41:value-type="float" table:style-name="TL Data" office:value-type="float" office:value="6">
            <text:p>6</text:p>
          </table:table-cell>
          <table:table-cell table:formula="of:=SUM([.D24];[.F24];[.H24];[.J24];[.L24];[.N24];[.P24];[.R24];[.T24];[.V24];[.X24];[.Z24];[.AB24];[.AD24];[.AF24];[.AH24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enthuizen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25];[.E25];[.G25];[.I25];[.K25];[.M25];[.O25];[.Q25];[.S25];[.U25];[.W25];[.Y25];[.AA25];[.AC25];[.AE25];[.AG25])" ns41:value-type="float" table:style-name="TL Data" office:value-type="float" office:value="1">
            <text:p>1</text:p>
          </table:table-cell>
          <table:table-cell table:formula="of:=SUM([.D25];[.F25];[.H25];[.J25];[.L25];[.N25];[.P25];[.R25];[.T25];[.V25];[.X25];[.Z25];[.AB25];[.AD25];[.AF25];[.AH25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ergambach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6];[.E26];[.G26];[.I26];[.K26];[.M26];[.O26];[.Q26];[.S26];[.U26];[.W26];[.Y26];[.AA26];[.AC26];[.AE26];[.AG26])" ns41:value-type="float" table:style-name="TL Data" office:value-type="float" office:value="1">
            <text:p>1</text:p>
          </table:table-cell>
          <table:table-cell table:formula="of:=SUM([.D26];[.F26];[.H26];[.J26];[.L26];[.N26];[.P26];[.R26];[.T26];[.V26];[.X26];[.Z26];[.AB26];[.AD26];[.AF26];[.AH26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odegrave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7];[.E27];[.G27];[.I27];[.K27];[.M27];[.O27];[.Q27];[.S27];[.U27];[.W27];[.Y27];[.AA27];[.AC27];[.AE27];[.AG27])" ns41:value-type="float" table:style-name="TL Data" office:value-type="float" office:value="5">
            <text:p>5</text:p>
          </table:table-cell>
          <table:table-cell table:formula="of:=SUM([.D27];[.F27];[.H27];[.J27];[.L27];[.N27];[.P27];[.R27];[.T27];[.V27];[.X27];[.Z27];[.AB27];[.AD27];[.AF27];[.AH27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oskoop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28];[.E28];[.G28];[.I28];[.K28];[.M28];[.O28];[.Q28];[.S28];[.U28];[.W28];[.Y28];[.AA28];[.AC28];[.AE28];[.AG28])" ns41:value-type="float" table:style-name="TL Data" office:value-type="float" office:value="15">
            <text:p>15</text:p>
          </table:table-cell>
          <table:table-cell table:formula="of:=SUM([.D28];[.F28];[.H28];[.J28];[.L28];[.N28];[.P28];[.R28];[.T28];[.V28];[.X28];[.Z28];[.AB28];[.AD28];[.AF28];[.AH28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Brielle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29];[.E29];[.G29];[.I29];[.K29];[.M29];[.O29];[.Q29];[.S29];[.U29];[.W29];[.Y29];[.AA29];[.AC29];[.AE29];[.AG29])" ns41:value-type="float" table:style-name="TL Data" office:value-type="float" office:value="2">
            <text:p>2</text:p>
          </table:table-cell>
          <table:table-cell table:formula="of:=SUM([.D29];[.F29];[.H29];[.J29];[.L29];[.N29];[.P29];[.R29];[.T29];[.V29];[.X29];[.Z29];[.AB29];[.AD29];[.AF29];[.AH29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Charloi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0];[.E30];[.G30];[.I30];[.K30];[.M30];[.O30];[.Q30];[.S30];[.U30];[.W30];[.Y30];[.AA30];[.AC30];[.AE30];[.AG30])" ns41:value-type="float" table:style-name="TL Data" office:value-type="float" office:value="3">
            <text:p>3</text:p>
          </table:table-cell>
          <table:table-cell table:formula="of:=SUM([.D30];[.F30];[.H30];[.J30];[.L30];[.N30];[.P30];[.R30];[.T30];[.V30];[.X30];[.Z30];[.AB30];[.AD30];[.AF30];[.AH30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Delfshav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8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table:formula="of:=SUM([.C31];[.E31];[.G31];[.I31];[.K31];[.M31];[.O31];[.Q31];[.S31];[.U31];[.W31];[.Y31];[.AA31];[.AC31];[.AE31];[.AG31])" ns41:value-type="float" table:style-name="TL Data" office:value-type="float" office:value="36">
            <text:p>36</text:p>
          </table:table-cell>
          <table:table-cell table:formula="of:=SUM([.D31];[.F31];[.H31];[.J31];[.L31];[.N31];[.P31];[.R31];[.T31];[.V31];[.X31];[.Z31];[.AB31];[.AD31];[.AF31];[.AH31])" ns41:value-type="float" table:style-name="TL Data" office:value-type="float" office:value="37">
            <text:p>3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Dirksland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32];[.E32];[.G32];[.I32];[.K32];[.M32];[.O32];[.Q32];[.S32];[.U32];[.W32];[.Y32];[.AA32];[.AC32];[.AE32];[.AG32])" ns41:value-type="float" table:style-name="TL Data" office:value-type="float" office:value="3">
            <text:p>3</text:p>
          </table:table-cell>
          <table:table-cell table:formula="of:=SUM([.D32];[.F32];[.H32];[.J32];[.L32];[.N32];[.P32];[.R32];[.T32];[.V32];[.X32];[.Z32];[.AB32];[.AD32];[.AF32];[.AH32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Dubbeldam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3];[.E33];[.G33];[.I33];[.K33];[.M33];[.O33];[.Q33];[.S33];[.U33];[.W33];[.Y33];[.AA33];[.AC33];[.AE33];[.AG33])" ns41:value-type="float" table:style-name="TL Data" office:value-type="float" office:value="1">
            <text:p>1</text:p>
          </table:table-cell>
          <table:table-cell table:formula="of:=SUM([.D33];[.F33];[.H33];[.J33];[.L33];[.N33];[.P33];[.R33];[.T33];[.V33];[.X33];[.Z33];[.AB33];[.AD33];[.AF33];[.AH33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Everdinge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4];[.E34];[.G34];[.I34];[.K34];[.M34];[.O34];[.Q34];[.S34];[.U34];[.W34];[.Y34];[.AA34];[.AC34];[.AE34];[.AG34])" ns41:value-type="float" table:style-name="TL Data" office:value-type="float" office:value="1">
            <text:p>1</text:p>
          </table:table-cell>
          <table:table-cell table:formula="of:=SUM([.D34];[.F34];[.H34];[.J34];[.L34];[.N34];[.P34];[.R34];[.T34];[.V34];[.X34];[.Z34];[.AB34];[.AD34];[.AF34];[.AH34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Giessendam</text:p>
          </table:table-cell>
          <table:table-cell/>
          <table:table-cell table:style-name="TL Data"/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5];[.E35];[.G35];[.I35];[.K35];[.M35];[.O35];[.Q35];[.S35];[.U35];[.W35];[.Y35];[.AA35];[.AC35];[.AE35];[.AG35])" ns41:value-type="float" table:style-name="TL Data" office:value-type="float" office:value="0">
            <text:p>0</text:p>
          </table:table-cell>
          <table:table-cell table:formula="of:=SUM([.D35];[.F35];[.H35];[.J35];[.L35];[.N35];[.P35];[.R35];[.T35];[.V35];[.X35];[.Z35];[.AB35];[.AD35];[.AF35];[.AH35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Goedereede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36];[.E36];[.G36];[.I36];[.K36];[.M36];[.O36];[.Q36];[.S36];[.U36];[.W36];[.Y36];[.AA36];[.AC36];[.AE36];[.AG36])" ns41:value-type="float" table:style-name="TL Data" office:value-type="float" office:value="4">
            <text:p>4</text:p>
          </table:table-cell>
          <table:table-cell table:formula="of:=SUM([.D36];[.F36];[.H36];[.J36];[.L36];[.N36];[.P36];[.R36];[.T36];[.V36];[.X36];[.Z36];[.AB36];[.AD36];[.AF36];[.AH36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Gorinchem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C37];[.E37];[.G37];[.I37];[.K37];[.M37];[.O37];[.Q37];[.S37];[.U37];[.W37];[.Y37];[.AA37];[.AC37];[.AE37];[.AG37])" ns41:value-type="float" table:style-name="TL Data" office:value-type="float" office:value="16">
            <text:p>16</text:p>
          </table:table-cell>
          <table:table-cell table:formula="of:=SUM([.D37];[.F37];[.H37];[.J37];[.L37];[.N37];[.P37];[.R37];[.T37];[.V37];[.X37];[.Z37];[.AB37];[.AD37];[.AF37];[.AH37])" ns41:value-type="float" table:style-name="TL Data" office:value-type="float" office:value="14">
            <text:p>1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Goudswaard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38];[.E38];[.G38];[.I38];[.K38];[.M38];[.O38];[.Q38];[.S38];[.U38];[.W38];[.Y38];[.AA38];[.AC38];[.AE38];[.AG38])" ns41:value-type="float" table:style-name="TL Data" office:value-type="float" office:value="10">
            <text:p>10</text:p>
          </table:table-cell>
          <table:table-cell table:formula="of:=SUM([.D38];[.F38];[.H38];[.J38];[.L38];[.N38];[.P38];[.R38];[.T38];[.V38];[.X38];[.Z38];[.AB38];[.AD38];[.AF38];[.AH38])" ns41:value-type="float" table:style-name="TL Data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<text:s/>'s Gravendeel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9];[.E39];[.G39];[.I39];[.K39];[.M39];[.O39];[.Q39];[.S39];[.U39];[.W39];[.Y39];[.AA39];[.AC39];[.AE39];[.AG39])" ns41:value-type="float" table:style-name="TL Data" office:value-type="float" office:value="2">
            <text:p>2</text:p>
          </table:table-cell>
          <table:table-cell table:formula="of:=SUM([.D39];[.F39];[.H39];[.J39];[.L39];[.N39];[.P39];[.R39];[.T39];[.V39];[.X39];[.Z39];[.AB39];[.AD39];[.AF39];[.AH39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Groot Am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table:formula="of:=SUM([.C40];[.E40];[.G40];[.I40];[.K40];[.M40];[.O40];[.Q40];[.S40];[.U40];[.W40];[.Y40];[.AA40];[.AC40];[.AE40];[.AG40])" ns41:value-type="float" table:style-name="TL Data" office:value-type="float" office:value="0">
            <text:p>0</text:p>
          </table:table-cell>
          <table:table-cell table:formula="of:=SUM([.D40];[.F40];[.H40];[.J40];[.L40];[.N40];[.P40];[.R40];[.T40];[.V40];[.X40];[.Z40];[.AB40];[.AD40];[.AF40];[.AH40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Hazerswoude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41];[.E41];[.G41];[.I41];[.K41];[.M41];[.O41];[.Q41];[.S41];[.U41];[.W41];[.Y41];[.AA41];[.AC41];[.AE41];[.AG41])" ns41:value-type="float" table:style-name="TL Data" office:value-type="float" office:value="1">
            <text:p>1</text:p>
          </table:table-cell>
          <table:table-cell table:formula="of:=SUM([.D41];[.F41];[.H41];[.J41];[.L41];[.N41];[.P41];[.R41];[.T41];[.V41];[.X41];[.Z41];[.AB41];[.AD41];[.AF41];[.AH41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Hellevoetsluis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42];[.E42];[.G42];[.I42];[.K42];[.M42];[.O42];[.Q42];[.S42];[.U42];[.W42];[.Y42];[.AA42];[.AC42];[.AE42];[.AG42])" ns41:value-type="float" table:style-name="TL Data" office:value-type="float" office:value="7">
            <text:p>7</text:p>
          </table:table-cell>
          <table:table-cell table:formula="of:=SUM([.D42];[.F42];[.H42];[.J42];[.L42];[.N42];[.P42];[.R42];[.T42];[.V42];[.X42];[.Z42];[.AB42];[.AD42];[.AF42];[.AH42])" ns41:value-type="float" table:style-name="TL Data" office:value-type="float" office:value="3">
            <text:p>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Helvoet (Nieuw)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3];[.E43];[.G43];[.I43];[.K43];[.M43];[.O43];[.Q43];[.S43];[.U43];[.W43];[.Y43];[.AA43];[.AC43];[.AE43];[.AG43])" ns41:value-type="float" table:style-name="TL Data" office:value-type="float" office:value="1">
            <text:p>1</text:p>
          </table:table-cell>
          <table:table-cell table:formula="of:=SUM([.D43];[.F43];[.H43];[.J43];[.L43];[.N43];[.P43];[.R43];[.T43];[.V43];[.X43];[.Z43];[.AB43];[.AD43];[.AF43];[.AH43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Hillegersberg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4];[.E44];[.G44];[.I44];[.K44];[.M44];[.O44];[.Q44];[.S44];[.U44];[.W44];[.Y44];[.AA44];[.AC44];[.AE44];[.AG44])" ns41:value-type="float" table:style-name="TL Data" office:value-type="float" office:value="1">
            <text:p>1</text:p>
          </table:table-cell>
          <table:table-cell table:formula="of:=SUM([.D44];[.F44];[.H44];[.J44];[.L44];[.N44];[.P44];[.R44];[.T44];[.V44];[.X44];[.Z44];[.AB44];[.AD44];[.AF44];[.AH44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Hilleg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45];[.E45];[.G45];[.I45];[.K45];[.M45];[.O45];[.Q45];[.S45];[.U45];[.W45];[.Y45];[.AA45];[.AC45];[.AE45];[.AG45])" ns41:value-type="float" table:style-name="TL Data" office:value-type="float" office:value="9">
            <text:p>9</text:p>
          </table:table-cell>
          <table:table-cell table:formula="of:=SUM([.D45];[.F45];[.H45];[.J45];[.L45];[.N45];[.P45];[.R45];[.T45];[.V45];[.X45];[.Z45];[.AB45];[.AD45];[.AF45];[.AH45])" ns41:value-type="float" table:style-name="TL Data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Hof van Delft</text:p>
          </table:table-cell>
          <table:table-cell/>
          <table:table-cell table:style-name="TL Data"/>
          <table:table-cell table:style-name="TL Data" table:number-columns-repeated="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46];[.E46];[.G46];[.I46];[.K46];[.M46];[.O46];[.Q46];[.S46];[.U46];[.W46];[.Y46];[.AA46];[.AC46];[.AE46];[.AG46])" ns41:value-type="float" table:style-name="TL Data" office:value-type="float" office:value="4">
            <text:p>4</text:p>
          </table:table-cell>
          <table:table-cell table:formula="of:=SUM([.D46];[.F46];[.H46];[.J46];[.L46];[.N46];[.P46];[.R46];[.T46];[.V46];[.X46];[.Z46];[.AB46];[.AD46];[.AF46];[.AH46])" ns41:value-type="float" table:style-name="TL Data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Koudeker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47];[.E47];[.G47];[.I47];[.K47];[.M47];[.O47];[.Q47];[.S47];[.U47];[.W47];[.Y47];[.AA47];[.AC47];[.AE47];[.AG47])" ns41:value-type="float" table:style-name="TL Data" office:value-type="float" office:value="4">
            <text:p>4</text:p>
          </table:table-cell>
          <table:table-cell table:formula="of:=SUM([.D47];[.F47];[.H47];[.J47];[.L47];[.N47];[.P47];[.R47];[.T47];[.V47];[.X47];[.Z47];[.AB47];[.AD47];[.AF47];[.AH47])" ns41:value-type="float" table:style-name="TL Data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8];[.E48];[.G48];[.I48];[.K48];[.M48];[.O48];[.Q48];[.S48];[.U48];[.W48];[.Y48];[.AA48];[.AC48];[.AE48];[.AG48])" ns41:value-type="float" table:style-name="TL Data" office:value-type="float" office:value="25">
            <text:p>25</text:p>
          </table:table-cell>
          <table:table-cell table:formula="of:=SUM([.D48];[.F48];[.H48];[.J48];[.L48];[.N48];[.P48];[.R48];[.T48];[.V48];[.X48];[.Z48];[.AB48];[.AD48];[.AF48];[.AH48])" ns41:value-type="float" table:style-name="TL Data" office:value-type="float" office:value="23">
            <text:p>2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Krimpen aan de Le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49];[.E49];[.G49];[.I49];[.K49];[.M49];[.O49];[.Q49];[.S49];[.U49];[.W49];[.Y49];[.AA49];[.AC49];[.AE49];[.AG49])" ns41:value-type="float" table:style-name="TL Data" office:value-type="float" office:value="1">
            <text:p>1</text:p>
          </table:table-cell>
          <table:table-cell table:formula="of:=SUM([.D49];[.F49];[.H49];[.J49];[.L49];[.N49];[.P49];[.R49];[.T49];[.V49];[.X49];[.Z49];[.AB49];[.AD49];[.AF49];[.AH49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Krimpen aan den IJssel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50];[.E50];[.G50];[.I50];[.K50];[.M50];[.O50];[.Q50];[.S50];[.U50];[.W50];[.Y50];[.AA50];[.AC50];[.AE50];[.AG50])" ns41:value-type="float" table:style-name="TL Data" office:value-type="float" office:value="1">
            <text:p>1</text:p>
          </table:table-cell>
          <table:table-cell table:formula="of:=SUM([.D50];[.F50];[.H50];[.J50];[.L50];[.N50];[.P50];[.R50];[.T50];[.V50];[.X50];[.Z50];[.AB50];[.AD50];[.AF50];[.AH50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angera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51];[.E51];[.G51];[.I51];[.K51];[.M51];[.O51];[.Q51];[.S51];[.U51];[.W51];[.Y51];[.AA51];[.AC51];[.AE51];[.AG51])" ns41:value-type="float" table:style-name="TL Data" office:value-type="float" office:value="2">
            <text:p>2</text:p>
          </table:table-cell>
          <table:table-cell table:formula="of:=SUM([.D51];[.F51];[.H51];[.J51];[.L51];[.N51];[.P51];[.R51];[.T51];[.V51];[.X51];[.Z51];[.AB51];[.AD51];[.AF51];[.AH51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ange Ruige Weide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2];[.E52];[.G52];[.I52];[.K52];[.M52];[.O52];[.Q52];[.S52];[.U52];[.W52];[.Y52];[.AA52];[.AC52];[.AE52];[.AG52])" ns41:value-type="float" table:style-name="TL Data" office:value-type="float" office:value="1">
            <text:p>1</text:p>
          </table:table-cell>
          <table:table-cell table:formula="of:=SUM([.D52];[.F52];[.H52];[.J52];[.L52];[.N52];[.P52];[.R52];[.T52];[.V52];[.X52];[.Z52];[.AB52];[.AD52];[.AF52];[.AH52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eerdam</text:p>
          </table:table-cell>
          <table:table-cell/>
          <table:table-cell table:style-name="TL Data"/>
          <table:table-cell table:style-name="TL Data" table:number-columns-repeated="2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3];[.E53];[.G53];[.I53];[.K53];[.M53];[.O53];[.Q53];[.S53];[.U53];[.W53];[.Y53];[.AA53];[.AC53];[.AE53];[.AG53])" ns41:value-type="float" table:style-name="TL Data" office:value-type="float" office:value="1">
            <text:p>1</text:p>
          </table:table-cell>
          <table:table-cell table:formula="of:=SUM([.D53];[.F53];[.H53];[.J53];[.L53];[.N53];[.P53];[.R53];[.T53];[.V53];[.X53];[.Z53];[.AB53];[.AD53];[.AF53];[.AH53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ekkerker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4];[.E54];[.G54];[.I54];[.K54];[.M54];[.O54];[.Q54];[.S54];[.U54];[.W54];[.Y54];[.AA54];[.AC54];[.AE54];[.AG54])" ns41:value-type="float" table:style-name="TL Data" office:value-type="float" office:value="1">
            <text:p>1</text:p>
          </table:table-cell>
          <table:table-cell table:formula="of:=SUM([.D54];[.F54];[.H54];[.J54];[.L54];[.N54];[.P54];[.R54];[.T54];[.V54];[.X54];[.Z54];[.AB54];[.AD54];[.AF54];[.AH54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ekkerland (Nieuw)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55];[.E55];[.G55];[.I55];[.K55];[.M55];[.O55];[.Q55];[.S55];[.U55];[.W55];[.Y55];[.AA55];[.AC55];[.AE55];[.AG55])" ns41:value-type="float" table:style-name="TL Data" office:value-type="float" office:value="7">
            <text:p>7</text:p>
          </table:table-cell>
          <table:table-cell table:formula="of:=SUM([.D55];[.F55];[.H55];[.J55];[.L55];[.N55];[.P55];[.R55];[.T55];[.V55];[.X55];[.Z55];[.AB55];[.AD55];[.AF55];[.AH55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Leijderdorp</text:p>
          </table:table-cell>
          <table:table-cell/>
          <table:table-cell table:style-name="TL Data"/>
          <table:table-cell table:style-name="TL Data" table:number-columns-repeated="2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formula="of:=SUM([.C56];[.E56];[.G56];[.I56];[.K56];[.M56];[.O56];[.Q56];[.S56];[.U56];[.W56];[.Y56];[.AA56];[.AC56];[.AE56];[.AG56])" ns41:value-type="float" table:style-name="TL Data" office:value-type="float" office:value="1">
            <text:p>1</text:p>
          </table:table-cell>
          <table:table-cell table:formula="of:=SUM([.D56];[.F56];[.H56];[.J56];[.L56];[.N56];[.P56];[.R56];[.T56];[.V56];[.X56];[.Z56];[.AB56];[.AD56];[.AF56];[.AH56])" ns41:value-type="float" table:style-name="TL Data" office:value-type="float" office:value="11">
            <text:p>1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Maassluis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7];[.E57];[.G57];[.I57];[.K57];[.M57];[.O57];[.Q57];[.S57];[.U57];[.W57];[.Y57];[.AA57];[.AC57];[.AE57];[.AG57])" ns41:value-type="float" table:style-name="TL Data" office:value-type="float" office:value="1">
            <text:p>1</text:p>
          </table:table-cell>
          <table:table-cell table:formula="of:=SUM([.D57];[.F57];[.H57];[.J57];[.L57];[.N57];[.P57];[.R57];[.T57];[.V57];[.X57];[.Z57];[.AB57];[.AD57];[.AF57];[.AH57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Meerker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58];[.E58];[.G58];[.I58];[.K58];[.M58];[.O58];[.Q58];[.S58];[.U58];[.W58];[.Y58];[.AA58];[.AC58];[.AE58];[.AG58])" ns41:value-type="float" table:style-name="TL Data" office:value-type="float" office:value="2">
            <text:p>2</text:p>
          </table:table-cell>
          <table:table-cell table:formula="of:=SUM([.D58];[.F58];[.H58];[.J58];[.L58];[.N58];[.P58];[.R58];[.T58];[.V58];[.X58];[.Z58];[.AB58];[.AD58];[.AF58];[.AH58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Monster</text:p>
          </table:table-cell>
          <table:table-cell/>
          <table:table-cell table:style-name="TL Data"/>
          <table:table-cell table:style-name="TL Data" table:number-columns-repeated="29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59];[.E59];[.G59];[.I59];[.K59];[.M59];[.O59];[.Q59];[.S59];[.U59];[.W59];[.Y59];[.AA59];[.AC59];[.AE59];[.AG59])" ns41:value-type="float" table:style-name="TL Data" office:value-type="float" office:value="7">
            <text:p>7</text:p>
          </table:table-cell>
          <table:table-cell table:formula="of:=SUM([.D59];[.F59];[.H59];[.J59];[.L59];[.N59];[.P59];[.R59];[.T59];[.V59];[.X59];[.Z59];[.AB59];[.AD59];[.AF59];[.AH59])" ns41:value-type="float" table:style-name="TL Data" office:value-type="float" office:value="3">
            <text:p>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Nieuwenhoor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0];[.E60];[.G60];[.I60];[.K60];[.M60];[.O60];[.Q60];[.S60];[.U60];[.W60];[.Y60];[.AA60];[.AC60];[.AE60];[.AG60])" ns41:value-type="float" table:style-name="TL Data" office:value-type="float" office:value="1">
            <text:p>1</text:p>
          </table:table-cell>
          <table:table-cell table:formula="of:=SUM([.D60];[.F60];[.H60];[.J60];[.L60];[.N60];[.P60];[.R60];[.T60];[.V60];[.X60];[.Z60];[.AB60];[.AD60];[.AF60];[.AH60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Nieuwpoor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1];[.E61];[.G61];[.I61];[.K61];[.M61];[.O61];[.Q61];[.S61];[.U61];[.W61];[.Y61];[.AA61];[.AC61];[.AE61];[.AG61])" ns41:value-type="float" table:style-name="TL Data" office:value-type="float" office:value="1">
            <text:p>1</text:p>
          </table:table-cell>
          <table:table-cell table:formula="of:=SUM([.D61];[.F61];[.H61];[.J61];[.L61];[.N61];[.P61];[.R61];[.T61];[.V61];[.X61];[.Z61];[.AB61];[.AD61];[.AF61];[.AH61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Noordwijk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9"/>
          <table:table-cell table:formula="of:=SUM([.C62];[.E62];[.G62];[.I62];[.K62];[.M62];[.O62];[.Q62];[.S62];[.U62];[.W62];[.Y62];[.AA62];[.AC62];[.AE62];[.AG62])" ns41:value-type="float" table:style-name="TL Data" office:value-type="float" office:value="2">
            <text:p>2</text:p>
          </table:table-cell>
          <table:table-cell table:formula="of:=SUM([.D62];[.F62];[.H62];[.J62];[.L62];[.N62];[.P62];[.R62];[.T62];[.V62];[.X62];[.Z62];[.AB62];[.AD62];[.AF62];[.AH62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Noordwijkerhou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63];[.E63];[.G63];[.I63];[.K63];[.M63];[.O63];[.Q63];[.S63];[.U63];[.W63];[.Y63];[.AA63];[.AC63];[.AE63];[.AG63])" ns41:value-type="float" table:style-name="TL Data" office:value-type="float" office:value="2">
            <text:p>2</text:p>
          </table:table-cell>
          <table:table-cell table:formula="of:=SUM([.D63];[.F63];[.H63];[.J63];[.L63];[.N63];[.P63];[.R63];[.T63];[.V63];[.X63];[.Z63];[.AB63];[.AD63];[.AF63];[.AH63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Numansdorp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64];[.E64];[.G64];[.I64];[.K64];[.M64];[.O64];[.Q64];[.S64];[.U64];[.W64];[.Y64];[.AA64];[.AC64];[.AE64];[.AG64])" ns41:value-type="float" table:style-name="TL Data" office:value-type="float" office:value="23">
            <text:p>23</text:p>
          </table:table-cell>
          <table:table-cell table:formula="of:=SUM([.D64];[.F64];[.H64];[.J64];[.L64];[.N64];[.P64];[.R64];[.T64];[.V64];[.X64];[.Z64];[.AB64];[.AD64];[.AF64];[.AH64])" ns41:value-type="float" table:style-name="TL Data" office:value-type="float" office:value="23">
            <text:p>2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Oestgees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C65];[.E65];[.G65];[.I65];[.K65];[.M65];[.O65];[.Q65];[.S65];[.U65];[.W65];[.Y65];[.AA65];[.AC65];[.AE65];[.AG65])" ns41:value-type="float" table:style-name="TL Data" office:value-type="float" office:value="11">
            <text:p>11</text:p>
          </table:table-cell>
          <table:table-cell table:formula="of:=SUM([.D65];[.F65];[.H65];[.J65];[.L65];[.N65];[.P65];[.R65];[.T65];[.V65];[.X65];[.Z65];[.AB65];[.AD65];[.AF65];[.AH65])" ns41:value-type="float" table:style-name="TL Data" office:value-type="float" office:value="12">
            <text:p>1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Ouddorp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6];[.E66];[.G66];[.I66];[.K66];[.M66];[.O66];[.Q66];[.S66];[.U66];[.W66];[.Y66];[.AA66];[.AC66];[.AE66];[.AG66])" ns41:value-type="float" table:style-name="TL Data" office:value-type="float" office:value="1">
            <text:p>1</text:p>
          </table:table-cell>
          <table:table-cell table:formula="of:=SUM([.D66];[.F66];[.H66];[.J66];[.L66];[.N66];[.P66];[.R66];[.T66];[.V66];[.X66];[.Z66];[.AB66];[.AD66];[.AF66];[.AH66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Ouderkerk aan den IJssel</text:p>
          </table:table-cell>
          <table:table-cell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SUM([.C67];[.E67];[.G67];[.I67];[.K67];[.M67];[.O67];[.Q67];[.S67];[.U67];[.W67];[.Y67];[.AA67];[.AC67];[.AE67];[.AG67])" ns41:value-type="float" table:style-name="TL Data" office:value-type="float" office:value="0">
            <text:p>0</text:p>
          </table:table-cell>
          <table:table-cell table:formula="of:=SUM([.D67];[.F67];[.H67];[.J67];[.L67];[.N67];[.P67];[.R67];[.T67];[.V67];[.X67];[.Z67];[.AB67];[.AD67];[.AF67];[.AH67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Oudewater</text:p>
          </table:table-cell>
          <table:table-cell/>
          <table:table-cell table:style-name="TL Data"/>
          <table:table-cell table:style-name="TL Data" table:number-columns-repeated="2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68];[.E68];[.G68];[.I68];[.K68];[.M68];[.O68];[.Q68];[.S68];[.U68];[.W68];[.Y68];[.AA68];[.AC68];[.AE68];[.AG68])" ns41:value-type="float" table:style-name="TL Data" office:value-type="float" office:value="3">
            <text:p>3</text:p>
          </table:table-cell>
          <table:table-cell table:formula="of:=SUM([.D68];[.F68];[.H68];[.J68];[.L68];[.N68];[.P68];[.R68];[.T68];[.V68];[.X68];[.Z68];[.AB68];[.AD68];[.AF68];[.AH68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Oudshoor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C69];[.E69];[.G69];[.I69];[.K69];[.M69];[.O69];[.Q69];[.S69];[.U69];[.W69];[.Y69];[.AA69];[.AC69];[.AE69];[.AG69])" ns41:value-type="float" table:style-name="TL Data" office:value-type="float" office:value="12">
            <text:p>12</text:p>
          </table:table-cell>
          <table:table-cell table:formula="of:=SUM([.D69];[.F69];[.H69];[.J69];[.L69];[.N69];[.P69];[.R69];[.T69];[.V69];[.X69];[.Z69];[.AB69];[.AD69];[.AF69];[.AH69])" ns41:value-type="float" table:style-name="TL Data" office:value-type="float" office:value="15">
            <text:p>1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Overschie</text:p>
          </table:table-cell>
          <table:table-cell/>
          <table:table-cell table:style-name="TL Data"/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70];[.E70];[.G70];[.I70];[.K70];[.M70];[.O70];[.Q70];[.S70];[.U70];[.W70];[.Y70];[.AA70];[.AC70];[.AE70];[.AG70])" ns41:value-type="float" table:style-name="TL Data" office:value-type="float" office:value="0">
            <text:p>0</text:p>
          </table:table-cell>
          <table:table-cell table:formula="of:=SUM([.D70];[.F70];[.H70];[.J70];[.L70];[.N70];[.P70];[.R70];[.T70];[.V70];[.X70];[.Z70];[.AB70];[.AD70];[.AF70];[.AH70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Papekop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1];[.E71];[.G71];[.I71];[.K71];[.M71];[.O71];[.Q71];[.S71];[.U71];[.W71];[.Y71];[.AA71];[.AC71];[.AE71];[.AG71])" ns41:value-type="float" table:style-name="TL Data" office:value-type="float" office:value="1">
            <text:p>1</text:p>
          </table:table-cell>
          <table:table-cell table:formula="of:=SUM([.D71];[.F71];[.H71];[.J71];[.L71];[.N71];[.P71];[.R71];[.T71];[.V71];[.X71];[.Z71];[.AB71];[.AD71];[.AF71];[.AH71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Papendrech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formula="of:=SUM([.C72];[.E72];[.G72];[.I72];[.K72];[.M72];[.O72];[.Q72];[.S72];[.U72];[.W72];[.Y72];[.AA72];[.AC72];[.AE72];[.AG72])" ns41:value-type="float" table:style-name="TL Data" office:value-type="float" office:value="6">
            <text:p>6</text:p>
          </table:table-cell>
          <table:table-cell table:formula="of:=SUM([.D72];[.F72];[.H72];[.J72];[.L72];[.N72];[.P72];[.R72];[.T72];[.V72];[.X72];[.Z72];[.AB72];[.AD72];[.AF72];[.AH72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Rhoo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3];[.E73];[.G73];[.I73];[.K73];[.M73];[.O73];[.Q73];[.S73];[.U73];[.W73];[.Y73];[.AA73];[.AC73];[.AE73];[.AG73])" ns41:value-type="float" table:style-name="TL Data" office:value-type="float" office:value="1">
            <text:p>1</text:p>
          </table:table-cell>
          <table:table-cell table:formula="of:=SUM([.D73];[.F73];[.H73];[.J73];[.L73];[.N73];[.P73];[.R73];[.T73];[.V73];[.X73];[.Z73];[.AB73];[.AD73];[.AF73];[.AH73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Ridderker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4];[.E74];[.G74];[.I74];[.K74];[.M74];[.O74];[.Q74];[.S74];[.U74];[.W74];[.Y74];[.AA74];[.AC74];[.AE74];[.AG74])" ns41:value-type="float" table:style-name="TL Data" office:value-type="float" office:value="1">
            <text:p>1</text:p>
          </table:table-cell>
          <table:table-cell table:formula="of:=SUM([.D74];[.F74];[.H74];[.J74];[.L74];[.N74];[.P74];[.R74];[.T74];[.V74];[.X74];[.Z74];[.AB74];[.AD74];[.AF74];[.AH74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Rockanje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5];[.E75];[.G75];[.I75];[.K75];[.M75];[.O75];[.Q75];[.S75];[.U75];[.W75];[.Y75];[.AA75];[.AC75];[.AE75];[.AG75])" ns41:value-type="float" table:style-name="TL Data" office:value-type="float" office:value="1">
            <text:p>1</text:p>
          </table:table-cell>
          <table:table-cell table:formula="of:=SUM([.D75];[.F75];[.H75];[.J75];[.L75];[.N75];[.P75];[.R75];[.T75];[.V75];[.X75];[.Z75];[.AB75];[.AD75];[.AF75];[.AH75])" ns41:value-type="float" table:style-name="TL Data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Rijswij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76];[.E76];[.G76];[.I76];[.K76];[.M76];[.O76];[.Q76];[.S76];[.U76];[.W76];[.Y76];[.AA76];[.AC76];[.AE76];[.AG76])" ns41:value-type="float" table:style-name="TL Data" office:value-type="float" office:value="0">
            <text:p>0</text:p>
          </table:table-cell>
          <table:table-cell table:formula="of:=SUM([.D76];[.F76];[.H76];[.J76];[.L76];[.N76];[.P76];[.R76];[.T76];[.V76];[.X76];[.Z76];[.AB76];[.AD76];[.AF76];[.AH76])" ns41:value-type="float" table:style-name="TL Data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choonhove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77];[.E77];[.G77];[.I77];[.K77];[.M77];[.O77];[.Q77];[.S77];[.U77];[.W77];[.Y77];[.AA77];[.AC77];[.AE77];[.AG77])" ns41:value-type="float" table:style-name="TL Data" office:value-type="float" office:value="8">
            <text:p>8</text:p>
          </table:table-cell>
          <table:table-cell table:formula="of:=SUM([.D77];[.F77];[.H77];[.J77];[.L77];[.N77];[.P77];[.R77];[.T77];[.V77];[.X77];[.Z77];[.AB77];[.AD77];[.AF77];[.AH77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liedrech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78];[.E78];[.G78];[.I78];[.K78];[.M78];[.O78];[.Q78];[.S78];[.U78];[.W78];[.Y78];[.AA78];[.AC78];[.AE78];[.AG78])" ns41:value-type="float" table:style-name="TL Data" office:value-type="float" office:value="6">
            <text:p>6</text:p>
          </table:table-cell>
          <table:table-cell table:formula="of:=SUM([.D78];[.F78];[.H78];[.J78];[.L78];[.N78];[.P78];[.R78];[.T78];[.V78];[.X78];[.Z78];[.AB78];[.AD78];[.AF78];[.AH78])" ns41:value-type="float" table:style-name="TL Data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ommelsdijk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79];[.E79];[.G79];[.I79];[.K79];[.M79];[.O79];[.Q79];[.S79];[.U79];[.W79];[.Y79];[.AA79];[.AC79];[.AE79];[.AG79])" ns41:value-type="float" table:style-name="TL Data" office:value-type="float" office:value="1">
            <text:p>1</text:p>
          </table:table-cell>
          <table:table-cell table:formula="of:=SUM([.D79];[.F79];[.H79];[.J79];[.L79];[.N79];[.P79];[.R79];[.T79];[.V79];[.X79];[.Z79];[.AB79];[.AD79];[.AF79];[.AH79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tad aan het Haringvliet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80];[.E80];[.G80];[.I80];[.K80];[.M80];[.O80];[.Q80];[.S80];[.U80];[.W80];[.Y80];[.AA80];[.AC80];[.AE80];[.AG80])" ns41:value-type="float" table:style-name="TL Data" office:value-type="float" office:value="1">
            <text:p>1</text:p>
          </table:table-cell>
          <table:table-cell table:formula="of:=SUM([.D80];[.F80];[.H80];[.J80];[.L80];[.N80];[.P80];[.R80];[.T80];[.V80];[.X80];[.Z80];[.AB80];[.AD80];[.AF80];[.AH80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tompwijk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81];[.E81];[.G81];[.I81];[.K81];[.M81];[.O81];[.Q81];[.S81];[.U81];[.W81];[.Y81];[.AA81];[.AC81];[.AE81];[.AG81])" ns41:value-type="float" table:style-name="TL Data" office:value-type="float" office:value="6">
            <text:p>6</text:p>
          </table:table-cell>
          <table:table-cell table:formula="of:=SUM([.D81];[.F81];[.H81];[.J81];[.L81];[.N81];[.P81];[.R81];[.T81];[.V81];[.X81];[.Z81];[.AB81];[.AD81];[.AF81];[.AH81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Strijen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2"/>
          <table:table-cell table:formula="of:=SUM([.C82];[.E82];[.G82];[.I82];[.K82];[.M82];[.O82];[.Q82];[.S82];[.U82];[.W82];[.Y82];[.AA82];[.AC82];[.AE82];[.AG82])" ns41:value-type="float" table:style-name="TL Data" office:value-type="float" office:value="17">
            <text:p>17</text:p>
          </table:table-cell>
          <table:table-cell table:formula="of:=SUM([.D82];[.F82];[.H82];[.J82];[.L82];[.N82];[.P82];[.R82];[.T82];[.V82];[.X82];[.Z82];[.AB82];[.AD82];[.AF82];[.AH82])" ns41:value-type="float" table:style-name="TL Data" office:value-type="float" office:value="17">
            <text:p>1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Tonge (Nieuwe)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83];[.E83];[.G83];[.I83];[.K83];[.M83];[.O83];[.Q83];[.S83];[.U83];[.W83];[.Y83];[.AA83];[.AC83];[.AE83];[.AG83])" ns41:value-type="float" table:style-name="TL Data" office:value-type="float" office:value="2">
            <text:p>2</text:p>
          </table:table-cell>
          <table:table-cell table:formula="of:=SUM([.D83];[.F83];[.H83];[.J83];[.L83];[.N83];[.P83];[.R83];[.T83];[.V83];[.X83];[.Z83];[.AB83];[.AD83];[.AF83];[.AH83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Vlaardingen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C84];[.E84];[.G84];[.I84];[.K84];[.M84];[.O84];[.Q84];[.S84];[.U84];[.W84];[.Y84];[.AA84];[.AC84];[.AE84];[.AG84])" ns41:value-type="float" table:style-name="TL Data" office:value-type="float" office:value="4">
            <text:p>4</text:p>
          </table:table-cell>
          <table:table-cell table:formula="of:=SUM([.D84];[.F84];[.H84];[.J84];[.L84];[.N84];[.P84];[.R84];[.T84];[.V84];[.X84];[.Z84];[.AB84];[.AD84];[.AF84];[.AH84])" ns41:value-type="float" table:style-name="TL Data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Voorburg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85];[.E85];[.G85];[.I85];[.K85];[.M85];[.O85];[.Q85];[.S85];[.U85];[.W85];[.Y85];[.AA85];[.AC85];[.AE85];[.AG85])" ns41:value-type="float" table:style-name="TL Data" office:value-type="float" office:value="5">
            <text:p>5</text:p>
          </table:table-cell>
          <table:table-cell table:formula="of:=SUM([.D85];[.F85];[.H85];[.J85];[.L85];[.N85];[.P85];[.R85];[.T85];[.V85];[.X85];[.Z85];[.AB85];[.AD85];[.AF85];[.AH85])" ns41:value-type="float" table:style-name="TL Data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Voorschote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86];[.E86];[.G86];[.I86];[.K86];[.M86];[.O86];[.Q86];[.S86];[.U86];[.W86];[.Y86];[.AA86];[.AC86];[.AE86];[.AG86])" ns41:value-type="float" table:style-name="TL Data" office:value-type="float" office:value="7">
            <text:p>7</text:p>
          </table:table-cell>
          <table:table-cell table:formula="of:=SUM([.D86];[.F86];[.H86];[.J86];[.L86];[.N86];[.P86];[.R86];[.T86];[.V86];[.X86];[.Z86];[.AB86];[.AD86];[.AF86];[.AH86])" ns41:value-type="float" table:style-name="TL Data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Vrijenba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87];[.E87];[.G87];[.I87];[.K87];[.M87];[.O87];[.Q87];[.S87];[.U87];[.W87];[.Y87];[.AA87];[.AC87];[.AE87];[.AG87])" ns41:value-type="float" table:style-name="TL Data" office:value-type="float" office:value="12">
            <text:p>12</text:p>
          </table:table-cell>
          <table:table-cell table:formula="of:=SUM([.D87];[.F87];[.H87];[.J87];[.L87];[.N87];[.P87];[.R87];[.T87];[.V87];[.X87];[.Z87];[.AB87];[.AD87];[.AF87];[.AH87])" ns41:value-type="float" table:style-name="TL Data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Wassenaar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88];[.E88];[.G88];[.I88];[.K88];[.M88];[.O88];[.Q88];[.S88];[.U88];[.W88];[.Y88];[.AA88];[.AC88];[.AE88];[.AG88])" ns41:value-type="float" table:style-name="TL Data" office:value-type="float" office:value="1">
            <text:p>1</text:p>
          </table:table-cell>
          <table:table-cell table:formula="of:=SUM([.D88];[.F88];[.H88];[.J88];[.L88];[.N88];[.P88];[.R88];[.T88];[.V88];[.X88];[.Z88];[.AB88];[.AD88];[.AF88];[.AH88])" ns41:value-type="float" table:style-name="TL Data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Woerden</text:p>
          </table:table-cell>
          <table:table-cell/>
          <table:table-cell table:style-name="TL Data"/>
          <table:table-cell table:style-name="TL Data" table:number-columns-repeated="27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89];[.E89];[.G89];[.I89];[.K89];[.M89];[.O89];[.Q89];[.S89];[.U89];[.W89];[.Y89];[.AA89];[.AC89];[.AE89];[.AG89])" ns41:value-type="float" table:style-name="TL Data" office:value-type="float" office:value="2">
            <text:p>2</text:p>
          </table:table-cell>
          <table:table-cell table:formula="of:=SUM([.D89];[.F89];[.H89];[.J89];[.L89];[.N89];[.P89];[.R89];[.T89];[.V89];[.X89];[.Z89];[.AB89];[.AD89];[.AF89];[.AH89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Woubrugg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90];[.E90];[.G90];[.I90];[.K90];[.M90];[.O90];[.Q90];[.S90];[.U90];[.W90];[.Y90];[.AA90];[.AC90];[.AE90];[.AG90])" ns41:value-type="float" table:style-name="TL Data" office:value-type="float" office:value="2">
            <text:p>2</text:p>
          </table:table-cell>
          <table:table-cell table:formula="of:=SUM([.D90];[.F90];[.H90];[.J90];[.L90];[.N90];[.P90];[.R90];[.T90];[.V90];[.X90];[.Z90];[.AB90];[.AD90];[.AF90];[.AH90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Zegwaar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91];[.E91];[.G91];[.I91];[.K91];[.M91];[.O91];[.Q91];[.S91];[.U91];[.W91];[.Y91];[.AA91];[.AC91];[.AE91];[.AG91])" ns41:value-type="float" table:style-name="TL Data" office:value-type="float" office:value="5">
            <text:p>5</text:p>
          </table:table-cell>
          <table:table-cell table:formula="of:=SUM([.D91];[.F91];[.H91];[.J91];[.L91];[.N91];[.P91];[.R91];[.T91];[.V91];[.X91];[.Z91];[.AB91];[.AD91];[.AF91];[.AH91])" ns41:value-type="float" table:style-name="TL Data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Zevenhuizen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2];[.E92];[.G92];[.I92];[.K92];[.M92];[.O92];[.Q92];[.S92];[.U92];[.W92];[.Y92];[.AA92];[.AC92];[.AE92];[.AG92])" ns41:value-type="float" table:style-name="TL Data" office:value-type="float" office:value="3">
            <text:p>3</text:p>
          </table:table-cell>
          <table:table-cell table:formula="of:=SUM([.D92];[.F92];[.H92];[.J92];[.L92];[.N92];[.P92];[.R92];[.T92];[.V92];[.X92];[.Z92];[.AB92];[.AD92];[.AF92];[.AH92])" ns41:value-type="float" table:style-name="TL Data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Zoeterwoude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93];[.E93];[.G93];[.I93];[.K93];[.M93];[.O93];[.Q93];[.S93];[.U93];[.W93];[.Y93];[.AA93];[.AC93];[.AE93];[.AG93])" ns41:value-type="float" table:style-name="TL Data" office:value-type="float" office:value="4">
            <text:p>4</text:p>
          </table:table-cell>
          <table:table-cell table:formula="of:=SUM([.D93];[.F93];[.H93];[.J93];[.L93];[.N93];[.P93];[.R93];[.T93];[.V93];[.X93];[.Z93];[.AB93];[.AD93];[.AF93];[.AH93])" ns41:value-type="float" table:style-name="TL Data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Zwammerdam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C94];[.E94];[.G94];[.I94];[.K94];[.M94];[.O94];[.Q94];[.S94];[.U94];[.W94];[.Y94];[.AA94];[.AC94];[.AE94];[.AG94])" ns41:value-type="float" table:style-name="TL Data" office:value-type="float" office:value="11">
            <text:p>11</text:p>
          </table:table-cell>
          <table:table-cell table:formula="of:=SUM([.D94];[.F94];[.H94];[.J94];[.L94];[.N94];[.P94];[.R94];[.T94];[.V94];[.X94];[.Z94];[.AB94];[.AD94];[.AF94];[.AH94])" ns41:value-type="float" table:style-name="TL Data" office:value-type="float" office:value="8">
            <text:p>8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Zwijndrech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C95];[.E95];[.G95];[.I95];[.K95];[.M95];[.O95];[.Q95];[.S95];[.U95];[.W95];[.Y95];[.AA95];[.AC95];[.AE95];[.AG95])" ns41:value-type="float" table:style-name="TL Data" office:value-type="float" office:value="6">
            <text:p>6</text:p>
          </table:table-cell>
          <table:table-cell table:formula="of:=SUM([.D95];[.F95];[.H95];[.J95];[.L95];[.N95];[.P95];[.R95];[.T95];[.V95];[.X95];[.Z95];[.AB95];[.AD95];[.AF95];[.AH95])" ns41:value-type="float" table:style-name="TL Data" office:value-type="float" office:value="8">
            <text:p>8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7:.C95])" ns41:value-type="float" table:style-name="TL Data" office:value-type="float" office:value="6">
            <text:p>6</text:p>
          </table:table-cell>
          <table:table-cell table:formula="of:=SUM([.D17:.D95])" ns41:value-type="float" table:style-name="TL Data" office:value-type="float" office:value="4">
            <text:p>4</text:p>
          </table:table-cell>
          <table:table-cell table:formula="of:=SUM([.E17:.E95])" ns41:value-type="float" table:style-name="TL Data" office:value-type="float" office:value="4">
            <text:p>4</text:p>
          </table:table-cell>
          <table:table-cell table:formula="of:=SUM([.F17:.F95])" ns41:value-type="float" table:style-name="TL Data" office:value-type="float" office:value="16">
            <text:p>16</text:p>
          </table:table-cell>
          <table:table-cell table:formula="of:=SUM([.G17:.G95])" ns41:value-type="float" table:style-name="TL Data" office:value-type="float" office:value="3">
            <text:p>3</text:p>
          </table:table-cell>
          <table:table-cell table:formula="of:=SUM([.H17:.H95])" ns41:value-type="float" table:style-name="TL Data" office:value-type="float" office:value="1">
            <text:p>1</text:p>
          </table:table-cell>
          <table:table-cell table:formula="of:=SUM([.I17:.I95])" ns41:value-type="float" table:style-name="TL Data" office:value-type="float" office:value="0">
            <text:p>0</text:p>
          </table:table-cell>
          <table:table-cell table:formula="of:=SUM([.J17:.J95])" ns41:value-type="float" table:style-name="TL Data" office:value-type="float" office:value="0">
            <text:p>0</text:p>
          </table:table-cell>
          <table:table-cell table:formula="of:=SUM([.K17:.K95])" ns41:value-type="float" table:style-name="TL Data" office:value-type="float" office:value="17">
            <text:p>17</text:p>
          </table:table-cell>
          <table:table-cell table:formula="of:=SUM([.L17:.L95])" ns41:value-type="float" table:style-name="TL Data" office:value-type="float" office:value="19">
            <text:p>19</text:p>
          </table:table-cell>
          <table:table-cell table:formula="of:=SUM([.M17:.M95])" ns41:value-type="float" table:style-name="TL Data" office:value-type="float" office:value="0">
            <text:p>0</text:p>
          </table:table-cell>
          <table:table-cell table:formula="of:=SUM([.N17:.N95])" ns41:value-type="float" table:style-name="TL Data" office:value-type="float" office:value="0">
            <text:p>0</text:p>
          </table:table-cell>
          <table:table-cell table:formula="of:=SUM([.O17:.O95])" ns41:value-type="float" table:style-name="TL Data" office:value-type="float" office:value="1">
            <text:p>1</text:p>
          </table:table-cell>
          <table:table-cell table:formula="of:=SUM([.P17:.P95])" ns41:value-type="float" table:style-name="TL Data" office:value-type="float" office:value="1">
            <text:p>1</text:p>
          </table:table-cell>
          <table:table-cell table:formula="of:=SUM([.Q17:.Q95])" ns41:value-type="float" table:style-name="TL Data" office:value-type="float" office:value="0">
            <text:p>0</text:p>
          </table:table-cell>
          <table:table-cell table:formula="of:=SUM([.R17:.R95])" ns41:value-type="float" table:style-name="TL Data" office:value-type="float" office:value="0">
            <text:p>0</text:p>
          </table:table-cell>
          <table:table-cell table:formula="of:=SUM([.S17:.S95])" ns41:value-type="float" table:style-name="TL Data" office:value-type="float" office:value="0">
            <text:p>0</text:p>
          </table:table-cell>
          <table:table-cell table:formula="of:=SUM([.T17:.T95])" ns41:value-type="float" table:style-name="TL Data" office:value-type="float" office:value="0">
            <text:p>0</text:p>
          </table:table-cell>
          <table:table-cell table:formula="of:=SUM([.U17:.U95])" ns41:value-type="float" table:style-name="TL Data" office:value-type="float" office:value="0">
            <text:p>0</text:p>
          </table:table-cell>
          <table:table-cell table:formula="of:=SUM([.V17:.V95])" ns41:value-type="float" table:style-name="TL Data" office:value-type="float" office:value="0">
            <text:p>0</text:p>
          </table:table-cell>
          <table:table-cell table:formula="of:=SUM([.W17:.W95])" ns41:value-type="float" table:style-name="TL Data" office:value-type="float" office:value="0">
            <text:p>0</text:p>
          </table:table-cell>
          <table:table-cell table:formula="of:=SUM([.X17:.X95])" ns41:value-type="float" table:style-name="TL Data" office:value-type="float" office:value="3">
            <text:p>3</text:p>
          </table:table-cell>
          <table:table-cell table:formula="of:=SUM([.Y17:.Y95])" ns41:value-type="float" table:style-name="TL Data" office:value-type="float" office:value="0">
            <text:p>0</text:p>
          </table:table-cell>
          <table:table-cell table:formula="of:=SUM([.Z17:.Z95])" ns41:value-type="float" table:style-name="TL Data" office:value-type="float" office:value="0">
            <text:p>0</text:p>
          </table:table-cell>
          <table:table-cell table:formula="of:=SUM([.AA17:.AA95])" ns41:value-type="float" table:style-name="TL Data" office:value-type="float" office:value="0">
            <text:p>0</text:p>
          </table:table-cell>
          <table:table-cell table:formula="of:=SUM([.AB17:.AB95])" ns41:value-type="float" table:style-name="TL Data" office:value-type="float" office:value="0">
            <text:p>0</text:p>
          </table:table-cell>
          <table:table-cell table:formula="of:=SUM([.AC17:.AC95])" ns41:value-type="float" table:style-name="TL Data" office:value-type="float" office:value="0">
            <text:p>0</text:p>
          </table:table-cell>
          <table:table-cell table:formula="of:=SUM([.AD17:.AD95])" ns41:value-type="float" table:style-name="TL Data" office:value-type="float" office:value="2">
            <text:p>2</text:p>
          </table:table-cell>
          <table:table-cell table:formula="of:=SUM([.AE17:.AE95])" ns41:value-type="float" table:style-name="TL Data" office:value-type="float" office:value="355">
            <text:p>355</text:p>
          </table:table-cell>
          <table:table-cell table:formula="of:=SUM([.AF17:.AF95])" ns41:value-type="float" table:style-name="TL Data" office:value-type="float" office:value="291">
            <text:p>291</text:p>
          </table:table-cell>
          <table:table-cell table:formula="of:=SUM([.AG17:.AG95])" ns41:value-type="float" table:style-name="TL Data" office:value-type="float" office:value="22">
            <text:p>22</text:p>
          </table:table-cell>
          <table:table-cell table:formula="of:=SUM([.AH17:.AH95])" ns41:value-type="float" table:style-name="TL Data" office:value-type="float" office:value="27">
            <text:p>27</text:p>
          </table:table-cell>
          <table:table-cell table:formula="of:=SUM([.AI17:.AI95])" ns41:value-type="float" table:style-name="TL Data" office:value-type="float" office:value="408">
            <text:p>408</text:p>
          </table:table-cell>
          <table:table-cell table:formula="of:=SUM([.AJ17:.AJ95])" ns41:value-type="float" table:style-name="TL Data" office:value-type="float" office:value="364">
            <text:p>36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6];[.C96])" ns41:value-type="float" table:style-name="TL Data" office:value-type="float" office:value="30">
            <text:p>30</text:p>
          </table:table-cell>
          <table:table-cell table:formula="of:=SUM([.D16];[.D96])" ns41:value-type="float" table:style-name="TL Data" office:value-type="float" office:value="46">
            <text:p>46</text:p>
          </table:table-cell>
          <table:table-cell table:formula="of:=SUM([.E16];[.E96])" ns41:value-type="float" table:style-name="TL Data" office:value-type="float" office:value="64">
            <text:p>64</text:p>
          </table:table-cell>
          <table:table-cell table:formula="of:=SUM([.F16];[.F96])" ns41:value-type="float" table:style-name="TL Data" office:value-type="float" office:value="102">
            <text:p>102</text:p>
          </table:table-cell>
          <table:table-cell table:formula="of:=SUM([.G16];[.G96])" ns41:value-type="float" table:style-name="TL Data" office:value-type="float" office:value="44">
            <text:p>44</text:p>
          </table:table-cell>
          <table:table-cell table:formula="of:=SUM([.H16];[.H96])" ns41:value-type="float" table:style-name="TL Data" office:value-type="float" office:value="45">
            <text:p>45</text:p>
          </table:table-cell>
          <table:table-cell table:formula="of:=SUM([.I16];[.I96])" ns41:value-type="float" table:style-name="TL Data" office:value-type="float" office:value="50">
            <text:p>50</text:p>
          </table:table-cell>
          <table:table-cell table:formula="of:=SUM([.J16];[.J96])" ns41:value-type="float" table:style-name="TL Data" office:value-type="float" office:value="50">
            <text:p>50</text:p>
          </table:table-cell>
          <table:table-cell table:formula="of:=SUM([.K16];[.K96])" ns41:value-type="float" table:style-name="TL Data" office:value-type="float" office:value="117">
            <text:p>117</text:p>
          </table:table-cell>
          <table:table-cell table:formula="of:=SUM([.L16];[.L96])" ns41:value-type="float" table:style-name="TL Data" office:value-type="float" office:value="153">
            <text:p>153</text:p>
          </table:table-cell>
          <table:table-cell table:formula="of:=SUM([.M16];[.M96])" ns41:value-type="float" table:style-name="TL Data" office:value-type="float" office:value="11">
            <text:p>11</text:p>
          </table:table-cell>
          <table:table-cell table:formula="of:=SUM([.N16];[.N96])" ns41:value-type="float" table:style-name="TL Data" office:value-type="float" office:value="17">
            <text:p>17</text:p>
          </table:table-cell>
          <table:table-cell table:formula="of:=SUM([.O16];[.O96])" ns41:value-type="float" table:style-name="TL Data" office:value-type="float" office:value="5">
            <text:p>5</text:p>
          </table:table-cell>
          <table:table-cell table:formula="of:=SUM([.P16];[.P96])" ns41:value-type="float" table:style-name="TL Data" office:value-type="float" office:value="9">
            <text:p>9</text:p>
          </table:table-cell>
          <table:table-cell table:formula="of:=SUM([.Q16];[.Q96])" ns41:value-type="float" table:style-name="TL Data" office:value-type="float" office:value="1">
            <text:p>1</text:p>
          </table:table-cell>
          <table:table-cell table:formula="of:=SUM([.R16];[.R96])" ns41:value-type="float" table:style-name="TL Data" office:value-type="float" office:value="2">
            <text:p>2</text:p>
          </table:table-cell>
          <table:table-cell table:formula="of:=SUM([.S16];[.S96])" ns41:value-type="float" table:style-name="TL Data" office:value-type="float" office:value="0">
            <text:p>0</text:p>
          </table:table-cell>
          <table:table-cell table:formula="of:=SUM([.T16];[.T96])" ns41:value-type="float" table:style-name="TL Data" office:value-type="float" office:value="3">
            <text:p>3</text:p>
          </table:table-cell>
          <table:table-cell table:formula="of:=SUM([.U16];[.U96])" ns41:value-type="float" table:style-name="TL Data" office:value-type="float" office:value="2">
            <text:p>2</text:p>
          </table:table-cell>
          <table:table-cell table:formula="of:=SUM([.V16];[.V96])" ns41:value-type="float" table:style-name="TL Data" office:value-type="float" office:value="2">
            <text:p>2</text:p>
          </table:table-cell>
          <table:table-cell table:formula="of:=SUM([.W16];[.W96])" ns41:value-type="float" table:style-name="TL Data" office:value-type="float" office:value="1">
            <text:p>1</text:p>
          </table:table-cell>
          <table:table-cell table:formula="of:=SUM([.X16];[.X96])" ns41:value-type="float" table:style-name="TL Data" office:value-type="float" office:value="4">
            <text:p>4</text:p>
          </table:table-cell>
          <table:table-cell table:formula="of:=SUM([.Y16];[.Y96])" ns41:value-type="float" table:style-name="TL Data" office:value-type="float" office:value="2">
            <text:p>2</text:p>
          </table:table-cell>
          <table:table-cell table:formula="of:=SUM([.Z16];[.Z96])" ns41:value-type="float" table:style-name="TL Data" office:value-type="float" office:value="1">
            <text:p>1</text:p>
          </table:table-cell>
          <table:table-cell table:formula="of:=SUM([.AA16];[.AA96])" ns41:value-type="float" table:style-name="TL Data" office:value-type="float" office:value="11">
            <text:p>11</text:p>
          </table:table-cell>
          <table:table-cell table:formula="of:=SUM([.AB16];[.AB96])" ns41:value-type="float" table:style-name="TL Data" office:value-type="float" office:value="7">
            <text:p>7</text:p>
          </table:table-cell>
          <table:table-cell table:formula="of:=SUM([.AC16];[.AC96])" ns41:value-type="float" table:style-name="TL Data" office:value-type="float" office:value="3">
            <text:p>3</text:p>
          </table:table-cell>
          <table:table-cell table:formula="of:=SUM([.AD16];[.AD96])" ns41:value-type="float" table:style-name="TL Data" office:value-type="float" office:value="17">
            <text:p>17</text:p>
          </table:table-cell>
          <table:table-cell table:formula="of:=SUM([.AE16];[.AE96])" ns41:value-type="float" table:style-name="TL Data" office:value-type="float" office:value="1248">
            <text:p>1248</text:p>
          </table:table-cell>
          <table:table-cell table:formula="of:=SUM([.AF16];[.AF96])" ns41:value-type="float" table:style-name="TL Data" office:value-type="float" office:value="918">
            <text:p>918</text:p>
          </table:table-cell>
          <table:table-cell table:formula="of:=SUM([.AG16];[.AG96])" ns41:value-type="float" table:style-name="TL Data" office:value-type="float" office:value="116">
            <text:p>116</text:p>
          </table:table-cell>
          <table:table-cell table:formula="of:=SUM([.AH16];[.AH96])" ns41:value-type="float" table:style-name="TL Data" office:value-type="float" office:value="106">
            <text:p>106</text:p>
          </table:table-cell>
          <table:table-cell table:formula="of:=SUM([.AI16];[.AI96])" ns41:value-type="float" table:style-name="TL Data" office:value-type="float" office:value="1705">
            <text:p>1705</text:p>
          </table:table-cell>
          <table:table-cell table:formula="of:=SUM([.AJ16];[.AJ96])" ns41:value-type="float" table:style-name="TL Data" office:value-type="float" office:value="1482">
            <text:p>1482</text:p>
          </table:table-cell>
          <table:table-cell ns41:value-type="string" table:style-name="ce64" office:value-type="string">
            <text:p>VT</text:p>
          </table:table-cell>
          <table:table-cell ns41:value-type="string" table:style-name="ce64" office:value-type="string">
            <text:p>1879_08_H5</text:p>
          </table:table-cell>
          <table:table-cell ns41:value-type="float" table:style-name="ce68" office:value="310" office:value-type="float">
            <text:p>310</text:p>
          </table:table-cell>
          <table:table-cell ns41:value-type="float" table:style-name="ce68" office:value="311" office:value-type="float">
            <text:p>311</text:p>
          </table:table-cell>
          <table:table-cell ns41:value-type="string" table:style-name="ce64" office:value-type="string">
            <text:p>ZH</text:p>
          </table:table-cell>
          <table:table-cell ns41:value-type="string" table:style-name="ce75" office:value-type="string">
            <text:p>35_0326</text:p>
          </table:table-cell>
          <table:table-cell table:number-columns-repeated="982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style-name="ce12" table:number-columns-repeated="36"/>
          <table:table-cell table:number-columns-repeated="98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holland1" style:page-layout-name="Mpm3" style:display-name="PageStyle_Zuidholland1">
      <style:header style:display="false"/>
      <style:header-left style:display="false"/>
      <style:footer style:display="false"/>
      <style:footer-left style:display="false"/>
    </style:master-page>
    <style:master-page style:name="PageStyle_5f_Zuidholland2" style:page-layout-name="Mpm4" style:display-name="PageStyle_Zuidhol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17</meta:creation-date>
    <dc:creator>Yamit</dc:creator>
    <dc:date>2004-08-30T15:03:37</dc:date>
    <meta:document-statistic meta:object-count="0" meta:cell-count="4995" meta:table-count="2"/>
    <meta:generator>ODFPY/1.3.0dev</meta:generator>
  </office:meta>
</office:document-meta>
</file>